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3.704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3.364cm"/>
    </style:style>
    <style:style style:name="co13" style:family="table-column">
      <style:table-column-properties fo:break-before="auto" style:column-width="2.281cm"/>
    </style:style>
    <style:style style:name="co14" style:family="table-column">
      <style:table-column-properties fo:break-before="auto" style:column-width="7.3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8.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e181e"/>
      <style:text-properties style:use-window-font-color="true"/>
    </style:style>
    <style:style style:name="ce3" style:family="table-cell" style:parent-style-name="Default">
      <style:table-cell-properties fo:background-color="#ce181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Charli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Min_index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C1 Port</text:p>
          </table:table-cell>
          <table:table-cell office:value-type="string" calcext:value-type="string">
            <text:p>C1 Pin</text:p>
          </table:table-cell>
          <table:table-cell office:value-type="string" calcext:value-type="string">
            <text:p>C2 Port</text:p>
          </table:table-cell>
          <table:table-cell office:value-type="string" calcext:value-type="string">
            <text:p>C2 Pin</text:p>
          </table:table-cell>
          <table:table-cell office:value-type="string" calcext:value-type="string">
            <text:p>C3 Port</text:p>
          </table:table-cell>
          <table:table-cell office:value-type="string" calcext:value-type="string">
            <text:p>C3 Pin</text:p>
          </table:table-cell>
          <table:table-cell office:value-type="string" calcext:value-type="string">
            <text:p>C4 Port</text:p>
          </table:table-cell>
          <table:table-cell office:value-type="string" calcext:value-type="string">
            <text:p>C4 Pin</text:p>
          </table:table-cell>
          <table:table-cell office:value-type="string" calcext:value-type="string">
            <text:p>GPIOA_ModeR</text:p>
          </table:table-cell>
          <table:table-cell table:style-name="ce14" office:value-type="string" calcext:value-type="string">
            <text:p>GPIOB_ModeR</text:p>
          </table:table-cell>
          <table:table-cell table:style-name="ce14" office:value-type="string" calcext:value-type="string">
            <text:p>GPIOA_ModeR Hex</text:p>
          </table:table-cell>
          <table:table-cell table:style-name="ce14" office:value-type="string" calcext:value-type="string">
            <text:p>GPIOB_ModeR Hex</text:p>
          </table:table-cell>
          <table:table-cell office:value-type="string" calcext:value-type="string">
            <text:p>GPIOA_ODR</text:p>
          </table:table-cell>
          <table:table-cell office:value-type="string" calcext:value-type="string">
            <text:p>GPIOB_ODR</text:p>
          </table:table-cell>
          <table:table-cell office:value-type="string" calcext:value-type="string">
            <text:p>GPIOA_ODR</text:p>
          </table:table-cell>
          <table:table-cell office:value-type="string" calcext:value-type="string">
            <text:p>GPIOB_ODR Hex</text:p>
          </table:table-cell>
          <table:table-cell office:value-type="string" calcext:value-type="string">
            <text:p>const uint32_t GPIOA_MODER_Minutes[]={</text:p>
          </table:table-cell>
          <table:table-cell office:value-type="string" calcext:value-type="string">
            <text:p>const uint32_t GPIOB_MODER_Minutes[]={</text:p>
          </table:table-cell>
          <table:table-cell office:value-type="string" calcext:value-type="string">
            <text:p>const uint32_t GPIOA_MODER_Hours[]={</text:p>
          </table:table-cell>
          <table:table-cell office:value-type="string" calcext:value-type="string">
            <text:p>const uint32_t GPIOB_MODER_Hours[]={</text:p>
          </table:table-cell>
          <table:table-cell office:value-type="string" calcext:value-type="string">
            <text:p>const uint16_t GPIOA_ODR_Minutes[]={</text:p>
          </table:table-cell>
          <table:table-cell office:value-type="string" calcext:value-type="string">
            <text:p>const uint16_t GPIOB_ODR_Minutes[]={</text:p>
          </table:table-cell>
          <table:table-cell office:value-type="string" calcext:value-type="string">
            <text:p>const uint16_t GPIOA_ODR_Hours[]={</text:p>
          </table:table-cell>
          <table:table-cell office:value-type="string" calcext:value-type="string">
            <text:p>const uint16_t GPIOB_ODR_Hours[]={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H3]/2" office:value-type="float" office:value="28" calcext:value-type="float">
            <text:p>2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3]=&quot;A&quot;;IF([.C3]=&quot;&quot;;0;2*4^[.L3]);0)-IF([.M3]=&quot;A&quot;;IF([.D3]=&quot;&quot;;0;2*4^[.N3]);0)-IF([.O3]=&quot;A&quot;;IF([.E3]=&quot;&quot;;0;2*4^[.P3]);0)-IF([.Q3]=&quot;A&quot;;IF([.F3]=&quot;&quot;;0;2*4^[.R3]);0)" office:value-type="float" office:value="4294959103" calcext:value-type="float">
            <text:p>4294959103</text:p>
          </table:table-cell>
          <table:table-cell table:formula="of:=2^32-1-IF([.K3]=&quot;B&quot;;IF([.C3]=&quot;&quot;;0;2*4^[.L3]);0)-IF([.M3]=&quot;B&quot;;IF([.D3]=&quot;&quot;;0;2*4^[.N3]);0)-IF([.O3]=&quot;B&quot;;IF([.E3]=&quot;&quot;;0;2*4^[.P3]);0)-IF([.Q3]=&quot;B&quot;;IF([.F3]=&quot;&quot;;0;2*4^[.R3]);0)" office:value-type="float" office:value="4294967293" calcext:value-type="float">
            <text:p>4294967293</text:p>
          </table:table-cell>
          <table:table-cell table:formula="of:=COM.MICROSOFT.CONCAT(&quot;0x&quot;;DEC2HEX([.S3]))" office:value-type="string" office:string-value="0xFFFFDFFF" calcext:value-type="string">
            <text:p>0xFFFFDFFF</text:p>
          </table:table-cell>
          <table:table-cell table:formula="of:=COM.MICROSOFT.CONCAT(&quot;0x&quot;;DEC2HEX([.T3]))" office:value-type="string" office:string-value="0xFFFFFFFD" calcext:value-type="string">
            <text:p>0xFFFFFFFD</text:p>
          </table:table-cell>
          <table:table-cell table:formula="of:=0+IF([.K3]=&quot;A&quot;;[.C3]*2^[.L3])+IF([.M3]=&quot;A&quot;;[.D3]*2^[.N3])+IF([.O3]=&quot;A&quot;;[.E3]*2^[.P3])+IF([.Q3]=&quot;A&quot;;[.F3]*2^[.R3])" office:value-type="float" office:value="0" calcext:value-type="float">
            <text:p>0</text:p>
          </table:table-cell>
          <table:table-cell table:formula="of:=0+IF([.K3]=&quot;B&quot;;[.C3]*2^[.L3])+IF([.M3]=&quot;B&quot;;[.D3]*2^[.N3])+IF([.O3]=&quot;B&quot;;[.E3]*2^[.P3])+IF([.Q3]=&quot;B&quot;;[.F3]*2^[.R3])" office:value-type="float" office:value="1" calcext:value-type="float">
            <text:p>1</text:p>
          </table:table-cell>
          <table:table-cell table:formula="of:=COM.MICROSOFT.CONCAT(&quot;0x&quot;;DEC2HEX([.W3]))" office:value-type="string" office:string-value="0x0" calcext:value-type="string">
            <text:p>0x0</text:p>
          </table:table-cell>
          <table:table-cell table:formula="of:=COM.MICROSOFT.CONCAT(&quot;0x&quot;;DEC2HEX([.X3]))" office:value-type="string" office:string-value="0x1" calcext:value-type="string">
            <text:p>0x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H4]/2" office:value-type="float" office:value="29" calcext:value-type="float">
            <text:p>2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4]=&quot;A&quot;;IF([.C4]=&quot;&quot;;0;2*4^[.L4]);0)-IF([.M4]=&quot;A&quot;;IF([.D4]=&quot;&quot;;0;2*4^[.N4]);0)-IF([.O4]=&quot;A&quot;;IF([.E4]=&quot;&quot;;0;2*4^[.P4]);0)-IF([.Q4]=&quot;A&quot;;IF([.F4]=&quot;&quot;;0;2*4^[.R4]);0)" office:value-type="float" office:value="4294959103" calcext:value-type="float">
            <text:p>4294959103</text:p>
          </table:table-cell>
          <table:table-cell table:formula="of:=2^32-1-IF([.K4]=&quot;B&quot;;IF([.C4]=&quot;&quot;;0;2*4^[.L4]);0)-IF([.M4]=&quot;B&quot;;IF([.D4]=&quot;&quot;;0;2*4^[.N4]);0)-IF([.O4]=&quot;B&quot;;IF([.E4]=&quot;&quot;;0;2*4^[.P4]);0)-IF([.Q4]=&quot;B&quot;;IF([.F4]=&quot;&quot;;0;2*4^[.R4]);0)" office:value-type="float" office:value="4294967293" calcext:value-type="float">
            <text:p>4294967293</text:p>
          </table:table-cell>
          <table:table-cell table:formula="of:=COM.MICROSOFT.CONCAT(&quot;0x&quot;;DEC2HEX([.S4]))" office:value-type="string" office:string-value="0xFFFFDFFF" calcext:value-type="string">
            <text:p>0xFFFFDFFF</text:p>
          </table:table-cell>
          <table:table-cell table:formula="of:=COM.MICROSOFT.CONCAT(&quot;0x&quot;;DEC2HEX([.T4]))" office:value-type="string" office:string-value="0xFFFFFFFD" calcext:value-type="string">
            <text:p>0xFFFFFFFD</text:p>
          </table:table-cell>
          <table:table-cell table:formula="of:=0+IF([.K4]=&quot;A&quot;;[.C4]*2^[.L4])+IF([.M4]=&quot;A&quot;;[.D4]*2^[.N4])+IF([.O4]=&quot;A&quot;;[.E4]*2^[.P4])+IF([.Q4]=&quot;A&quot;;[.F4]*2^[.R4])" office:value-type="float" office:value="64" calcext:value-type="float">
            <text:p>64</text:p>
          </table:table-cell>
          <table:table-cell table:formula="of:=0+IF([.K4]=&quot;B&quot;;[.C4]*2^[.L4])+IF([.M4]=&quot;B&quot;;[.D4]*2^[.N4])+IF([.O4]=&quot;B&quot;;[.E4]*2^[.P4])+IF([.Q4]=&quot;B&quot;;[.F4]*2^[.R4])" office:value-type="float" office:value="0" calcext:value-type="float">
            <text:p>0</text:p>
          </table:table-cell>
          <table:table-cell table:formula="of:=COM.MICROSOFT.CONCAT(&quot;0x&quot;;DEC2HEX([.W4]))" office:value-type="string" office:string-value="0x40" calcext:value-type="string">
            <text:p>0x40</text:p>
          </table:table-cell>
          <table:table-cell table:formula="of:=COM.MICROSOFT.CONCAT(&quot;0x&quot;;DEC2HEX([.X4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5]/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5]=&quot;A&quot;;IF([.C5]=&quot;&quot;;0;2*4^[.L5]);0)-IF([.M5]=&quot;A&quot;;IF([.D5]=&quot;&quot;;0;2*4^[.N5]);0)-IF([.O5]=&quot;A&quot;;IF([.E5]=&quot;&quot;;0;2*4^[.P5]);0)-IF([.Q5]=&quot;A&quot;;IF([.F5]=&quot;&quot;;0;2*4^[.R5]);0)" office:value-type="float" office:value="4294926335" calcext:value-type="float">
            <text:p>4294926335</text:p>
          </table:table-cell>
          <table:table-cell table:formula="of:=2^32-1-IF([.K5]=&quot;B&quot;;IF([.C5]=&quot;&quot;;0;2*4^[.L5]);0)-IF([.M5]=&quot;B&quot;;IF([.D5]=&quot;&quot;;0;2*4^[.N5]);0)-IF([.O5]=&quot;B&quot;;IF([.E5]=&quot;&quot;;0;2*4^[.P5]);0)-IF([.Q5]=&quot;B&quot;;IF([.F5]=&quot;&quot;;0;2*4^[.R5]);0)" office:value-type="float" office:value="4294967295" calcext:value-type="float">
            <text:p>4294967295</text:p>
          </table:table-cell>
          <table:table-cell table:formula="of:=COM.MICROSOFT.CONCAT(&quot;0x&quot;;DEC2HEX([.S5]))" office:value-type="string" office:string-value="0xFFFF5FFF" calcext:value-type="string">
            <text:p>0xFFFF5FFF</text:p>
          </table:table-cell>
          <table:table-cell table:formula="of:=COM.MICROSOFT.CONCAT(&quot;0x&quot;;DEC2HEX([.T5]))" office:value-type="string" office:string-value="0xFFFFFFFF" calcext:value-type="string">
            <text:p>0xFFFFFFFF</text:p>
          </table:table-cell>
          <table:table-cell table:formula="of:=0+IF([.K5]=&quot;A&quot;;[.C5]*2^[.L5])+IF([.M5]=&quot;A&quot;;[.D5]*2^[.N5])+IF([.O5]=&quot;A&quot;;[.E5]*2^[.P5])+IF([.Q5]=&quot;A&quot;;[.F5]*2^[.R5])" office:value-type="float" office:value="64" calcext:value-type="float">
            <text:p>64</text:p>
          </table:table-cell>
          <table:table-cell table:formula="of:=0+IF([.K5]=&quot;B&quot;;[.C5]*2^[.L5])+IF([.M5]=&quot;B&quot;;[.D5]*2^[.N5])+IF([.O5]=&quot;B&quot;;[.E5]*2^[.P5])+IF([.Q5]=&quot;B&quot;;[.F5]*2^[.R5])" office:value-type="float" office:value="0" calcext:value-type="float">
            <text:p>0</text:p>
          </table:table-cell>
          <table:table-cell table:formula="of:=COM.MICROSOFT.CONCAT(&quot;0x&quot;;DEC2HEX([.W5]))" office:value-type="string" office:string-value="0x40" calcext:value-type="string">
            <text:p>0x40</text:p>
          </table:table-cell>
          <table:table-cell table:formula="of:=COM.MICROSOFT.CONCAT(&quot;0x&quot;;DEC2HEX([.X5]))" office:value-type="string" office:string-value="0x0" calcext:value-type="string">
            <text:p>0x0</text:p>
          </table:table-cell>
          <table:table-cell table:formula="of:=COM.MICROSOFT.CONCAT([.U5];&quot;,&quot;)" office:value-type="string" office:string-value="0xFFFF5FFF," calcext:value-type="string">
            <text:p>0xFFFF5FFF,</text:p>
          </table:table-cell>
          <table:table-cell table:formula="of:=COM.MICROSOFT.CONCAT([.V5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5];&quot;,&quot;)" office:value-type="string" office:string-value="0x40," calcext:value-type="string">
            <text:p>0x40,</text:p>
          </table:table-cell>
          <table:table-cell table:formula="of:=COM.MICROSOFT.CONCAT([.Z5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6]/2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6]=&quot;A&quot;;IF([.C6]=&quot;&quot;;0;2*4^[.L6]);0)-IF([.M6]=&quot;A&quot;;IF([.D6]=&quot;&quot;;0;2*4^[.N6]);0)-IF([.O6]=&quot;A&quot;;IF([.E6]=&quot;&quot;;0;2*4^[.P6]);0)-IF([.Q6]=&quot;A&quot;;IF([.F6]=&quot;&quot;;0;2*4^[.R6]);0)" office:value-type="float" office:value="4294934527" calcext:value-type="float">
            <text:p>4294934527</text:p>
          </table:table-cell>
          <table:table-cell table:formula="of:=2^32-1-IF([.K6]=&quot;B&quot;;IF([.C6]=&quot;&quot;;0;2*4^[.L6]);0)-IF([.M6]=&quot;B&quot;;IF([.D6]=&quot;&quot;;0;2*4^[.N6]);0)-IF([.O6]=&quot;B&quot;;IF([.E6]=&quot;&quot;;0;2*4^[.P6]);0)-IF([.Q6]=&quot;B&quot;;IF([.F6]=&quot;&quot;;0;2*4^[.R6]);0)" office:value-type="float" office:value="4294967293" calcext:value-type="float">
            <text:p>4294967293</text:p>
          </table:table-cell>
          <table:table-cell table:formula="of:=COM.MICROSOFT.CONCAT(&quot;0x&quot;;DEC2HEX([.S6]))" office:value-type="string" office:string-value="0xFFFF7FFF" calcext:value-type="string">
            <text:p>0xFFFF7FFF</text:p>
          </table:table-cell>
          <table:table-cell table:formula="of:=COM.MICROSOFT.CONCAT(&quot;0x&quot;;DEC2HEX([.T6]))" office:value-type="string" office:string-value="0xFFFFFFFD" calcext:value-type="string">
            <text:p>0xFFFFFFFD</text:p>
          </table:table-cell>
          <table:table-cell table:formula="of:=0+IF([.K6]=&quot;A&quot;;[.C6]*2^[.L6])+IF([.M6]=&quot;A&quot;;[.D6]*2^[.N6])+IF([.O6]=&quot;A&quot;;[.E6]*2^[.P6])+IF([.Q6]=&quot;A&quot;;[.F6]*2^[.R6])" office:value-type="float" office:value="0" calcext:value-type="float">
            <text:p>0</text:p>
          </table:table-cell>
          <table:table-cell table:formula="of:=0+IF([.K6]=&quot;B&quot;;[.C6]*2^[.L6])+IF([.M6]=&quot;B&quot;;[.D6]*2^[.N6])+IF([.O6]=&quot;B&quot;;[.E6]*2^[.P6])+IF([.Q6]=&quot;B&quot;;[.F6]*2^[.R6])" office:value-type="float" office:value="1" calcext:value-type="float">
            <text:p>1</text:p>
          </table:table-cell>
          <table:table-cell table:formula="of:=COM.MICROSOFT.CONCAT(&quot;0x&quot;;DEC2HEX([.W6]))" office:value-type="string" office:string-value="0x0" calcext:value-type="string">
            <text:p>0x0</text:p>
          </table:table-cell>
          <table:table-cell table:formula="of:=COM.MICROSOFT.CONCAT(&quot;0x&quot;;DEC2HEX([.X6]))" office:value-type="string" office:string-value="0x1" calcext:value-type="string">
            <text:p>0x1</text:p>
          </table:table-cell>
          <table:table-cell table:formula="of:=COM.MICROSOFT.CONCAT([.U6];&quot;,&quot;)" office:value-type="string" office:string-value="0xFFFF7FFF," calcext:value-type="string">
            <text:p>0xFFFF7FFF,</text:p>
          </table:table-cell>
          <table:table-cell table:formula="of:=COM.MICROSOFT.CONCAT([.V6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6];&quot;,&quot;)" office:value-type="string" office:string-value="0x0," calcext:value-type="string">
            <text:p>0x0,</text:p>
          </table:table-cell>
          <table:table-cell table:formula="of:=COM.MICROSOFT.CONCAT([.Z6];&quot;,&quot;)" office:value-type="string" office:string-value="0x1," calcext:value-type="string">
            <text:p>0x1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]/2"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7]=&quot;A&quot;;IF([.C7]=&quot;&quot;;0;2*4^[.L7]);0)-IF([.M7]=&quot;A&quot;;IF([.D7]=&quot;&quot;;0;2*4^[.N7]);0)-IF([.O7]=&quot;A&quot;;IF([.E7]=&quot;&quot;;0;2*4^[.P7]);0)-IF([.Q7]=&quot;A&quot;;IF([.F7]=&quot;&quot;;0;2*4^[.R7]);0)" office:value-type="float" office:value="4294934527" calcext:value-type="float">
            <text:p>4294934527</text:p>
          </table:table-cell>
          <table:table-cell table:formula="of:=2^32-1-IF([.K7]=&quot;B&quot;;IF([.C7]=&quot;&quot;;0;2*4^[.L7]);0)-IF([.M7]=&quot;B&quot;;IF([.D7]=&quot;&quot;;0;2*4^[.N7]);0)-IF([.O7]=&quot;B&quot;;IF([.E7]=&quot;&quot;;0;2*4^[.P7]);0)-IF([.Q7]=&quot;B&quot;;IF([.F7]=&quot;&quot;;0;2*4^[.R7]);0)" office:value-type="float" office:value="4294967293" calcext:value-type="float">
            <text:p>4294967293</text:p>
          </table:table-cell>
          <table:table-cell table:formula="of:=COM.MICROSOFT.CONCAT(&quot;0x&quot;;DEC2HEX([.S7]))" office:value-type="string" office:string-value="0xFFFF7FFF" calcext:value-type="string">
            <text:p>0xFFFF7FFF</text:p>
          </table:table-cell>
          <table:table-cell table:formula="of:=COM.MICROSOFT.CONCAT(&quot;0x&quot;;DEC2HEX([.T7]))" office:value-type="string" office:string-value="0xFFFFFFFD" calcext:value-type="string">
            <text:p>0xFFFFFFFD</text:p>
          </table:table-cell>
          <table:table-cell table:formula="of:=0+IF([.K7]=&quot;A&quot;;[.C7]*2^[.L7])+IF([.M7]=&quot;A&quot;;[.D7]*2^[.N7])+IF([.O7]=&quot;A&quot;;[.E7]*2^[.P7])+IF([.Q7]=&quot;A&quot;;[.F7]*2^[.R7])" office:value-type="float" office:value="128" calcext:value-type="float">
            <text:p>128</text:p>
          </table:table-cell>
          <table:table-cell table:formula="of:=0+IF([.K7]=&quot;B&quot;;[.C7]*2^[.L7])+IF([.M7]=&quot;B&quot;;[.D7]*2^[.N7])+IF([.O7]=&quot;B&quot;;[.E7]*2^[.P7])+IF([.Q7]=&quot;B&quot;;[.F7]*2^[.R7])" office:value-type="float" office:value="0" calcext:value-type="float">
            <text:p>0</text:p>
          </table:table-cell>
          <table:table-cell table:formula="of:=COM.MICROSOFT.CONCAT(&quot;0x&quot;;DEC2HEX([.W7]))" office:value-type="string" office:string-value="0x80" calcext:value-type="string">
            <text:p>0x80</text:p>
          </table:table-cell>
          <table:table-cell table:formula="of:=COM.MICROSOFT.CONCAT(&quot;0x&quot;;DEC2HEX([.X7]))" office:value-type="string" office:string-value="0x0" calcext:value-type="string">
            <text:p>0x0</text:p>
          </table:table-cell>
          <table:table-cell table:formula="of:=COM.MICROSOFT.CONCAT([.U7];&quot;,&quot;)" office:value-type="string" office:string-value="0xFFFF7FFF," calcext:value-type="string">
            <text:p>0xFFFF7FFF,</text:p>
          </table:table-cell>
          <table:table-cell table:formula="of:=COM.MICROSOFT.CONCAT([.V7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7];&quot;,&quot;)" office:value-type="string" office:string-value="0x80," calcext:value-type="string">
            <text:p>0x80,</text:p>
          </table:table-cell>
          <table:table-cell table:formula="of:=COM.MICROSOFT.CONCAT([.Z7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8]/2" office:value-type="float" office:value="3" calcext:value-type="float">
            <text:p>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8]=&quot;A&quot;;IF([.C8]=&quot;&quot;;0;2*4^[.L8]);0)-IF([.M8]=&quot;A&quot;;IF([.D8]=&quot;&quot;;0;2*4^[.N8]);0)-IF([.O8]=&quot;A&quot;;IF([.E8]=&quot;&quot;;0;2*4^[.P8]);0)-IF([.Q8]=&quot;A&quot;;IF([.F8]=&quot;&quot;;0;2*4^[.R8]);0)" office:value-type="float" office:value="4294932479" calcext:value-type="float">
            <text:p>4294932479</text:p>
          </table:table-cell>
          <table:table-cell table:formula="of:=2^32-1-IF([.K8]=&quot;B&quot;;IF([.C8]=&quot;&quot;;0;2*4^[.L8]);0)-IF([.M8]=&quot;B&quot;;IF([.D8]=&quot;&quot;;0;2*4^[.N8]);0)-IF([.O8]=&quot;B&quot;;IF([.E8]=&quot;&quot;;0;2*4^[.P8]);0)-IF([.Q8]=&quot;B&quot;;IF([.F8]=&quot;&quot;;0;2*4^[.R8]);0)" office:value-type="float" office:value="4294967295" calcext:value-type="float">
            <text:p>4294967295</text:p>
          </table:table-cell>
          <table:table-cell table:formula="of:=COM.MICROSOFT.CONCAT(&quot;0x&quot;;DEC2HEX([.S8]))" office:value-type="string" office:string-value="0xFFFF77FF" calcext:value-type="string">
            <text:p>0xFFFF77FF</text:p>
          </table:table-cell>
          <table:table-cell table:formula="of:=COM.MICROSOFT.CONCAT(&quot;0x&quot;;DEC2HEX([.T8]))" office:value-type="string" office:string-value="0xFFFFFFFF" calcext:value-type="string">
            <text:p>0xFFFFFFFF</text:p>
          </table:table-cell>
          <table:table-cell table:formula="of:=0+IF([.K8]=&quot;A&quot;;[.C8]*2^[.L8])+IF([.M8]=&quot;A&quot;;[.D8]*2^[.N8])+IF([.O8]=&quot;A&quot;;[.E8]*2^[.P8])+IF([.Q8]=&quot;A&quot;;[.F8]*2^[.R8])" office:value-type="float" office:value="128" calcext:value-type="float">
            <text:p>128</text:p>
          </table:table-cell>
          <table:table-cell table:formula="of:=0+IF([.K8]=&quot;B&quot;;[.C8]*2^[.L8])+IF([.M8]=&quot;B&quot;;[.D8]*2^[.N8])+IF([.O8]=&quot;B&quot;;[.E8]*2^[.P8])+IF([.Q8]=&quot;B&quot;;[.F8]*2^[.R8])" office:value-type="float" office:value="0" calcext:value-type="float">
            <text:p>0</text:p>
          </table:table-cell>
          <table:table-cell table:formula="of:=COM.MICROSOFT.CONCAT(&quot;0x&quot;;DEC2HEX([.W8]))" office:value-type="string" office:string-value="0x80" calcext:value-type="string">
            <text:p>0x80</text:p>
          </table:table-cell>
          <table:table-cell table:formula="of:=COM.MICROSOFT.CONCAT(&quot;0x&quot;;DEC2HEX([.X8]))" office:value-type="string" office:string-value="0x0" calcext:value-type="string">
            <text:p>0x0</text:p>
          </table:table-cell>
          <table:table-cell table:formula="of:=COM.MICROSOFT.CONCAT([.U8];&quot;,&quot;)" office:value-type="string" office:string-value="0xFFFF77FF," calcext:value-type="string">
            <text:p>0xFFFF77FF,</text:p>
          </table:table-cell>
          <table:table-cell table:formula="of:=COM.MICROSOFT.CONCAT([.V8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8];&quot;,&quot;)" office:value-type="string" office:string-value="0x80," calcext:value-type="string">
            <text:p>0x80,</text:p>
          </table:table-cell>
          <table:table-cell table:formula="of:=COM.MICROSOFT.CONCAT([.Z8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9]/2" office:value-type="float" office:value="4" calcext:value-type="float">
            <text:p>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9]=&quot;A&quot;;IF([.C9]=&quot;&quot;;0;2*4^[.L9]);0)-IF([.M9]=&quot;A&quot;;IF([.D9]=&quot;&quot;;0;2*4^[.N9]);0)-IF([.O9]=&quot;A&quot;;IF([.E9]=&quot;&quot;;0;2*4^[.P9]);0)-IF([.Q9]=&quot;A&quot;;IF([.F9]=&quot;&quot;;0;2*4^[.R9]);0)" office:value-type="float" office:value="4294965247" calcext:value-type="float">
            <text:p>4294965247</text:p>
          </table:table-cell>
          <table:table-cell table:formula="of:=2^32-1-IF([.K9]=&quot;B&quot;;IF([.C9]=&quot;&quot;;0;2*4^[.L9]);0)-IF([.M9]=&quot;B&quot;;IF([.D9]=&quot;&quot;;0;2*4^[.N9]);0)-IF([.O9]=&quot;B&quot;;IF([.E9]=&quot;&quot;;0;2*4^[.P9]);0)-IF([.Q9]=&quot;B&quot;;IF([.F9]=&quot;&quot;;0;2*4^[.R9]);0)" office:value-type="float" office:value="4294967293" calcext:value-type="float">
            <text:p>4294967293</text:p>
          </table:table-cell>
          <table:table-cell table:formula="of:=COM.MICROSOFT.CONCAT(&quot;0x&quot;;DEC2HEX([.S9]))" office:value-type="string" office:string-value="0xFFFFF7FF" calcext:value-type="string">
            <text:p>0xFFFFF7FF</text:p>
          </table:table-cell>
          <table:table-cell table:formula="of:=COM.MICROSOFT.CONCAT(&quot;0x&quot;;DEC2HEX([.T9]))" office:value-type="string" office:string-value="0xFFFFFFFD" calcext:value-type="string">
            <text:p>0xFFFFFFFD</text:p>
          </table:table-cell>
          <table:table-cell table:formula="of:=0+IF([.K9]=&quot;A&quot;;[.C9]*2^[.L9])+IF([.M9]=&quot;A&quot;;[.D9]*2^[.N9])+IF([.O9]=&quot;A&quot;;[.E9]*2^[.P9])+IF([.Q9]=&quot;A&quot;;[.F9]*2^[.R9])" office:value-type="float" office:value="32" calcext:value-type="float">
            <text:p>32</text:p>
          </table:table-cell>
          <table:table-cell table:formula="of:=0+IF([.K9]=&quot;B&quot;;[.C9]*2^[.L9])+IF([.M9]=&quot;B&quot;;[.D9]*2^[.N9])+IF([.O9]=&quot;B&quot;;[.E9]*2^[.P9])+IF([.Q9]=&quot;B&quot;;[.F9]*2^[.R9])" office:value-type="float" office:value="0" calcext:value-type="float">
            <text:p>0</text:p>
          </table:table-cell>
          <table:table-cell table:formula="of:=COM.MICROSOFT.CONCAT(&quot;0x&quot;;DEC2HEX([.W9]))" office:value-type="string" office:string-value="0x20" calcext:value-type="string">
            <text:p>0x20</text:p>
          </table:table-cell>
          <table:table-cell table:formula="of:=COM.MICROSOFT.CONCAT(&quot;0x&quot;;DEC2HEX([.X9]))" office:value-type="string" office:string-value="0x0" calcext:value-type="string">
            <text:p>0x0</text:p>
          </table:table-cell>
          <table:table-cell table:formula="of:=COM.MICROSOFT.CONCAT([.U9];&quot;,&quot;)" office:value-type="string" office:string-value="0xFFFFF7FF," calcext:value-type="string">
            <text:p>0xFFFFF7FF,</text:p>
          </table:table-cell>
          <table:table-cell table:formula="of:=COM.MICROSOFT.CONCAT([.V9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9];&quot;,&quot;)" office:value-type="string" office:string-value="0x20," calcext:value-type="string">
            <text:p>0x20,</text:p>
          </table:table-cell>
          <table:table-cell table:formula="of:=COM.MICROSOFT.CONCAT([.Z9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0]/2"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0]=&quot;A&quot;;IF([.C10]=&quot;&quot;;0;2*4^[.L10]);0)-IF([.M10]=&quot;A&quot;;IF([.D10]=&quot;&quot;;0;2*4^[.N10]);0)-IF([.O10]=&quot;A&quot;;IF([.E10]=&quot;&quot;;0;2*4^[.P10]);0)-IF([.Q10]=&quot;A&quot;;IF([.F10]=&quot;&quot;;0;2*4^[.R10]);0)" office:value-type="float" office:value="4294965247" calcext:value-type="float">
            <text:p>4294965247</text:p>
          </table:table-cell>
          <table:table-cell table:formula="of:=2^32-1-IF([.K10]=&quot;B&quot;;IF([.C10]=&quot;&quot;;0;2*4^[.L10]);0)-IF([.M10]=&quot;B&quot;;IF([.D10]=&quot;&quot;;0;2*4^[.N10]);0)-IF([.O10]=&quot;B&quot;;IF([.E10]=&quot;&quot;;0;2*4^[.P10]);0)-IF([.Q10]=&quot;B&quot;;IF([.F10]=&quot;&quot;;0;2*4^[.R10]);0)" office:value-type="float" office:value="4294967293" calcext:value-type="float">
            <text:p>4294967293</text:p>
          </table:table-cell>
          <table:table-cell table:formula="of:=COM.MICROSOFT.CONCAT(&quot;0x&quot;;DEC2HEX([.S10]))" office:value-type="string" office:string-value="0xFFFFF7FF" calcext:value-type="string">
            <text:p>0xFFFFF7FF</text:p>
          </table:table-cell>
          <table:table-cell table:formula="of:=COM.MICROSOFT.CONCAT(&quot;0x&quot;;DEC2HEX([.T10]))" office:value-type="string" office:string-value="0xFFFFFFFD" calcext:value-type="string">
            <text:p>0xFFFFFFFD</text:p>
          </table:table-cell>
          <table:table-cell table:formula="of:=0+IF([.K10]=&quot;A&quot;;[.C10]*2^[.L10])+IF([.M10]=&quot;A&quot;;[.D10]*2^[.N10])+IF([.O10]=&quot;A&quot;;[.E10]*2^[.P10])+IF([.Q10]=&quot;A&quot;;[.F10]*2^[.R10])" office:value-type="float" office:value="0" calcext:value-type="float">
            <text:p>0</text:p>
          </table:table-cell>
          <table:table-cell table:formula="of:=0+IF([.K10]=&quot;B&quot;;[.C10]*2^[.L10])+IF([.M10]=&quot;B&quot;;[.D10]*2^[.N10])+IF([.O10]=&quot;B&quot;;[.E10]*2^[.P10])+IF([.Q10]=&quot;B&quot;;[.F10]*2^[.R10])" office:value-type="float" office:value="1" calcext:value-type="float">
            <text:p>1</text:p>
          </table:table-cell>
          <table:table-cell table:formula="of:=COM.MICROSOFT.CONCAT(&quot;0x&quot;;DEC2HEX([.W10]))" office:value-type="string" office:string-value="0x0" calcext:value-type="string">
            <text:p>0x0</text:p>
          </table:table-cell>
          <table:table-cell table:formula="of:=COM.MICROSOFT.CONCAT(&quot;0x&quot;;DEC2HEX([.X10]))" office:value-type="string" office:string-value="0x1" calcext:value-type="string">
            <text:p>0x1</text:p>
          </table:table-cell>
          <table:table-cell table:formula="of:=COM.MICROSOFT.CONCAT([.U10];&quot;,&quot;)" office:value-type="string" office:string-value="0xFFFFF7FF," calcext:value-type="string">
            <text:p>0xFFFFF7FF,</text:p>
          </table:table-cell>
          <table:table-cell table:formula="of:=COM.MICROSOFT.CONCAT([.V10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10];&quot;,&quot;)" office:value-type="string" office:string-value="0x0," calcext:value-type="string">
            <text:p>0x0,</text:p>
          </table:table-cell>
          <table:table-cell table:formula="of:=COM.MICROSOFT.CONCAT([.Z10];&quot;,&quot;)" office:value-type="string" office:string-value="0x1," calcext:value-type="string">
            <text:p>0x1,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1]/2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1]=&quot;A&quot;;IF([.C11]=&quot;&quot;;0;2*4^[.L11]);0)-IF([.M11]=&quot;A&quot;;IF([.D11]=&quot;&quot;;0;2*4^[.N11]);0)-IF([.O11]=&quot;A&quot;;IF([.E11]=&quot;&quot;;0;2*4^[.P11]);0)-IF([.Q11]=&quot;A&quot;;IF([.F11]=&quot;&quot;;0;2*4^[.R11]);0)" office:value-type="float" office:value="4294957055" calcext:value-type="float">
            <text:p>4294957055</text:p>
          </table:table-cell>
          <table:table-cell table:formula="of:=2^32-1-IF([.K11]=&quot;B&quot;;IF([.C11]=&quot;&quot;;0;2*4^[.L11]);0)-IF([.M11]=&quot;B&quot;;IF([.D11]=&quot;&quot;;0;2*4^[.N11]);0)-IF([.O11]=&quot;B&quot;;IF([.E11]=&quot;&quot;;0;2*4^[.P11]);0)-IF([.Q11]=&quot;B&quot;;IF([.F11]=&quot;&quot;;0;2*4^[.R11]);0)" office:value-type="float" office:value="4294967295" calcext:value-type="float">
            <text:p>4294967295</text:p>
          </table:table-cell>
          <table:table-cell table:formula="of:=COM.MICROSOFT.CONCAT(&quot;0x&quot;;DEC2HEX([.S11]))" office:value-type="string" office:string-value="0xFFFFD7FF" calcext:value-type="string">
            <text:p>0xFFFFD7FF</text:p>
          </table:table-cell>
          <table:table-cell table:formula="of:=COM.MICROSOFT.CONCAT(&quot;0x&quot;;DEC2HEX([.T11]))" office:value-type="string" office:string-value="0xFFFFFFFF" calcext:value-type="string">
            <text:p>0xFFFFFFFF</text:p>
          </table:table-cell>
          <table:table-cell table:formula="of:=0+IF([.K11]=&quot;A&quot;;[.C11]*2^[.L11])+IF([.M11]=&quot;A&quot;;[.D11]*2^[.N11])+IF([.O11]=&quot;A&quot;;[.E11]*2^[.P11])+IF([.Q11]=&quot;A&quot;;[.F11]*2^[.R11])" office:value-type="float" office:value="32" calcext:value-type="float">
            <text:p>32</text:p>
          </table:table-cell>
          <table:table-cell table:formula="of:=0+IF([.K11]=&quot;B&quot;;[.C11]*2^[.L11])+IF([.M11]=&quot;B&quot;;[.D11]*2^[.N11])+IF([.O11]=&quot;B&quot;;[.E11]*2^[.P11])+IF([.Q11]=&quot;B&quot;;[.F11]*2^[.R11])" office:value-type="float" office:value="0" calcext:value-type="float">
            <text:p>0</text:p>
          </table:table-cell>
          <table:table-cell table:formula="of:=COM.MICROSOFT.CONCAT(&quot;0x&quot;;DEC2HEX([.W11]))" office:value-type="string" office:string-value="0x20" calcext:value-type="string">
            <text:p>0x20</text:p>
          </table:table-cell>
          <table:table-cell table:formula="of:=COM.MICROSOFT.CONCAT(&quot;0x&quot;;DEC2HEX([.X11]))" office:value-type="string" office:string-value="0x0" calcext:value-type="string">
            <text:p>0x0</text:p>
          </table:table-cell>
          <table:table-cell table:formula="of:=COM.MICROSOFT.CONCAT([.U11];&quot;,&quot;)" office:value-type="string" office:string-value="0xFFFFD7FF," calcext:value-type="string">
            <text:p>0xFFFFD7FF,</text:p>
          </table:table-cell>
          <table:table-cell table:formula="of:=COM.MICROSOFT.CONCAT([.V11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1];&quot;,&quot;)" office:value-type="string" office:string-value="0x20," calcext:value-type="string">
            <text:p>0x20,</text:p>
          </table:table-cell>
          <table:table-cell table:formula="of:=COM.MICROSOFT.CONCAT([.Z11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12]/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2]=&quot;A&quot;;IF([.C12]=&quot;&quot;;0;2*4^[.L12]);0)-IF([.M12]=&quot;A&quot;;IF([.D12]=&quot;&quot;;0;2*4^[.N12]);0)-IF([.O12]=&quot;A&quot;;IF([.E12]=&quot;&quot;;0;2*4^[.P12]);0)-IF([.Q12]=&quot;A&quot;;IF([.F12]=&quot;&quot;;0;2*4^[.R12]);0)" office:value-type="float" office:value="4294926335" calcext:value-type="float">
            <text:p>4294926335</text:p>
          </table:table-cell>
          <table:table-cell table:formula="of:=2^32-1-IF([.K12]=&quot;B&quot;;IF([.C12]=&quot;&quot;;0;2*4^[.L12]);0)-IF([.M12]=&quot;B&quot;;IF([.D12]=&quot;&quot;;0;2*4^[.N12]);0)-IF([.O12]=&quot;B&quot;;IF([.E12]=&quot;&quot;;0;2*4^[.P12]);0)-IF([.Q12]=&quot;B&quot;;IF([.F12]=&quot;&quot;;0;2*4^[.R12]);0)" office:value-type="float" office:value="4294967295" calcext:value-type="float">
            <text:p>4294967295</text:p>
          </table:table-cell>
          <table:table-cell table:formula="of:=COM.MICROSOFT.CONCAT(&quot;0x&quot;;DEC2HEX([.S12]))" office:value-type="string" office:string-value="0xFFFF5FFF" calcext:value-type="string">
            <text:p>0xFFFF5FFF</text:p>
          </table:table-cell>
          <table:table-cell table:formula="of:=COM.MICROSOFT.CONCAT(&quot;0x&quot;;DEC2HEX([.T12]))" office:value-type="string" office:string-value="0xFFFFFFFF" calcext:value-type="string">
            <text:p>0xFFFFFFFF</text:p>
          </table:table-cell>
          <table:table-cell table:formula="of:=0+IF([.K12]=&quot;A&quot;;[.C12]*2^[.L12])+IF([.M12]=&quot;A&quot;;[.D12]*2^[.N12])+IF([.O12]=&quot;A&quot;;[.E12]*2^[.P12])+IF([.Q12]=&quot;A&quot;;[.F12]*2^[.R12])" office:value-type="float" office:value="128" calcext:value-type="float">
            <text:p>128</text:p>
          </table:table-cell>
          <table:table-cell table:formula="of:=0+IF([.K12]=&quot;B&quot;;[.C12]*2^[.L12])+IF([.M12]=&quot;B&quot;;[.D12]*2^[.N12])+IF([.O12]=&quot;B&quot;;[.E12]*2^[.P12])+IF([.Q12]=&quot;B&quot;;[.F12]*2^[.R12])" office:value-type="float" office:value="0" calcext:value-type="float">
            <text:p>0</text:p>
          </table:table-cell>
          <table:table-cell table:formula="of:=COM.MICROSOFT.CONCAT(&quot;0x&quot;;DEC2HEX([.W12]))" office:value-type="string" office:string-value="0x80" calcext:value-type="string">
            <text:p>0x80</text:p>
          </table:table-cell>
          <table:table-cell table:formula="of:=COM.MICROSOFT.CONCAT(&quot;0x&quot;;DEC2HEX([.X12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12];&quot;,&quot;)" office:value-type="string" office:string-value="0xFFFF5FFF," calcext:value-type="string">
            <text:p>0xFFFF5FFF,</text:p>
          </table:table-cell>
          <table:table-cell table:formula="of:=COM.MICROSOFT.CONCAT([.V12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2];&quot;,&quot;)" office:value-type="string" office:string-value="0x80," calcext:value-type="string">
            <text:p>0x80,</text:p>
          </table:table-cell>
          <table:table-cell table:formula="of:=COM.MICROSOFT.CONCAT([.Z12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13]/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3]=&quot;A&quot;;IF([.C13]=&quot;&quot;;0;2*4^[.L13]);0)-IF([.M13]=&quot;A&quot;;IF([.D13]=&quot;&quot;;0;2*4^[.N13]);0)-IF([.O13]=&quot;A&quot;;IF([.E13]=&quot;&quot;;0;2*4^[.P13]);0)-IF([.Q13]=&quot;A&quot;;IF([.F13]=&quot;&quot;;0;2*4^[.R13]);0)" office:value-type="float" office:value="4294932479" calcext:value-type="float">
            <text:p>4294932479</text:p>
          </table:table-cell>
          <table:table-cell table:formula="of:=2^32-1-IF([.K13]=&quot;B&quot;;IF([.C13]=&quot;&quot;;0;2*4^[.L13]);0)-IF([.M13]=&quot;B&quot;;IF([.D13]=&quot;&quot;;0;2*4^[.N13]);0)-IF([.O13]=&quot;B&quot;;IF([.E13]=&quot;&quot;;0;2*4^[.P13]);0)-IF([.Q13]=&quot;B&quot;;IF([.F13]=&quot;&quot;;0;2*4^[.R13]);0)" office:value-type="float" office:value="4294967295" calcext:value-type="float">
            <text:p>4294967295</text:p>
          </table:table-cell>
          <table:table-cell table:formula="of:=COM.MICROSOFT.CONCAT(&quot;0x&quot;;DEC2HEX([.S13]))" office:value-type="string" office:string-value="0xFFFF77FF" calcext:value-type="string">
            <text:p>0xFFFF77FF</text:p>
          </table:table-cell>
          <table:table-cell table:formula="of:=COM.MICROSOFT.CONCAT(&quot;0x&quot;;DEC2HEX([.T13]))" office:value-type="string" office:string-value="0xFFFFFFFF" calcext:value-type="string">
            <text:p>0xFFFFFFFF</text:p>
          </table:table-cell>
          <table:table-cell table:formula="of:=0+IF([.K13]=&quot;A&quot;;[.C13]*2^[.L13])+IF([.M13]=&quot;A&quot;;[.D13]*2^[.N13])+IF([.O13]=&quot;A&quot;;[.E13]*2^[.P13])+IF([.Q13]=&quot;A&quot;;[.F13]*2^[.R13])" office:value-type="float" office:value="32" calcext:value-type="float">
            <text:p>32</text:p>
          </table:table-cell>
          <table:table-cell table:formula="of:=0+IF([.K13]=&quot;B&quot;;[.C13]*2^[.L13])+IF([.M13]=&quot;B&quot;;[.D13]*2^[.N13])+IF([.O13]=&quot;B&quot;;[.E13]*2^[.P13])+IF([.Q13]=&quot;B&quot;;[.F13]*2^[.R13])" office:value-type="float" office:value="0" calcext:value-type="float">
            <text:p>0</text:p>
          </table:table-cell>
          <table:table-cell table:formula="of:=COM.MICROSOFT.CONCAT(&quot;0x&quot;;DEC2HEX([.W13]))" office:value-type="string" office:string-value="0x20" calcext:value-type="string">
            <text:p>0x20</text:p>
          </table:table-cell>
          <table:table-cell table:formula="of:=COM.MICROSOFT.CONCAT(&quot;0x&quot;;DEC2HEX([.X13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13];&quot;,&quot;)" office:value-type="string" office:string-value="0xFFFF77FF," calcext:value-type="string">
            <text:p>0xFFFF77FF,</text:p>
          </table:table-cell>
          <table:table-cell table:formula="of:=COM.MICROSOFT.CONCAT([.V13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3];&quot;,&quot;)" office:value-type="string" office:string-value="0x20," calcext:value-type="string">
            <text:p>0x20,</text:p>
          </table:table-cell>
          <table:table-cell table:formula="of:=COM.MICROSOFT.CONCAT([.Z13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14]/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2^32-1-IF([.K14]=&quot;A&quot;;IF([.C14]=&quot;&quot;;0;2*4^[.L14]);0)-IF([.M14]=&quot;A&quot;;IF([.D14]=&quot;&quot;;0;2*4^[.N14]);0)-IF([.O14]=&quot;A&quot;;IF([.E14]=&quot;&quot;;0;2*4^[.P14]);0)-IF([.Q14]=&quot;A&quot;;IF([.F14]=&quot;&quot;;0;2*4^[.R14]);0)" office:value-type="float" office:value="4294957055" calcext:value-type="float">
            <text:p>4294957055</text:p>
          </table:table-cell>
          <table:table-cell table:formula="of:=2^32-1-IF([.K14]=&quot;B&quot;;IF([.C14]=&quot;&quot;;0;2*4^[.L14]);0)-IF([.M14]=&quot;B&quot;;IF([.D14]=&quot;&quot;;0;2*4^[.N14]);0)-IF([.O14]=&quot;B&quot;;IF([.E14]=&quot;&quot;;0;2*4^[.P14]);0)-IF([.Q14]=&quot;B&quot;;IF([.F14]=&quot;&quot;;0;2*4^[.R14]);0)" office:value-type="float" office:value="4294967295" calcext:value-type="float">
            <text:p>4294967295</text:p>
          </table:table-cell>
          <table:table-cell table:formula="of:=COM.MICROSOFT.CONCAT(&quot;0x&quot;;DEC2HEX([.S14]))" office:value-type="string" office:string-value="0xFFFFD7FF" calcext:value-type="string">
            <text:p>0xFFFFD7FF</text:p>
          </table:table-cell>
          <table:table-cell table:formula="of:=COM.MICROSOFT.CONCAT(&quot;0x&quot;;DEC2HEX([.T14]))" office:value-type="string" office:string-value="0xFFFFFFFF" calcext:value-type="string">
            <text:p>0xFFFFFFFF</text:p>
          </table:table-cell>
          <table:table-cell table:formula="of:=0+IF([.K14]=&quot;A&quot;;[.C14]*2^[.L14])+IF([.M14]=&quot;A&quot;;[.D14]*2^[.N14])+IF([.O14]=&quot;A&quot;;[.E14]*2^[.P14])+IF([.Q14]=&quot;A&quot;;[.F14]*2^[.R14])" office:value-type="float" office:value="64" calcext:value-type="float">
            <text:p>64</text:p>
          </table:table-cell>
          <table:table-cell table:formula="of:=0+IF([.K14]=&quot;B&quot;;[.C14]*2^[.L14])+IF([.M14]=&quot;B&quot;;[.D14]*2^[.N14])+IF([.O14]=&quot;B&quot;;[.E14]*2^[.P14])+IF([.Q14]=&quot;B&quot;;[.F14]*2^[.R14])" office:value-type="float" office:value="0" calcext:value-type="float">
            <text:p>0</text:p>
          </table:table-cell>
          <table:table-cell table:formula="of:=COM.MICROSOFT.CONCAT(&quot;0x&quot;;DEC2HEX([.W14]))" office:value-type="string" office:string-value="0x40" calcext:value-type="string">
            <text:p>0x40</text:p>
          </table:table-cell>
          <table:table-cell table:formula="of:=COM.MICROSOFT.CONCAT(&quot;0x&quot;;DEC2HEX([.X14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14];&quot;,&quot;)" office:value-type="string" office:string-value="0xFFFFD7FF," calcext:value-type="string">
            <text:p>0xFFFFD7FF,</text:p>
          </table:table-cell>
          <table:table-cell table:formula="of:=COM.MICROSOFT.CONCAT([.V14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4];&quot;,&quot;)" office:value-type="string" office:string-value="0x40," calcext:value-type="string">
            <text:p>0x40,</text:p>
          </table:table-cell>
          <table:table-cell table:formula="of:=COM.MICROSOFT.CONCAT([.Z14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6" table:number-columns-repeated="10"/>
          <table:table-cell table:number-columns-repeated="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3"/>
          <table:table-cell table:style-name="ce3" table:formula="of:=[.H16]/2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16]=&quot;A&quot;;IF([.C16]=&quot;&quot;;0;2*4^[.L16]);0)-IF([.M16]=&quot;A&quot;;IF([.D16]=&quot;&quot;;0;2*4^[.N16]);0)-IF([.O16]=&quot;A&quot;;IF([.E16]=&quot;&quot;;0;2*4^[.P16]);0)-IF([.Q16]=&quot;A&quot;;IF([.F16]=&quot;&quot;;0;2*4^[.R16]);0)" office:value-type="float" office:value="4294966655" calcext:value-type="float">
            <text:p>4294966655</text:p>
          </table:table-cell>
          <table:table-cell table:formula="of:=2^32-1-IF([.K16]=&quot;B&quot;;IF([.C16]=&quot;&quot;;0;2*4^[.L16]);0)-IF([.M16]=&quot;B&quot;;IF([.D16]=&quot;&quot;;0;2*4^[.N16]);0)-IF([.O16]=&quot;B&quot;;IF([.E16]=&quot;&quot;;0;2*4^[.P16]);0)-IF([.Q16]=&quot;B&quot;;IF([.F16]=&quot;&quot;;0;2*4^[.R16]);0)" office:value-type="float" office:value="4294967295" calcext:value-type="float">
            <text:p>4294967295</text:p>
          </table:table-cell>
          <table:table-cell table:formula="of:=COM.MICROSOFT.CONCAT(&quot;0x&quot;;DEC2HEX([.S16]))" office:value-type="string" office:string-value="0xFFFFFD7F" calcext:value-type="string">
            <text:p>0xFFFFFD7F</text:p>
          </table:table-cell>
          <table:table-cell table:formula="of:=COM.MICROSOFT.CONCAT(&quot;0x&quot;;DEC2HEX([.T16]))" office:value-type="string" office:string-value="0xFFFFFFFF" calcext:value-type="string">
            <text:p>0xFFFFFFFF</text:p>
          </table:table-cell>
          <table:table-cell table:formula="of:=0+IF([.K16]=&quot;A&quot;;[.C16]*2^[.L16])+IF([.M16]=&quot;A&quot;;[.D16]*2^[.N16])+IF([.O16]=&quot;A&quot;;[.E16]*2^[.P16])+IF([.Q16]=&quot;A&quot;;[.F16]*2^[.R16])" office:value-type="float" office:value="16" calcext:value-type="float">
            <text:p>16</text:p>
          </table:table-cell>
          <table:table-cell table:formula="of:=0+IF([.K16]=&quot;B&quot;;[.C16]*2^[.L16])+IF([.M16]=&quot;B&quot;;[.D16]*2^[.N16])+IF([.O16]=&quot;B&quot;;[.E16]*2^[.P16])+IF([.Q16]=&quot;B&quot;;[.F16]*2^[.R16])" office:value-type="float" office:value="0" calcext:value-type="float">
            <text:p>0</text:p>
          </table:table-cell>
          <table:table-cell table:formula="of:=COM.MICROSOFT.CONCAT(&quot;0x&quot;;DEC2HEX([.W16]))" office:value-type="string" office:string-value="0x10" calcext:value-type="string">
            <text:p>0x10</text:p>
          </table:table-cell>
          <table:table-cell table:formula="of:=COM.MICROSOFT.CONCAT(&quot;0x&quot;;DEC2HEX([.X16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H17]/2" office:value-type="float" office:value="7" calcext:value-type="float">
            <text:p>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17]=&quot;A&quot;;IF([.C17]=&quot;&quot;;0;2*4^[.L17]);0)-IF([.M17]=&quot;A&quot;;IF([.D17]=&quot;&quot;;0;2*4^[.N17]);0)-IF([.O17]=&quot;A&quot;;IF([.E17]=&quot;&quot;;0;2*4^[.P17]);0)-IF([.Q17]=&quot;A&quot;;IF([.F17]=&quot;&quot;;0;2*4^[.R17]);0)" office:value-type="float" office:value="4294966655" calcext:value-type="float">
            <text:p>4294966655</text:p>
          </table:table-cell>
          <table:table-cell table:formula="of:=2^32-1-IF([.K17]=&quot;B&quot;;IF([.C17]=&quot;&quot;;0;2*4^[.L17]);0)-IF([.M17]=&quot;B&quot;;IF([.D17]=&quot;&quot;;0;2*4^[.N17]);0)-IF([.O17]=&quot;B&quot;;IF([.E17]=&quot;&quot;;0;2*4^[.P17]);0)-IF([.Q17]=&quot;B&quot;;IF([.F17]=&quot;&quot;;0;2*4^[.R17]);0)" office:value-type="float" office:value="4294967295" calcext:value-type="float">
            <text:p>4294967295</text:p>
          </table:table-cell>
          <table:table-cell table:formula="of:=COM.MICROSOFT.CONCAT(&quot;0x&quot;;DEC2HEX([.S17]))" office:value-type="string" office:string-value="0xFFFFFD7F" calcext:value-type="string">
            <text:p>0xFFFFFD7F</text:p>
          </table:table-cell>
          <table:table-cell table:formula="of:=COM.MICROSOFT.CONCAT(&quot;0x&quot;;DEC2HEX([.T17]))" office:value-type="string" office:string-value="0xFFFFFFFF" calcext:value-type="string">
            <text:p>0xFFFFFFFF</text:p>
          </table:table-cell>
          <table:table-cell table:formula="of:=0+IF([.K17]=&quot;A&quot;;[.C17]*2^[.L17])+IF([.M17]=&quot;A&quot;;[.D17]*2^[.N17])+IF([.O17]=&quot;A&quot;;[.E17]*2^[.P17])+IF([.Q17]=&quot;A&quot;;[.F17]*2^[.R17])" office:value-type="float" office:value="8" calcext:value-type="float">
            <text:p>8</text:p>
          </table:table-cell>
          <table:table-cell table:formula="of:=0+IF([.K17]=&quot;B&quot;;[.C17]*2^[.L17])+IF([.M17]=&quot;B&quot;;[.D17]*2^[.N17])+IF([.O17]=&quot;B&quot;;[.E17]*2^[.P17])+IF([.Q17]=&quot;B&quot;;[.F17]*2^[.R17])" office:value-type="float" office:value="0" calcext:value-type="float">
            <text:p>0</text:p>
          </table:table-cell>
          <table:table-cell table:formula="of:=COM.MICROSOFT.CONCAT(&quot;0x&quot;;DEC2HEX([.W17]))" office:value-type="string" office:string-value="0x8" calcext:value-type="string">
            <text:p>0x8</text:p>
          </table:table-cell>
          <table:table-cell table:formula="of:=COM.MICROSOFT.CONCAT(&quot;0x&quot;;DEC2HEX([.X17]))" office:value-type="string" office:string-value="0x0" calcext:value-type="string">
            <text:p>0x0</text:p>
          </table:table-cell>
          <table:table-cell table:formula="of:=COM.MICROSOFT.CONCAT([.U17];&quot;,&quot;)" office:value-type="string" office:string-value="0xFFFFFD7F," calcext:value-type="string">
            <text:p>0xFFFFFD7F,</text:p>
          </table:table-cell>
          <table:table-cell table:formula="of:=COM.MICROSOFT.CONCAT([.V17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7];&quot;,&quot;)" office:value-type="string" office:string-value="0x8," calcext:value-type="string">
            <text:p>0x8,</text:p>
          </table:table-cell>
          <table:table-cell table:formula="of:=COM.MICROSOFT.CONCAT([.Z17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8]/2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18]=&quot;A&quot;;IF([.C18]=&quot;&quot;;0;2*4^[.L18]);0)-IF([.M18]=&quot;A&quot;;IF([.D18]=&quot;&quot;;0;2*4^[.N18]);0)-IF([.O18]=&quot;A&quot;;IF([.E18]=&quot;&quot;;0;2*4^[.P18]);0)-IF([.Q18]=&quot;A&quot;;IF([.F18]=&quot;&quot;;0;2*4^[.R18]);0)" office:value-type="float" office:value="4294967135" calcext:value-type="float">
            <text:p>4294967135</text:p>
          </table:table-cell>
          <table:table-cell table:formula="of:=2^32-1-IF([.K18]=&quot;B&quot;;IF([.C18]=&quot;&quot;;0;2*4^[.L18]);0)-IF([.M18]=&quot;B&quot;;IF([.D18]=&quot;&quot;;0;2*4^[.N18]);0)-IF([.O18]=&quot;B&quot;;IF([.E18]=&quot;&quot;;0;2*4^[.P18]);0)-IF([.Q18]=&quot;B&quot;;IF([.F18]=&quot;&quot;;0;2*4^[.R18]);0)" office:value-type="float" office:value="4294967295" calcext:value-type="float">
            <text:p>4294967295</text:p>
          </table:table-cell>
          <table:table-cell table:formula="of:=COM.MICROSOFT.CONCAT(&quot;0x&quot;;DEC2HEX([.S18]))" office:value-type="string" office:string-value="0xFFFFFF5F" calcext:value-type="string">
            <text:p>0xFFFFFF5F</text:p>
          </table:table-cell>
          <table:table-cell table:formula="of:=COM.MICROSOFT.CONCAT(&quot;0x&quot;;DEC2HEX([.T18]))" office:value-type="string" office:string-value="0xFFFFFFFF" calcext:value-type="string">
            <text:p>0xFFFFFFFF</text:p>
          </table:table-cell>
          <table:table-cell table:formula="of:=0+IF([.K18]=&quot;A&quot;;[.C18]*2^[.L18])+IF([.M18]=&quot;A&quot;;[.D18]*2^[.N18])+IF([.O18]=&quot;A&quot;;[.E18]*2^[.P18])+IF([.Q18]=&quot;A&quot;;[.F18]*2^[.R18])" office:value-type="float" office:value="8" calcext:value-type="float">
            <text:p>8</text:p>
          </table:table-cell>
          <table:table-cell table:formula="of:=0+IF([.K18]=&quot;B&quot;;[.C18]*2^[.L18])+IF([.M18]=&quot;B&quot;;[.D18]*2^[.N18])+IF([.O18]=&quot;B&quot;;[.E18]*2^[.P18])+IF([.Q18]=&quot;B&quot;;[.F18]*2^[.R18])" office:value-type="float" office:value="0" calcext:value-type="float">
            <text:p>0</text:p>
          </table:table-cell>
          <table:table-cell table:formula="of:=COM.MICROSOFT.CONCAT(&quot;0x&quot;;DEC2HEX([.W18]))" office:value-type="string" office:string-value="0x8" calcext:value-type="string">
            <text:p>0x8</text:p>
          </table:table-cell>
          <table:table-cell table:formula="of:=COM.MICROSOFT.CONCAT(&quot;0x&quot;;DEC2HEX([.X18]))" office:value-type="string" office:string-value="0x0" calcext:value-type="string">
            <text:p>0x0</text:p>
          </table:table-cell>
          <table:table-cell table:formula="of:=COM.MICROSOFT.CONCAT([.U18];&quot;,&quot;)" office:value-type="string" office:string-value="0xFFFFFF5F," calcext:value-type="string">
            <text:p>0xFFFFFF5F,</text:p>
          </table:table-cell>
          <table:table-cell table:formula="of:=COM.MICROSOFT.CONCAT([.V18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8];&quot;,&quot;)" office:value-type="string" office:string-value="0x8," calcext:value-type="string">
            <text:p>0x8,</text:p>
          </table:table-cell>
          <table:table-cell table:formula="of:=COM.MICROSOFT.CONCAT([.Z18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19]/2" office:value-type="float" office:value="9" calcext:value-type="float">
            <text:p>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19]=&quot;A&quot;;IF([.C19]=&quot;&quot;;0;2*4^[.L19]);0)-IF([.M19]=&quot;A&quot;;IF([.D19]=&quot;&quot;;0;2*4^[.N19]);0)-IF([.O19]=&quot;A&quot;;IF([.E19]=&quot;&quot;;0;2*4^[.P19]);0)-IF([.Q19]=&quot;A&quot;;IF([.F19]=&quot;&quot;;0;2*4^[.R19]);0)" office:value-type="float" office:value="4294966751" calcext:value-type="float">
            <text:p>4294966751</text:p>
          </table:table-cell>
          <table:table-cell table:formula="of:=2^32-1-IF([.K19]=&quot;B&quot;;IF([.C19]=&quot;&quot;;0;2*4^[.L19]);0)-IF([.M19]=&quot;B&quot;;IF([.D19]=&quot;&quot;;0;2*4^[.N19]);0)-IF([.O19]=&quot;B&quot;;IF([.E19]=&quot;&quot;;0;2*4^[.P19]);0)-IF([.Q19]=&quot;B&quot;;IF([.F19]=&quot;&quot;;0;2*4^[.R19]);0)" office:value-type="float" office:value="4294967295" calcext:value-type="float">
            <text:p>4294967295</text:p>
          </table:table-cell>
          <table:table-cell table:formula="of:=COM.MICROSOFT.CONCAT(&quot;0x&quot;;DEC2HEX([.S19]))" office:value-type="string" office:string-value="0xFFFFFDDF" calcext:value-type="string">
            <text:p>0xFFFFFDDF</text:p>
          </table:table-cell>
          <table:table-cell table:formula="of:=COM.MICROSOFT.CONCAT(&quot;0x&quot;;DEC2HEX([.T19]))" office:value-type="string" office:string-value="0xFFFFFFFF" calcext:value-type="string">
            <text:p>0xFFFFFFFF</text:p>
          </table:table-cell>
          <table:table-cell table:formula="of:=0+IF([.K19]=&quot;A&quot;;[.C19]*2^[.L19])+IF([.M19]=&quot;A&quot;;[.D19]*2^[.N19])+IF([.O19]=&quot;A&quot;;[.E19]*2^[.P19])+IF([.Q19]=&quot;A&quot;;[.F19]*2^[.R19])" office:value-type="float" office:value="16" calcext:value-type="float">
            <text:p>16</text:p>
          </table:table-cell>
          <table:table-cell table:formula="of:=0+IF([.K19]=&quot;B&quot;;[.C19]*2^[.L19])+IF([.M19]=&quot;B&quot;;[.D19]*2^[.N19])+IF([.O19]=&quot;B&quot;;[.E19]*2^[.P19])+IF([.Q19]=&quot;B&quot;;[.F19]*2^[.R19])" office:value-type="float" office:value="0" calcext:value-type="float">
            <text:p>0</text:p>
          </table:table-cell>
          <table:table-cell table:formula="of:=COM.MICROSOFT.CONCAT(&quot;0x&quot;;DEC2HEX([.W19]))" office:value-type="string" office:string-value="0x10" calcext:value-type="string">
            <text:p>0x10</text:p>
          </table:table-cell>
          <table:table-cell table:formula="of:=COM.MICROSOFT.CONCAT(&quot;0x&quot;;DEC2HEX([.X19]))" office:value-type="string" office:string-value="0x0" calcext:value-type="string">
            <text:p>0x0</text:p>
          </table:table-cell>
          <table:table-cell table:formula="of:=COM.MICROSOFT.CONCAT([.U19];&quot;,&quot;)" office:value-type="string" office:string-value="0xFFFFFDDF," calcext:value-type="string">
            <text:p>0xFFFFFDDF,</text:p>
          </table:table-cell>
          <table:table-cell table:formula="of:=COM.MICROSOFT.CONCAT([.V19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19];&quot;,&quot;)" office:value-type="string" office:string-value="0x10," calcext:value-type="string">
            <text:p>0x10,</text:p>
          </table:table-cell>
          <table:table-cell table:formula="of:=COM.MICROSOFT.CONCAT([.Z19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20]/2"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0]=&quot;A&quot;;IF([.C20]=&quot;&quot;;0;2*4^[.L20]);0)-IF([.M20]=&quot;A&quot;;IF([.D20]=&quot;&quot;;0;2*4^[.N20]);0)-IF([.O20]=&quot;A&quot;;IF([.E20]=&quot;&quot;;0;2*4^[.P20]);0)-IF([.Q20]=&quot;A&quot;;IF([.F20]=&quot;&quot;;0;2*4^[.R20]);0)" office:value-type="float" office:value="4294966751" calcext:value-type="float">
            <text:p>4294966751</text:p>
          </table:table-cell>
          <table:table-cell table:formula="of:=2^32-1-IF([.K20]=&quot;B&quot;;IF([.C20]=&quot;&quot;;0;2*4^[.L20]);0)-IF([.M20]=&quot;B&quot;;IF([.D20]=&quot;&quot;;0;2*4^[.N20]);0)-IF([.O20]=&quot;B&quot;;IF([.E20]=&quot;&quot;;0;2*4^[.P20]);0)-IF([.Q20]=&quot;B&quot;;IF([.F20]=&quot;&quot;;0;2*4^[.R20]);0)" office:value-type="float" office:value="4294967295" calcext:value-type="float">
            <text:p>4294967295</text:p>
          </table:table-cell>
          <table:table-cell table:formula="of:=COM.MICROSOFT.CONCAT(&quot;0x&quot;;DEC2HEX([.S20]))" office:value-type="string" office:string-value="0xFFFFFDDF" calcext:value-type="string">
            <text:p>0xFFFFFDDF</text:p>
          </table:table-cell>
          <table:table-cell table:formula="of:=COM.MICROSOFT.CONCAT(&quot;0x&quot;;DEC2HEX([.T20]))" office:value-type="string" office:string-value="0xFFFFFFFF" calcext:value-type="string">
            <text:p>0xFFFFFFFF</text:p>
          </table:table-cell>
          <table:table-cell table:formula="of:=0+IF([.K20]=&quot;A&quot;;[.C20]*2^[.L20])+IF([.M20]=&quot;A&quot;;[.D20]*2^[.N20])+IF([.O20]=&quot;A&quot;;[.E20]*2^[.P20])+IF([.Q20]=&quot;A&quot;;[.F20]*2^[.R20])" office:value-type="float" office:value="4" calcext:value-type="float">
            <text:p>4</text:p>
          </table:table-cell>
          <table:table-cell table:formula="of:=0+IF([.K20]=&quot;B&quot;;[.C20]*2^[.L20])+IF([.M20]=&quot;B&quot;;[.D20]*2^[.N20])+IF([.O20]=&quot;B&quot;;[.E20]*2^[.P20])+IF([.Q20]=&quot;B&quot;;[.F20]*2^[.R20])" office:value-type="float" office:value="0" calcext:value-type="float">
            <text:p>0</text:p>
          </table:table-cell>
          <table:table-cell table:formula="of:=COM.MICROSOFT.CONCAT(&quot;0x&quot;;DEC2HEX([.W20]))" office:value-type="string" office:string-value="0x4" calcext:value-type="string">
            <text:p>0x4</text:p>
          </table:table-cell>
          <table:table-cell table:formula="of:=COM.MICROSOFT.CONCAT(&quot;0x&quot;;DEC2HEX([.X20]))" office:value-type="string" office:string-value="0x0" calcext:value-type="string">
            <text:p>0x0</text:p>
          </table:table-cell>
          <table:table-cell table:formula="of:=COM.MICROSOFT.CONCAT([.U20];&quot;,&quot;)" office:value-type="string" office:string-value="0xFFFFFDDF," calcext:value-type="string">
            <text:p>0xFFFFFDDF,</text:p>
          </table:table-cell>
          <table:table-cell table:formula="of:=COM.MICROSOFT.CONCAT([.V20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0];&quot;,&quot;)" office:value-type="string" office:string-value="0x4," calcext:value-type="string">
            <text:p>0x4,</text:p>
          </table:table-cell>
          <table:table-cell table:formula="of:=COM.MICROSOFT.CONCAT([.Z20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H21]/2" office:value-type="float" office:value="11" calcext:value-type="float">
            <text:p>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1]=&quot;A&quot;;IF([.C21]=&quot;&quot;;0;2*4^[.L21]);0)-IF([.M21]=&quot;A&quot;;IF([.D21]=&quot;&quot;;0;2*4^[.N21]);0)-IF([.O21]=&quot;A&quot;;IF([.E21]=&quot;&quot;;0;2*4^[.P21]);0)-IF([.Q21]=&quot;A&quot;;IF([.F21]=&quot;&quot;;0;2*4^[.R21]);0)" office:value-type="float" office:value="4294967255" calcext:value-type="float">
            <text:p>4294967255</text:p>
          </table:table-cell>
          <table:table-cell table:formula="of:=2^32-1-IF([.K21]=&quot;B&quot;;IF([.C21]=&quot;&quot;;0;2*4^[.L21]);0)-IF([.M21]=&quot;B&quot;;IF([.D21]=&quot;&quot;;0;2*4^[.N21]);0)-IF([.O21]=&quot;B&quot;;IF([.E21]=&quot;&quot;;0;2*4^[.P21]);0)-IF([.Q21]=&quot;B&quot;;IF([.F21]=&quot;&quot;;0;2*4^[.R21]);0)" office:value-type="float" office:value="4294967295" calcext:value-type="float">
            <text:p>4294967295</text:p>
          </table:table-cell>
          <table:table-cell table:formula="of:=COM.MICROSOFT.CONCAT(&quot;0x&quot;;DEC2HEX([.S21]))" office:value-type="string" office:string-value="0xFFFFFFD7" calcext:value-type="string">
            <text:p>0xFFFFFFD7</text:p>
          </table:table-cell>
          <table:table-cell table:formula="of:=COM.MICROSOFT.CONCAT(&quot;0x&quot;;DEC2HEX([.T21]))" office:value-type="string" office:string-value="0xFFFFFFFF" calcext:value-type="string">
            <text:p>0xFFFFFFFF</text:p>
          </table:table-cell>
          <table:table-cell table:formula="of:=0+IF([.K21]=&quot;A&quot;;[.C21]*2^[.L21])+IF([.M21]=&quot;A&quot;;[.D21]*2^[.N21])+IF([.O21]=&quot;A&quot;;[.E21]*2^[.P21])+IF([.Q21]=&quot;A&quot;;[.F21]*2^[.R21])" office:value-type="float" office:value="4" calcext:value-type="float">
            <text:p>4</text:p>
          </table:table-cell>
          <table:table-cell table:formula="of:=0+IF([.K21]=&quot;B&quot;;[.C21]*2^[.L21])+IF([.M21]=&quot;B&quot;;[.D21]*2^[.N21])+IF([.O21]=&quot;B&quot;;[.E21]*2^[.P21])+IF([.Q21]=&quot;B&quot;;[.F21]*2^[.R21])" office:value-type="float" office:value="0" calcext:value-type="float">
            <text:p>0</text:p>
          </table:table-cell>
          <table:table-cell table:formula="of:=COM.MICROSOFT.CONCAT(&quot;0x&quot;;DEC2HEX([.W21]))" office:value-type="string" office:string-value="0x4" calcext:value-type="string">
            <text:p>0x4</text:p>
          </table:table-cell>
          <table:table-cell table:formula="of:=COM.MICROSOFT.CONCAT(&quot;0x&quot;;DEC2HEX([.X21]))" office:value-type="string" office:string-value="0x0" calcext:value-type="string">
            <text:p>0x0</text:p>
          </table:table-cell>
          <table:table-cell table:formula="of:=COM.MICROSOFT.CONCAT([.U21];&quot;,&quot;)" office:value-type="string" office:string-value="0xFFFFFFD7," calcext:value-type="string">
            <text:p>0xFFFFFFD7,</text:p>
          </table:table-cell>
          <table:table-cell table:formula="of:=COM.MICROSOFT.CONCAT([.V21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1];&quot;,&quot;)" office:value-type="string" office:string-value="0x4," calcext:value-type="string">
            <text:p>0x4,</text:p>
          </table:table-cell>
          <table:table-cell table:formula="of:=COM.MICROSOFT.CONCAT([.Z21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22]/2" office:value-type="float" office:value="12" calcext:value-type="float">
            <text:p>1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2]=&quot;A&quot;;IF([.C22]=&quot;&quot;;0;2*4^[.L22]);0)-IF([.M22]=&quot;A&quot;;IF([.D22]=&quot;&quot;;0;2*4^[.N22]);0)-IF([.O22]=&quot;A&quot;;IF([.E22]=&quot;&quot;;0;2*4^[.P22]);0)-IF([.Q22]=&quot;A&quot;;IF([.F22]=&quot;&quot;;0;2*4^[.R22]);0)" office:value-type="float" office:value="4294966775" calcext:value-type="float">
            <text:p>4294966775</text:p>
          </table:table-cell>
          <table:table-cell table:formula="of:=2^32-1-IF([.K22]=&quot;B&quot;;IF([.C22]=&quot;&quot;;0;2*4^[.L22]);0)-IF([.M22]=&quot;B&quot;;IF([.D22]=&quot;&quot;;0;2*4^[.N22]);0)-IF([.O22]=&quot;B&quot;;IF([.E22]=&quot;&quot;;0;2*4^[.P22]);0)-IF([.Q22]=&quot;B&quot;;IF([.F22]=&quot;&quot;;0;2*4^[.R22]);0)" office:value-type="float" office:value="4294967295" calcext:value-type="float">
            <text:p>4294967295</text:p>
          </table:table-cell>
          <table:table-cell table:formula="of:=COM.MICROSOFT.CONCAT(&quot;0x&quot;;DEC2HEX([.S22]))" office:value-type="string" office:string-value="0xFFFFFDF7" calcext:value-type="string">
            <text:p>0xFFFFFDF7</text:p>
          </table:table-cell>
          <table:table-cell table:formula="of:=COM.MICROSOFT.CONCAT(&quot;0x&quot;;DEC2HEX([.T22]))" office:value-type="string" office:string-value="0xFFFFFFFF" calcext:value-type="string">
            <text:p>0xFFFFFFFF</text:p>
          </table:table-cell>
          <table:table-cell table:formula="of:=0+IF([.K22]=&quot;A&quot;;[.C22]*2^[.L22])+IF([.M22]=&quot;A&quot;;[.D22]*2^[.N22])+IF([.O22]=&quot;A&quot;;[.E22]*2^[.P22])+IF([.Q22]=&quot;A&quot;;[.F22]*2^[.R22])" office:value-type="float" office:value="2" calcext:value-type="float">
            <text:p>2</text:p>
          </table:table-cell>
          <table:table-cell table:formula="of:=0+IF([.K22]=&quot;B&quot;;[.C22]*2^[.L22])+IF([.M22]=&quot;B&quot;;[.D22]*2^[.N22])+IF([.O22]=&quot;B&quot;;[.E22]*2^[.P22])+IF([.Q22]=&quot;B&quot;;[.F22]*2^[.R22])" office:value-type="float" office:value="0" calcext:value-type="float">
            <text:p>0</text:p>
          </table:table-cell>
          <table:table-cell table:formula="of:=COM.MICROSOFT.CONCAT(&quot;0x&quot;;DEC2HEX([.W22]))" office:value-type="string" office:string-value="0x2" calcext:value-type="string">
            <text:p>0x2</text:p>
          </table:table-cell>
          <table:table-cell table:formula="of:=COM.MICROSOFT.CONCAT(&quot;0x&quot;;DEC2HEX([.X22]))" office:value-type="string" office:string-value="0x0" calcext:value-type="string">
            <text:p>0x0</text:p>
          </table:table-cell>
          <table:table-cell table:formula="of:=COM.MICROSOFT.CONCAT([.U22];&quot;,&quot;)" office:value-type="string" office:string-value="0xFFFFFDF7," calcext:value-type="string">
            <text:p>0xFFFFFDF7,</text:p>
          </table:table-cell>
          <table:table-cell table:formula="of:=COM.MICROSOFT.CONCAT([.V22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2];&quot;,&quot;)" office:value-type="string" office:string-value="0x2," calcext:value-type="string">
            <text:p>0x2,</text:p>
          </table:table-cell>
          <table:table-cell table:formula="of:=COM.MICROSOFT.CONCAT([.Z22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23]/2" office:value-type="float" office:value="13" calcext:value-type="float">
            <text:p>1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3]=&quot;A&quot;;IF([.C23]=&quot;&quot;;0;2*4^[.L23]);0)-IF([.M23]=&quot;A&quot;;IF([.D23]=&quot;&quot;;0;2*4^[.N23]);0)-IF([.O23]=&quot;A&quot;;IF([.E23]=&quot;&quot;;0;2*4^[.P23]);0)-IF([.Q23]=&quot;A&quot;;IF([.F23]=&quot;&quot;;0;2*4^[.R23]);0)" office:value-type="float" office:value="4294966775" calcext:value-type="float">
            <text:p>4294966775</text:p>
          </table:table-cell>
          <table:table-cell table:formula="of:=2^32-1-IF([.K23]=&quot;B&quot;;IF([.C23]=&quot;&quot;;0;2*4^[.L23]);0)-IF([.M23]=&quot;B&quot;;IF([.D23]=&quot;&quot;;0;2*4^[.N23]);0)-IF([.O23]=&quot;B&quot;;IF([.E23]=&quot;&quot;;0;2*4^[.P23]);0)-IF([.Q23]=&quot;B&quot;;IF([.F23]=&quot;&quot;;0;2*4^[.R23]);0)" office:value-type="float" office:value="4294967295" calcext:value-type="float">
            <text:p>4294967295</text:p>
          </table:table-cell>
          <table:table-cell table:formula="of:=COM.MICROSOFT.CONCAT(&quot;0x&quot;;DEC2HEX([.S23]))" office:value-type="string" office:string-value="0xFFFFFDF7" calcext:value-type="string">
            <text:p>0xFFFFFDF7</text:p>
          </table:table-cell>
          <table:table-cell table:formula="of:=COM.MICROSOFT.CONCAT(&quot;0x&quot;;DEC2HEX([.T23]))" office:value-type="string" office:string-value="0xFFFFFFFF" calcext:value-type="string">
            <text:p>0xFFFFFFFF</text:p>
          </table:table-cell>
          <table:table-cell table:formula="of:=0+IF([.K23]=&quot;A&quot;;[.C23]*2^[.L23])+IF([.M23]=&quot;A&quot;;[.D23]*2^[.N23])+IF([.O23]=&quot;A&quot;;[.E23]*2^[.P23])+IF([.Q23]=&quot;A&quot;;[.F23]*2^[.R23])" office:value-type="float" office:value="16" calcext:value-type="float">
            <text:p>16</text:p>
          </table:table-cell>
          <table:table-cell table:formula="of:=0+IF([.K23]=&quot;B&quot;;[.C23]*2^[.L23])+IF([.M23]=&quot;B&quot;;[.D23]*2^[.N23])+IF([.O23]=&quot;B&quot;;[.E23]*2^[.P23])+IF([.Q23]=&quot;B&quot;;[.F23]*2^[.R23])" office:value-type="float" office:value="0" calcext:value-type="float">
            <text:p>0</text:p>
          </table:table-cell>
          <table:table-cell table:formula="of:=COM.MICROSOFT.CONCAT(&quot;0x&quot;;DEC2HEX([.W23]))" office:value-type="string" office:string-value="0x10" calcext:value-type="string">
            <text:p>0x10</text:p>
          </table:table-cell>
          <table:table-cell table:formula="of:=COM.MICROSOFT.CONCAT(&quot;0x&quot;;DEC2HEX([.X23]))" office:value-type="string" office:string-value="0x0" calcext:value-type="string">
            <text:p>0x0</text:p>
          </table:table-cell>
          <table:table-cell table:formula="of:=COM.MICROSOFT.CONCAT([.U23];&quot;,&quot;)" office:value-type="string" office:string-value="0xFFFFFDF7," calcext:value-type="string">
            <text:p>0xFFFFFDF7,</text:p>
          </table:table-cell>
          <table:table-cell table:formula="of:=COM.MICROSOFT.CONCAT([.V23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3];&quot;,&quot;)" office:value-type="string" office:string-value="0x10," calcext:value-type="string">
            <text:p>0x10,</text:p>
          </table:table-cell>
          <table:table-cell table:formula="of:=COM.MICROSOFT.CONCAT([.Z23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H24]/2" office:value-type="float" office:value="14" calcext:value-type="float">
            <text:p>1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4]=&quot;A&quot;;IF([.C24]=&quot;&quot;;0;2*4^[.L24]);0)-IF([.M24]=&quot;A&quot;;IF([.D24]=&quot;&quot;;0;2*4^[.N24]);0)-IF([.O24]=&quot;A&quot;;IF([.E24]=&quot;&quot;;0;2*4^[.P24]);0)-IF([.Q24]=&quot;A&quot;;IF([.F24]=&quot;&quot;;0;2*4^[.R24]);0)" office:value-type="float" office:value="4294967159" calcext:value-type="float">
            <text:p>4294967159</text:p>
          </table:table-cell>
          <table:table-cell table:formula="of:=2^32-1-IF([.K24]=&quot;B&quot;;IF([.C24]=&quot;&quot;;0;2*4^[.L24]);0)-IF([.M24]=&quot;B&quot;;IF([.D24]=&quot;&quot;;0;2*4^[.N24]);0)-IF([.O24]=&quot;B&quot;;IF([.E24]=&quot;&quot;;0;2*4^[.P24]);0)-IF([.Q24]=&quot;B&quot;;IF([.F24]=&quot;&quot;;0;2*4^[.R24]);0)" office:value-type="float" office:value="4294967295" calcext:value-type="float">
            <text:p>4294967295</text:p>
          </table:table-cell>
          <table:table-cell table:formula="of:=COM.MICROSOFT.CONCAT(&quot;0x&quot;;DEC2HEX([.S24]))" office:value-type="string" office:string-value="0xFFFFFF77" calcext:value-type="string">
            <text:p>0xFFFFFF77</text:p>
          </table:table-cell>
          <table:table-cell table:formula="of:=COM.MICROSOFT.CONCAT(&quot;0x&quot;;DEC2HEX([.T24]))" office:value-type="string" office:string-value="0xFFFFFFFF" calcext:value-type="string">
            <text:p>0xFFFFFFFF</text:p>
          </table:table-cell>
          <table:table-cell table:formula="of:=0+IF([.K24]=&quot;A&quot;;[.C24]*2^[.L24])+IF([.M24]=&quot;A&quot;;[.D24]*2^[.N24])+IF([.O24]=&quot;A&quot;;[.E24]*2^[.P24])+IF([.Q24]=&quot;A&quot;;[.F24]*2^[.R24])" office:value-type="float" office:value="2" calcext:value-type="float">
            <text:p>2</text:p>
          </table:table-cell>
          <table:table-cell table:formula="of:=0+IF([.K24]=&quot;B&quot;;[.C24]*2^[.L24])+IF([.M24]=&quot;B&quot;;[.D24]*2^[.N24])+IF([.O24]=&quot;B&quot;;[.E24]*2^[.P24])+IF([.Q24]=&quot;B&quot;;[.F24]*2^[.R24])" office:value-type="float" office:value="0" calcext:value-type="float">
            <text:p>0</text:p>
          </table:table-cell>
          <table:table-cell table:formula="of:=COM.MICROSOFT.CONCAT(&quot;0x&quot;;DEC2HEX([.W24]))" office:value-type="string" office:string-value="0x2" calcext:value-type="string">
            <text:p>0x2</text:p>
          </table:table-cell>
          <table:table-cell table:formula="of:=COM.MICROSOFT.CONCAT(&quot;0x&quot;;DEC2HEX([.X24]))" office:value-type="string" office:string-value="0x0" calcext:value-type="string">
            <text:p>0x0</text:p>
          </table:table-cell>
          <table:table-cell table:formula="of:=COM.MICROSOFT.CONCAT([.U24];&quot;,&quot;)" office:value-type="string" office:string-value="0xFFFFFF77," calcext:value-type="string">
            <text:p>0xFFFFFF77,</text:p>
          </table:table-cell>
          <table:table-cell table:formula="of:=COM.MICROSOFT.CONCAT([.V24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4];&quot;,&quot;)" office:value-type="string" office:string-value="0x2," calcext:value-type="string">
            <text:p>0x2,</text:p>
          </table:table-cell>
          <table:table-cell table:formula="of:=COM.MICROSOFT.CONCAT([.Z24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25]/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5]=&quot;A&quot;;IF([.C25]=&quot;&quot;;0;2*4^[.L25]);0)-IF([.M25]=&quot;A&quot;;IF([.D25]=&quot;&quot;;0;2*4^[.N25]);0)-IF([.O25]=&quot;A&quot;;IF([.E25]=&quot;&quot;;0;2*4^[.P25]);0)-IF([.Q25]=&quot;A&quot;;IF([.F25]=&quot;&quot;;0;2*4^[.R25]);0)" office:value-type="float" office:value="4294967135" calcext:value-type="float">
            <text:p>4294967135</text:p>
          </table:table-cell>
          <table:table-cell table:formula="of:=2^32-1-IF([.K25]=&quot;B&quot;;IF([.C25]=&quot;&quot;;0;2*4^[.L25]);0)-IF([.M25]=&quot;B&quot;;IF([.D25]=&quot;&quot;;0;2*4^[.N25]);0)-IF([.O25]=&quot;B&quot;;IF([.E25]=&quot;&quot;;0;2*4^[.P25]);0)-IF([.Q25]=&quot;B&quot;;IF([.F25]=&quot;&quot;;0;2*4^[.R25]);0)" office:value-type="float" office:value="4294967295" calcext:value-type="float">
            <text:p>4294967295</text:p>
          </table:table-cell>
          <table:table-cell table:formula="of:=COM.MICROSOFT.CONCAT(&quot;0x&quot;;DEC2HEX([.S25]))" office:value-type="string" office:string-value="0xFFFFFF5F" calcext:value-type="string">
            <text:p>0xFFFFFF5F</text:p>
          </table:table-cell>
          <table:table-cell table:formula="of:=COM.MICROSOFT.CONCAT(&quot;0x&quot;;DEC2HEX([.T25]))" office:value-type="string" office:string-value="0xFFFFFFFF" calcext:value-type="string">
            <text:p>0xFFFFFFFF</text:p>
          </table:table-cell>
          <table:table-cell table:formula="of:=0+IF([.K25]=&quot;A&quot;;[.C25]*2^[.L25])+IF([.M25]=&quot;A&quot;;[.D25]*2^[.N25])+IF([.O25]=&quot;A&quot;;[.E25]*2^[.P25])+IF([.Q25]=&quot;A&quot;;[.F25]*2^[.R25])" office:value-type="float" office:value="4" calcext:value-type="float">
            <text:p>4</text:p>
          </table:table-cell>
          <table:table-cell table:formula="of:=0+IF([.K25]=&quot;B&quot;;[.C25]*2^[.L25])+IF([.M25]=&quot;B&quot;;[.D25]*2^[.N25])+IF([.O25]=&quot;B&quot;;[.E25]*2^[.P25])+IF([.Q25]=&quot;B&quot;;[.F25]*2^[.R25])" office:value-type="float" office:value="0" calcext:value-type="float">
            <text:p>0</text:p>
          </table:table-cell>
          <table:table-cell table:formula="of:=COM.MICROSOFT.CONCAT(&quot;0x&quot;;DEC2HEX([.W25]))" office:value-type="string" office:string-value="0x4" calcext:value-type="string">
            <text:p>0x4</text:p>
          </table:table-cell>
          <table:table-cell table:formula="of:=COM.MICROSOFT.CONCAT(&quot;0x&quot;;DEC2HEX([.X25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25];&quot;,&quot;)" office:value-type="string" office:string-value="0xFFFFFF5F," calcext:value-type="string">
            <text:p>0xFFFFFF5F,</text:p>
          </table:table-cell>
          <table:table-cell table:formula="of:=COM.MICROSOFT.CONCAT([.V25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5];&quot;,&quot;)" office:value-type="string" office:string-value="0x4," calcext:value-type="string">
            <text:p>0x4,</text:p>
          </table:table-cell>
          <table:table-cell table:formula="of:=COM.MICROSOFT.CONCAT([.Z25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26]/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6]=&quot;A&quot;;IF([.C26]=&quot;&quot;;0;2*4^[.L26]);0)-IF([.M26]=&quot;A&quot;;IF([.D26]=&quot;&quot;;0;2*4^[.N26]);0)-IF([.O26]=&quot;A&quot;;IF([.E26]=&quot;&quot;;0;2*4^[.P26]);0)-IF([.Q26]=&quot;A&quot;;IF([.F26]=&quot;&quot;;0;2*4^[.R26]);0)" office:value-type="float" office:value="4294967255" calcext:value-type="float">
            <text:p>4294967255</text:p>
          </table:table-cell>
          <table:table-cell table:formula="of:=2^32-1-IF([.K26]=&quot;B&quot;;IF([.C26]=&quot;&quot;;0;2*4^[.L26]);0)-IF([.M26]=&quot;B&quot;;IF([.D26]=&quot;&quot;;0;2*4^[.N26]);0)-IF([.O26]=&quot;B&quot;;IF([.E26]=&quot;&quot;;0;2*4^[.P26]);0)-IF([.Q26]=&quot;B&quot;;IF([.F26]=&quot;&quot;;0;2*4^[.R26]);0)" office:value-type="float" office:value="4294967295" calcext:value-type="float">
            <text:p>4294967295</text:p>
          </table:table-cell>
          <table:table-cell table:formula="of:=COM.MICROSOFT.CONCAT(&quot;0x&quot;;DEC2HEX([.S26]))" office:value-type="string" office:string-value="0xFFFFFFD7" calcext:value-type="string">
            <text:p>0xFFFFFFD7</text:p>
          </table:table-cell>
          <table:table-cell table:formula="of:=COM.MICROSOFT.CONCAT(&quot;0x&quot;;DEC2HEX([.T26]))" office:value-type="string" office:string-value="0xFFFFFFFF" calcext:value-type="string">
            <text:p>0xFFFFFFFF</text:p>
          </table:table-cell>
          <table:table-cell table:formula="of:=0+IF([.K26]=&quot;A&quot;;[.C26]*2^[.L26])+IF([.M26]=&quot;A&quot;;[.D26]*2^[.N26])+IF([.O26]=&quot;A&quot;;[.E26]*2^[.P26])+IF([.Q26]=&quot;A&quot;;[.F26]*2^[.R26])" office:value-type="float" office:value="2" calcext:value-type="float">
            <text:p>2</text:p>
          </table:table-cell>
          <table:table-cell table:formula="of:=0+IF([.K26]=&quot;B&quot;;[.C26]*2^[.L26])+IF([.M26]=&quot;B&quot;;[.D26]*2^[.N26])+IF([.O26]=&quot;B&quot;;[.E26]*2^[.P26])+IF([.Q26]=&quot;B&quot;;[.F26]*2^[.R26])" office:value-type="float" office:value="0" calcext:value-type="float">
            <text:p>0</text:p>
          </table:table-cell>
          <table:table-cell table:formula="of:=COM.MICROSOFT.CONCAT(&quot;0x&quot;;DEC2HEX([.W26]))" office:value-type="string" office:string-value="0x2" calcext:value-type="string">
            <text:p>0x2</text:p>
          </table:table-cell>
          <table:table-cell table:formula="of:=COM.MICROSOFT.CONCAT(&quot;0x&quot;;DEC2HEX([.X26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26];&quot;,&quot;)" office:value-type="string" office:string-value="0xFFFFFFD7," calcext:value-type="string">
            <text:p>0xFFFFFFD7,</text:p>
          </table:table-cell>
          <table:table-cell table:formula="of:=COM.MICROSOFT.CONCAT([.V26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6];&quot;,&quot;)" office:value-type="string" office:string-value="0x2," calcext:value-type="string">
            <text:p>0x2,</text:p>
          </table:table-cell>
          <table:table-cell table:formula="of:=COM.MICROSOFT.CONCAT([.Z26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27]/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2^32-1-IF([.K27]=&quot;A&quot;;IF([.C27]=&quot;&quot;;0;2*4^[.L27]);0)-IF([.M27]=&quot;A&quot;;IF([.D27]=&quot;&quot;;0;2*4^[.N27]);0)-IF([.O27]=&quot;A&quot;;IF([.E27]=&quot;&quot;;0;2*4^[.P27]);0)-IF([.Q27]=&quot;A&quot;;IF([.F27]=&quot;&quot;;0;2*4^[.R27]);0)" office:value-type="float" office:value="4294967159" calcext:value-type="float">
            <text:p>4294967159</text:p>
          </table:table-cell>
          <table:table-cell table:formula="of:=2^32-1-IF([.K27]=&quot;B&quot;;IF([.C27]=&quot;&quot;;0;2*4^[.L27]);0)-IF([.M27]=&quot;B&quot;;IF([.D27]=&quot;&quot;;0;2*4^[.N27]);0)-IF([.O27]=&quot;B&quot;;IF([.E27]=&quot;&quot;;0;2*4^[.P27]);0)-IF([.Q27]=&quot;B&quot;;IF([.F27]=&quot;&quot;;0;2*4^[.R27]);0)" office:value-type="float" office:value="4294967295" calcext:value-type="float">
            <text:p>4294967295</text:p>
          </table:table-cell>
          <table:table-cell table:formula="of:=COM.MICROSOFT.CONCAT(&quot;0x&quot;;DEC2HEX([.S27]))" office:value-type="string" office:string-value="0xFFFFFF77" calcext:value-type="string">
            <text:p>0xFFFFFF77</text:p>
          </table:table-cell>
          <table:table-cell table:formula="of:=COM.MICROSOFT.CONCAT(&quot;0x&quot;;DEC2HEX([.T27]))" office:value-type="string" office:string-value="0xFFFFFFFF" calcext:value-type="string">
            <text:p>0xFFFFFFFF</text:p>
          </table:table-cell>
          <table:table-cell table:formula="of:=0+IF([.K27]=&quot;A&quot;;[.C27]*2^[.L27])+IF([.M27]=&quot;A&quot;;[.D27]*2^[.N27])+IF([.O27]=&quot;A&quot;;[.E27]*2^[.P27])+IF([.Q27]=&quot;A&quot;;[.F27]*2^[.R27])" office:value-type="float" office:value="8" calcext:value-type="float">
            <text:p>8</text:p>
          </table:table-cell>
          <table:table-cell table:formula="of:=0+IF([.K27]=&quot;B&quot;;[.C27]*2^[.L27])+IF([.M27]=&quot;B&quot;;[.D27]*2^[.N27])+IF([.O27]=&quot;B&quot;;[.E27]*2^[.P27])+IF([.Q27]=&quot;B&quot;;[.F27]*2^[.R27])" office:value-type="float" office:value="0" calcext:value-type="float">
            <text:p>0</text:p>
          </table:table-cell>
          <table:table-cell table:formula="of:=COM.MICROSOFT.CONCAT(&quot;0x&quot;;DEC2HEX([.W27]))" office:value-type="string" office:string-value="0x8" calcext:value-type="string">
            <text:p>0x8</text:p>
          </table:table-cell>
          <table:table-cell table:formula="of:=COM.MICROSOFT.CONCAT(&quot;0x&quot;;DEC2HEX([.X27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27];&quot;,&quot;)" office:value-type="string" office:string-value="0xFFFFFF77," calcext:value-type="string">
            <text:p>0xFFFFFF77,</text:p>
          </table:table-cell>
          <table:table-cell table:formula="of:=COM.MICROSOFT.CONCAT([.V27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27];&quot;,&quot;)" office:value-type="string" office:string-value="0x8," calcext:value-type="string">
            <text:p>0x8,</text:p>
          </table:table-cell>
          <table:table-cell table:formula="of:=COM.MICROSOFT.CONCAT([.Z27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6" table:number-columns-repeated="10"/>
          <table:table-cell table:number-columns-repeated="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3" table:formula="of:=[.H29]/2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29]=&quot;A&quot;;IF([.C29]=&quot;&quot;;0;2*4^[.L29]);0)-IF([.M29]=&quot;A&quot;;IF([.D29]=&quot;&quot;;0;2*4^[.N29]);0)-IF([.O29]=&quot;A&quot;;IF([.E29]=&quot;&quot;;0;2*4^[.P29]);0)-IF([.Q29]=&quot;A&quot;;IF([.F29]=&quot;&quot;;0;2*4^[.R29]);0)" office:value-type="float" office:value="4286578687" calcext:value-type="float">
            <text:p>4286578687</text:p>
          </table:table-cell>
          <table:table-cell table:formula="of:=2^32-1-IF([.K29]=&quot;B&quot;;IF([.C29]=&quot;&quot;;0;2*4^[.L29]);0)-IF([.M29]=&quot;B&quot;;IF([.D29]=&quot;&quot;;0;2*4^[.N29]);0)-IF([.O29]=&quot;B&quot;;IF([.E29]=&quot;&quot;;0;2*4^[.P29]);0)-IF([.Q29]=&quot;B&quot;;IF([.F29]=&quot;&quot;;0;2*4^[.R29]);0)" office:value-type="float" office:value="4294934527" calcext:value-type="float">
            <text:p>4294934527</text:p>
          </table:table-cell>
          <table:table-cell table:formula="of:=COM.MICROSOFT.CONCAT(&quot;0x&quot;;DEC2HEX([.S29]))" office:value-type="string" office:string-value="0xFF7FFFFF" calcext:value-type="string">
            <text:p>0xFF7FFFFF</text:p>
          </table:table-cell>
          <table:table-cell table:formula="of:=COM.MICROSOFT.CONCAT(&quot;0x&quot;;DEC2HEX([.T29]))" office:value-type="string" office:string-value="0xFFFF7FFF" calcext:value-type="string">
            <text:p>0xFFFF7FFF</text:p>
          </table:table-cell>
          <table:table-cell table:formula="of:=0+IF([.K29]=&quot;A&quot;;[.C29]*2^[.L29])+IF([.M29]=&quot;A&quot;;[.D29]*2^[.N29])+IF([.O29]=&quot;A&quot;;[.E29]*2^[.P29])+IF([.Q29]=&quot;A&quot;;[.F29]*2^[.R29])" office:value-type="float" office:value="0" calcext:value-type="float">
            <text:p>0</text:p>
          </table:table-cell>
          <table:table-cell table:formula="of:=0+IF([.K29]=&quot;B&quot;;[.C29]*2^[.L29])+IF([.M29]=&quot;B&quot;;[.D29]*2^[.N29])+IF([.O29]=&quot;B&quot;;[.E29]*2^[.P29])+IF([.Q29]=&quot;B&quot;;[.F29]*2^[.R29])" office:value-type="float" office:value="128" calcext:value-type="float">
            <text:p>128</text:p>
          </table:table-cell>
          <table:table-cell table:formula="of:=COM.MICROSOFT.CONCAT(&quot;0x&quot;;DEC2HEX([.W29]))" office:value-type="string" office:string-value="0x0" calcext:value-type="string">
            <text:p>0x0</text:p>
          </table:table-cell>
          <table:table-cell table:formula="of:=COM.MICROSOFT.CONCAT(&quot;0x&quot;;DEC2HEX([.X29]))" office:value-type="string" office:string-value="0x80" calcext:value-type="string">
            <text:p>0x8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H30]/2" office:value-type="float" office:value="15" calcext:value-type="float">
            <text:p>1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0]=&quot;A&quot;;IF([.C30]=&quot;&quot;;0;2*4^[.L30]);0)-IF([.M30]=&quot;A&quot;;IF([.D30]=&quot;&quot;;0;2*4^[.N30]);0)-IF([.O30]=&quot;A&quot;;IF([.E30]=&quot;&quot;;0;2*4^[.P30]);0)-IF([.Q30]=&quot;A&quot;;IF([.F30]=&quot;&quot;;0;2*4^[.R30]);0)" office:value-type="float" office:value="4286578687" calcext:value-type="float">
            <text:p>4286578687</text:p>
          </table:table-cell>
          <table:table-cell table:formula="of:=2^32-1-IF([.K30]=&quot;B&quot;;IF([.C30]=&quot;&quot;;0;2*4^[.L30]);0)-IF([.M30]=&quot;B&quot;;IF([.D30]=&quot;&quot;;0;2*4^[.N30]);0)-IF([.O30]=&quot;B&quot;;IF([.E30]=&quot;&quot;;0;2*4^[.P30]);0)-IF([.Q30]=&quot;B&quot;;IF([.F30]=&quot;&quot;;0;2*4^[.R30]);0)" office:value-type="float" office:value="4294934527" calcext:value-type="float">
            <text:p>4294934527</text:p>
          </table:table-cell>
          <table:table-cell table:formula="of:=COM.MICROSOFT.CONCAT(&quot;0x&quot;;DEC2HEX([.S30]))" office:value-type="string" office:string-value="0xFF7FFFFF" calcext:value-type="string">
            <text:p>0xFF7FFFFF</text:p>
          </table:table-cell>
          <table:table-cell table:formula="of:=COM.MICROSOFT.CONCAT(&quot;0x&quot;;DEC2HEX([.T30]))" office:value-type="string" office:string-value="0xFFFF7FFF" calcext:value-type="string">
            <text:p>0xFFFF7FFF</text:p>
          </table:table-cell>
          <table:table-cell table:formula="of:=0+IF([.K30]=&quot;A&quot;;[.C30]*2^[.L30])+IF([.M30]=&quot;A&quot;;[.D30]*2^[.N30])+IF([.O30]=&quot;A&quot;;[.E30]*2^[.P30])+IF([.Q30]=&quot;A&quot;;[.F30]*2^[.R30])" office:value-type="float" office:value="2048" calcext:value-type="float">
            <text:p>2048</text:p>
          </table:table-cell>
          <table:table-cell table:formula="of:=0+IF([.K30]=&quot;B&quot;;[.C30]*2^[.L30])+IF([.M30]=&quot;B&quot;;[.D30]*2^[.N30])+IF([.O30]=&quot;B&quot;;[.E30]*2^[.P30])+IF([.Q30]=&quot;B&quot;;[.F30]*2^[.R30])" office:value-type="float" office:value="0" calcext:value-type="float">
            <text:p>0</text:p>
          </table:table-cell>
          <table:table-cell table:formula="of:=COM.MICROSOFT.CONCAT(&quot;0x&quot;;DEC2HEX([.W30]))" office:value-type="string" office:string-value="0x800" calcext:value-type="string">
            <text:p>0x800</text:p>
          </table:table-cell>
          <table:table-cell table:formula="of:=COM.MICROSOFT.CONCAT(&quot;0x&quot;;DEC2HEX([.X30]))" office:value-type="string" office:string-value="0x0" calcext:value-type="string">
            <text:p>0x0</text:p>
          </table:table-cell>
          <table:table-cell table:formula="of:=COM.MICROSOFT.CONCAT([.U30];&quot;,&quot;)" office:value-type="string" office:string-value="0xFF7FFFFF," calcext:value-type="string">
            <text:p>0xFF7FFFFF,</text:p>
          </table:table-cell>
          <table:table-cell table:formula="of:=COM.MICROSOFT.CONCAT([.V30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0];&quot;,&quot;)" office:value-type="string" office:string-value="0x800," calcext:value-type="string">
            <text:p>0x800,</text:p>
          </table:table-cell>
          <table:table-cell table:formula="of:=COM.MICROSOFT.CONCAT([.Z30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31]/2" office:value-type="float" office:value="16" calcext:value-type="float">
            <text:p>1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1]=&quot;A&quot;;IF([.C31]=&quot;&quot;;0;2*4^[.L31]);0)-IF([.M31]=&quot;A&quot;;IF([.D31]=&quot;&quot;;0;2*4^[.N31]);0)-IF([.O31]=&quot;A&quot;;IF([.E31]=&quot;&quot;;0;2*4^[.P31]);0)-IF([.Q31]=&quot;A&quot;;IF([.F31]=&quot;&quot;;0;2*4^[.R31]);0)" office:value-type="float" office:value="2139095039" calcext:value-type="float">
            <text:p>2139095039</text:p>
          </table:table-cell>
          <table:table-cell table:formula="of:=2^32-1-IF([.K31]=&quot;B&quot;;IF([.C31]=&quot;&quot;;0;2*4^[.L31]);0)-IF([.M31]=&quot;B&quot;;IF([.D31]=&quot;&quot;;0;2*4^[.N31]);0)-IF([.O31]=&quot;B&quot;;IF([.E31]=&quot;&quot;;0;2*4^[.P31]);0)-IF([.Q31]=&quot;B&quot;;IF([.F31]=&quot;&quot;;0;2*4^[.R31]);0)" office:value-type="float" office:value="4294967295" calcext:value-type="float">
            <text:p>4294967295</text:p>
          </table:table-cell>
          <table:table-cell table:formula="of:=COM.MICROSOFT.CONCAT(&quot;0x&quot;;DEC2HEX([.S31]))" office:value-type="string" office:string-value="0x7F7FFFFF" calcext:value-type="string">
            <text:p>0x7F7FFFFF</text:p>
          </table:table-cell>
          <table:table-cell table:formula="of:=COM.MICROSOFT.CONCAT(&quot;0x&quot;;DEC2HEX([.T31]))" office:value-type="string" office:string-value="0xFFFFFFFF" calcext:value-type="string">
            <text:p>0xFFFFFFFF</text:p>
          </table:table-cell>
          <table:table-cell table:formula="of:=0+IF([.K31]=&quot;A&quot;;[.C31]*2^[.L31])+IF([.M31]=&quot;A&quot;;[.D31]*2^[.N31])+IF([.O31]=&quot;A&quot;;[.E31]*2^[.P31])+IF([.Q31]=&quot;A&quot;;[.F31]*2^[.R31])" office:value-type="float" office:value="2048" calcext:value-type="float">
            <text:p>2048</text:p>
          </table:table-cell>
          <table:table-cell table:formula="of:=0+IF([.K31]=&quot;B&quot;;[.C31]*2^[.L31])+IF([.M31]=&quot;B&quot;;[.D31]*2^[.N31])+IF([.O31]=&quot;B&quot;;[.E31]*2^[.P31])+IF([.Q31]=&quot;B&quot;;[.F31]*2^[.R31])" office:value-type="float" office:value="0" calcext:value-type="float">
            <text:p>0</text:p>
          </table:table-cell>
          <table:table-cell table:formula="of:=COM.MICROSOFT.CONCAT(&quot;0x&quot;;DEC2HEX([.W31]))" office:value-type="string" office:string-value="0x800" calcext:value-type="string">
            <text:p>0x800</text:p>
          </table:table-cell>
          <table:table-cell table:formula="of:=COM.MICROSOFT.CONCAT(&quot;0x&quot;;DEC2HEX([.X31]))" office:value-type="string" office:string-value="0x0" calcext:value-type="string">
            <text:p>0x0</text:p>
          </table:table-cell>
          <table:table-cell table:formula="of:=COM.MICROSOFT.CONCAT([.U31];&quot;,&quot;)" office:value-type="string" office:string-value="0x7F7FFFFF," calcext:value-type="string">
            <text:p>0x7F7FFFFF,</text:p>
          </table:table-cell>
          <table:table-cell table:formula="of:=COM.MICROSOFT.CONCAT([.V31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31];&quot;,&quot;)" office:value-type="string" office:string-value="0x800," calcext:value-type="string">
            <text:p>0x800,</text:p>
          </table:table-cell>
          <table:table-cell table:formula="of:=COM.MICROSOFT.CONCAT([.Z31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H32]/2" office:value-type="float" office:value="17" calcext:value-type="float">
            <text:p>1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2]=&quot;A&quot;;IF([.C32]=&quot;&quot;;0;2*4^[.L32]);0)-IF([.M32]=&quot;A&quot;;IF([.D32]=&quot;&quot;;0;2*4^[.N32]);0)-IF([.O32]=&quot;A&quot;;IF([.E32]=&quot;&quot;;0;2*4^[.P32]);0)-IF([.Q32]=&quot;A&quot;;IF([.F32]=&quot;&quot;;0;2*4^[.R32]);0)" office:value-type="float" office:value="2147483647" calcext:value-type="float">
            <text:p>2147483647</text:p>
          </table:table-cell>
          <table:table-cell table:formula="of:=2^32-1-IF([.K32]=&quot;B&quot;;IF([.C32]=&quot;&quot;;0;2*4^[.L32]);0)-IF([.M32]=&quot;B&quot;;IF([.D32]=&quot;&quot;;0;2*4^[.N32]);0)-IF([.O32]=&quot;B&quot;;IF([.E32]=&quot;&quot;;0;2*4^[.P32]);0)-IF([.Q32]=&quot;B&quot;;IF([.F32]=&quot;&quot;;0;2*4^[.R32]);0)" office:value-type="float" office:value="4294934527" calcext:value-type="float">
            <text:p>4294934527</text:p>
          </table:table-cell>
          <table:table-cell table:formula="of:=COM.MICROSOFT.CONCAT(&quot;0x&quot;;DEC2HEX([.S32]))" office:value-type="string" office:string-value="0x7FFFFFFF" calcext:value-type="string">
            <text:p>0x7FFFFFFF</text:p>
          </table:table-cell>
          <table:table-cell table:formula="of:=COM.MICROSOFT.CONCAT(&quot;0x&quot;;DEC2HEX([.T32]))" office:value-type="string" office:string-value="0xFFFF7FFF" calcext:value-type="string">
            <text:p>0xFFFF7FFF</text:p>
          </table:table-cell>
          <table:table-cell table:formula="of:=0+IF([.K32]=&quot;A&quot;;[.C32]*2^[.L32])+IF([.M32]=&quot;A&quot;;[.D32]*2^[.N32])+IF([.O32]=&quot;A&quot;;[.E32]*2^[.P32])+IF([.Q32]=&quot;A&quot;;[.F32]*2^[.R32])" office:value-type="float" office:value="0" calcext:value-type="float">
            <text:p>0</text:p>
          </table:table-cell>
          <table:table-cell table:formula="of:=0+IF([.K32]=&quot;B&quot;;[.C32]*2^[.L32])+IF([.M32]=&quot;B&quot;;[.D32]*2^[.N32])+IF([.O32]=&quot;B&quot;;[.E32]*2^[.P32])+IF([.Q32]=&quot;B&quot;;[.F32]*2^[.R32])" office:value-type="float" office:value="128" calcext:value-type="float">
            <text:p>128</text:p>
          </table:table-cell>
          <table:table-cell table:formula="of:=COM.MICROSOFT.CONCAT(&quot;0x&quot;;DEC2HEX([.W32]))" office:value-type="string" office:string-value="0x0" calcext:value-type="string">
            <text:p>0x0</text:p>
          </table:table-cell>
          <table:table-cell table:formula="of:=COM.MICROSOFT.CONCAT(&quot;0x&quot;;DEC2HEX([.X32]))" office:value-type="string" office:string-value="0x80" calcext:value-type="string">
            <text:p>0x80</text:p>
          </table:table-cell>
          <table:table-cell table:formula="of:=COM.MICROSOFT.CONCAT([.U32];&quot;,&quot;)" office:value-type="string" office:string-value="0x7FFFFFFF," calcext:value-type="string">
            <text:p>0x7FFFFFFF,</text:p>
          </table:table-cell>
          <table:table-cell table:formula="of:=COM.MICROSOFT.CONCAT([.V32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2];&quot;,&quot;)" office:value-type="string" office:string-value="0x0," calcext:value-type="string">
            <text:p>0x0,</text:p>
          </table:table-cell>
          <table:table-cell table:formula="of:=COM.MICROSOFT.CONCAT([.Z32];&quot;,&quot;)" office:value-type="string" office:string-value="0x80," calcext:value-type="string">
            <text:p>0x8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H33]/2" office:value-type="float" office:value="18" calcext:value-type="float">
            <text:p>1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3]=&quot;A&quot;;IF([.C33]=&quot;&quot;;0;2*4^[.L33]);0)-IF([.M33]=&quot;A&quot;;IF([.D33]=&quot;&quot;;0;2*4^[.N33]);0)-IF([.O33]=&quot;A&quot;;IF([.E33]=&quot;&quot;;0;2*4^[.P33]);0)-IF([.Q33]=&quot;A&quot;;IF([.F33]=&quot;&quot;;0;2*4^[.R33]);0)" office:value-type="float" office:value="2147483647" calcext:value-type="float">
            <text:p>2147483647</text:p>
          </table:table-cell>
          <table:table-cell table:formula="of:=2^32-1-IF([.K33]=&quot;B&quot;;IF([.C33]=&quot;&quot;;0;2*4^[.L33]);0)-IF([.M33]=&quot;B&quot;;IF([.D33]=&quot;&quot;;0;2*4^[.N33]);0)-IF([.O33]=&quot;B&quot;;IF([.E33]=&quot;&quot;;0;2*4^[.P33]);0)-IF([.Q33]=&quot;B&quot;;IF([.F33]=&quot;&quot;;0;2*4^[.R33]);0)" office:value-type="float" office:value="4294934527" calcext:value-type="float">
            <text:p>4294934527</text:p>
          </table:table-cell>
          <table:table-cell table:formula="of:=COM.MICROSOFT.CONCAT(&quot;0x&quot;;DEC2HEX([.S33]))" office:value-type="string" office:string-value="0x7FFFFFFF" calcext:value-type="string">
            <text:p>0x7FFFFFFF</text:p>
          </table:table-cell>
          <table:table-cell table:formula="of:=COM.MICROSOFT.CONCAT(&quot;0x&quot;;DEC2HEX([.T33]))" office:value-type="string" office:string-value="0xFFFF7FFF" calcext:value-type="string">
            <text:p>0xFFFF7FFF</text:p>
          </table:table-cell>
          <table:table-cell table:formula="of:=0+IF([.K33]=&quot;A&quot;;[.C33]*2^[.L33])+IF([.M33]=&quot;A&quot;;[.D33]*2^[.N33])+IF([.O33]=&quot;A&quot;;[.E33]*2^[.P33])+IF([.Q33]=&quot;A&quot;;[.F33]*2^[.R33])" office:value-type="float" office:value="32768" calcext:value-type="float">
            <text:p>32768</text:p>
          </table:table-cell>
          <table:table-cell table:formula="of:=0+IF([.K33]=&quot;B&quot;;[.C33]*2^[.L33])+IF([.M33]=&quot;B&quot;;[.D33]*2^[.N33])+IF([.O33]=&quot;B&quot;;[.E33]*2^[.P33])+IF([.Q33]=&quot;B&quot;;[.F33]*2^[.R33])" office:value-type="float" office:value="0" calcext:value-type="float">
            <text:p>0</text:p>
          </table:table-cell>
          <table:table-cell table:formula="of:=COM.MICROSOFT.CONCAT(&quot;0x&quot;;DEC2HEX([.W33]))" office:value-type="string" office:string-value="0x8000" calcext:value-type="string">
            <text:p>0x8000</text:p>
          </table:table-cell>
          <table:table-cell table:formula="of:=COM.MICROSOFT.CONCAT(&quot;0x&quot;;DEC2HEX([.X33]))" office:value-type="string" office:string-value="0x0" calcext:value-type="string">
            <text:p>0x0</text:p>
          </table:table-cell>
          <table:table-cell table:formula="of:=COM.MICROSOFT.CONCAT([.U33];&quot;,&quot;)" office:value-type="string" office:string-value="0x7FFFFFFF," calcext:value-type="string">
            <text:p>0x7FFFFFFF,</text:p>
          </table:table-cell>
          <table:table-cell table:formula="of:=COM.MICROSOFT.CONCAT([.V33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3];&quot;,&quot;)" office:value-type="string" office:string-value="0x8000," calcext:value-type="string">
            <text:p>0x8000,</text:p>
          </table:table-cell>
          <table:table-cell table:formula="of:=COM.MICROSOFT.CONCAT([.Z33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H34]/2" office:value-type="float" office:value="19" calcext:value-type="float">
            <text:p>1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4]=&quot;A&quot;;IF([.C34]=&quot;&quot;;0;2*4^[.L34]);0)-IF([.M34]=&quot;A&quot;;IF([.D34]=&quot;&quot;;0;2*4^[.N34]);0)-IF([.O34]=&quot;A&quot;;IF([.E34]=&quot;&quot;;0;2*4^[.P34]);0)-IF([.Q34]=&quot;A&quot;;IF([.F34]=&quot;&quot;;0;2*4^[.R34]);0)" office:value-type="float" office:value="2113929215" calcext:value-type="float">
            <text:p>2113929215</text:p>
          </table:table-cell>
          <table:table-cell table:formula="of:=2^32-1-IF([.K34]=&quot;B&quot;;IF([.C34]=&quot;&quot;;0;2*4^[.L34]);0)-IF([.M34]=&quot;B&quot;;IF([.D34]=&quot;&quot;;0;2*4^[.N34]);0)-IF([.O34]=&quot;B&quot;;IF([.E34]=&quot;&quot;;0;2*4^[.P34]);0)-IF([.Q34]=&quot;B&quot;;IF([.F34]=&quot;&quot;;0;2*4^[.R34]);0)" office:value-type="float" office:value="4294967295" calcext:value-type="float">
            <text:p>4294967295</text:p>
          </table:table-cell>
          <table:table-cell table:formula="of:=COM.MICROSOFT.CONCAT(&quot;0x&quot;;DEC2HEX([.S34]))" office:value-type="string" office:string-value="0x7DFFFFFF" calcext:value-type="string">
            <text:p>0x7DFFFFFF</text:p>
          </table:table-cell>
          <table:table-cell table:formula="of:=COM.MICROSOFT.CONCAT(&quot;0x&quot;;DEC2HEX([.T34]))" office:value-type="string" office:string-value="0xFFFFFFFF" calcext:value-type="string">
            <text:p>0xFFFFFFFF</text:p>
          </table:table-cell>
          <table:table-cell table:formula="of:=0+IF([.K34]=&quot;A&quot;;[.C34]*2^[.L34])+IF([.M34]=&quot;A&quot;;[.D34]*2^[.N34])+IF([.O34]=&quot;A&quot;;[.E34]*2^[.P34])+IF([.Q34]=&quot;A&quot;;[.F34]*2^[.R34])" office:value-type="float" office:value="32768" calcext:value-type="float">
            <text:p>32768</text:p>
          </table:table-cell>
          <table:table-cell table:formula="of:=0+IF([.K34]=&quot;B&quot;;[.C34]*2^[.L34])+IF([.M34]=&quot;B&quot;;[.D34]*2^[.N34])+IF([.O34]=&quot;B&quot;;[.E34]*2^[.P34])+IF([.Q34]=&quot;B&quot;;[.F34]*2^[.R34])" office:value-type="float" office:value="0" calcext:value-type="float">
            <text:p>0</text:p>
          </table:table-cell>
          <table:table-cell table:formula="of:=COM.MICROSOFT.CONCAT(&quot;0x&quot;;DEC2HEX([.W34]))" office:value-type="string" office:string-value="0x8000" calcext:value-type="string">
            <text:p>0x8000</text:p>
          </table:table-cell>
          <table:table-cell table:formula="of:=COM.MICROSOFT.CONCAT(&quot;0x&quot;;DEC2HEX([.X34]))" office:value-type="string" office:string-value="0x0" calcext:value-type="string">
            <text:p>0x0</text:p>
          </table:table-cell>
          <table:table-cell table:formula="of:=COM.MICROSOFT.CONCAT([.U34];&quot;,&quot;)" office:value-type="string" office:string-value="0x7DFFFFFF," calcext:value-type="string">
            <text:p>0x7DFFFFFF,</text:p>
          </table:table-cell>
          <table:table-cell table:formula="of:=COM.MICROSOFT.CONCAT([.V34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34];&quot;,&quot;)" office:value-type="string" office:string-value="0x8000," calcext:value-type="string">
            <text:p>0x8000,</text:p>
          </table:table-cell>
          <table:table-cell table:formula="of:=COM.MICROSOFT.CONCAT([.Z34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H35]/2" office:value-type="float" office:value="20" calcext:value-type="float">
            <text:p>2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5]=&quot;A&quot;;IF([.C35]=&quot;&quot;;0;2*4^[.L35]);0)-IF([.M35]=&quot;A&quot;;IF([.D35]=&quot;&quot;;0;2*4^[.N35]);0)-IF([.O35]=&quot;A&quot;;IF([.E35]=&quot;&quot;;0;2*4^[.P35]);0)-IF([.Q35]=&quot;A&quot;;IF([.F35]=&quot;&quot;;0;2*4^[.R35]);0)" office:value-type="float" office:value="4261412863" calcext:value-type="float">
            <text:p>4261412863</text:p>
          </table:table-cell>
          <table:table-cell table:formula="of:=2^32-1-IF([.K35]=&quot;B&quot;;IF([.C35]=&quot;&quot;;0;2*4^[.L35]);0)-IF([.M35]=&quot;B&quot;;IF([.D35]=&quot;&quot;;0;2*4^[.N35]);0)-IF([.O35]=&quot;B&quot;;IF([.E35]=&quot;&quot;;0;2*4^[.P35]);0)-IF([.Q35]=&quot;B&quot;;IF([.F35]=&quot;&quot;;0;2*4^[.R35]);0)" office:value-type="float" office:value="4294934527" calcext:value-type="float">
            <text:p>4294934527</text:p>
          </table:table-cell>
          <table:table-cell table:formula="of:=COM.MICROSOFT.CONCAT(&quot;0x&quot;;DEC2HEX([.S35]))" office:value-type="string" office:string-value="0xFDFFFFFF" calcext:value-type="string">
            <text:p>0xFDFFFFFF</text:p>
          </table:table-cell>
          <table:table-cell table:formula="of:=COM.MICROSOFT.CONCAT(&quot;0x&quot;;DEC2HEX([.T35]))" office:value-type="string" office:string-value="0xFFFF7FFF" calcext:value-type="string">
            <text:p>0xFFFF7FFF</text:p>
          </table:table-cell>
          <table:table-cell table:formula="of:=0+IF([.K35]=&quot;A&quot;;[.C35]*2^[.L35])+IF([.M35]=&quot;A&quot;;[.D35]*2^[.N35])+IF([.O35]=&quot;A&quot;;[.E35]*2^[.P35])+IF([.Q35]=&quot;A&quot;;[.F35]*2^[.R35])" office:value-type="float" office:value="4096" calcext:value-type="float">
            <text:p>4096</text:p>
          </table:table-cell>
          <table:table-cell table:formula="of:=0+IF([.K35]=&quot;B&quot;;[.C35]*2^[.L35])+IF([.M35]=&quot;B&quot;;[.D35]*2^[.N35])+IF([.O35]=&quot;B&quot;;[.E35]*2^[.P35])+IF([.Q35]=&quot;B&quot;;[.F35]*2^[.R35])" office:value-type="float" office:value="0" calcext:value-type="float">
            <text:p>0</text:p>
          </table:table-cell>
          <table:table-cell table:formula="of:=COM.MICROSOFT.CONCAT(&quot;0x&quot;;DEC2HEX([.W35]))" office:value-type="string" office:string-value="0x1000" calcext:value-type="string">
            <text:p>0x1000</text:p>
          </table:table-cell>
          <table:table-cell table:formula="of:=COM.MICROSOFT.CONCAT(&quot;0x&quot;;DEC2HEX([.X35]))" office:value-type="string" office:string-value="0x0" calcext:value-type="string">
            <text:p>0x0</text:p>
          </table:table-cell>
          <table:table-cell table:formula="of:=COM.MICROSOFT.CONCAT([.U35];&quot;,&quot;)" office:value-type="string" office:string-value="0xFDFFFFFF," calcext:value-type="string">
            <text:p>0xFDFFFFFF,</text:p>
          </table:table-cell>
          <table:table-cell table:formula="of:=COM.MICROSOFT.CONCAT([.V35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5];&quot;,&quot;)" office:value-type="string" office:string-value="0x1000," calcext:value-type="string">
            <text:p>0x1000,</text:p>
          </table:table-cell>
          <table:table-cell table:formula="of:=COM.MICROSOFT.CONCAT([.Z35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H36]/2" office:value-type="float" office:value="21" calcext:value-type="float">
            <text:p>2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6]=&quot;A&quot;;IF([.C36]=&quot;&quot;;0;2*4^[.L36]);0)-IF([.M36]=&quot;A&quot;;IF([.D36]=&quot;&quot;;0;2*4^[.N36]);0)-IF([.O36]=&quot;A&quot;;IF([.E36]=&quot;&quot;;0;2*4^[.P36]);0)-IF([.Q36]=&quot;A&quot;;IF([.F36]=&quot;&quot;;0;2*4^[.R36]);0)" office:value-type="float" office:value="4261412863" calcext:value-type="float">
            <text:p>4261412863</text:p>
          </table:table-cell>
          <table:table-cell table:formula="of:=2^32-1-IF([.K36]=&quot;B&quot;;IF([.C36]=&quot;&quot;;0;2*4^[.L36]);0)-IF([.M36]=&quot;B&quot;;IF([.D36]=&quot;&quot;;0;2*4^[.N36]);0)-IF([.O36]=&quot;B&quot;;IF([.E36]=&quot;&quot;;0;2*4^[.P36]);0)-IF([.Q36]=&quot;B&quot;;IF([.F36]=&quot;&quot;;0;2*4^[.R36]);0)" office:value-type="float" office:value="4294934527" calcext:value-type="float">
            <text:p>4294934527</text:p>
          </table:table-cell>
          <table:table-cell table:formula="of:=COM.MICROSOFT.CONCAT(&quot;0x&quot;;DEC2HEX([.S36]))" office:value-type="string" office:string-value="0xFDFFFFFF" calcext:value-type="string">
            <text:p>0xFDFFFFFF</text:p>
          </table:table-cell>
          <table:table-cell table:formula="of:=COM.MICROSOFT.CONCAT(&quot;0x&quot;;DEC2HEX([.T36]))" office:value-type="string" office:string-value="0xFFFF7FFF" calcext:value-type="string">
            <text:p>0xFFFF7FFF</text:p>
          </table:table-cell>
          <table:table-cell table:formula="of:=0+IF([.K36]=&quot;A&quot;;[.C36]*2^[.L36])+IF([.M36]=&quot;A&quot;;[.D36]*2^[.N36])+IF([.O36]=&quot;A&quot;;[.E36]*2^[.P36])+IF([.Q36]=&quot;A&quot;;[.F36]*2^[.R36])" office:value-type="float" office:value="0" calcext:value-type="float">
            <text:p>0</text:p>
          </table:table-cell>
          <table:table-cell table:formula="of:=0+IF([.K36]=&quot;B&quot;;[.C36]*2^[.L36])+IF([.M36]=&quot;B&quot;;[.D36]*2^[.N36])+IF([.O36]=&quot;B&quot;;[.E36]*2^[.P36])+IF([.Q36]=&quot;B&quot;;[.F36]*2^[.R36])" office:value-type="float" office:value="128" calcext:value-type="float">
            <text:p>128</text:p>
          </table:table-cell>
          <table:table-cell table:formula="of:=COM.MICROSOFT.CONCAT(&quot;0x&quot;;DEC2HEX([.W36]))" office:value-type="string" office:string-value="0x0" calcext:value-type="string">
            <text:p>0x0</text:p>
          </table:table-cell>
          <table:table-cell table:formula="of:=COM.MICROSOFT.CONCAT(&quot;0x&quot;;DEC2HEX([.X36]))" office:value-type="string" office:string-value="0x80" calcext:value-type="string">
            <text:p>0x80</text:p>
          </table:table-cell>
          <table:table-cell table:formula="of:=COM.MICROSOFT.CONCAT([.U36];&quot;,&quot;)" office:value-type="string" office:string-value="0xFDFFFFFF," calcext:value-type="string">
            <text:p>0xFDFFFFFF,</text:p>
          </table:table-cell>
          <table:table-cell table:formula="of:=COM.MICROSOFT.CONCAT([.V36];&quot;,&quot;)" office:value-type="string" office:string-value="0xFFFF7FFF," calcext:value-type="string">
            <text:p>0xFFFF7FFF,</text:p>
          </table:table-cell>
          <table:table-cell table:number-columns-repeated="2"/>
          <table:table-cell table:formula="of:=COM.MICROSOFT.CONCAT([.Y36];&quot;,&quot;)" office:value-type="string" office:string-value="0x0," calcext:value-type="string">
            <text:p>0x0,</text:p>
          </table:table-cell>
          <table:table-cell table:formula="of:=COM.MICROSOFT.CONCAT([.Z36];&quot;,&quot;)" office:value-type="string" office:string-value="0x80," calcext:value-type="string">
            <text:p>0x80,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[.H37]/2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7]=&quot;A&quot;;IF([.C37]=&quot;&quot;;0;2*4^[.L37]);0)-IF([.M37]=&quot;A&quot;;IF([.D37]=&quot;&quot;;0;2*4^[.N37]);0)-IF([.O37]=&quot;A&quot;;IF([.E37]=&quot;&quot;;0;2*4^[.P37]);0)-IF([.Q37]=&quot;A&quot;;IF([.F37]=&quot;&quot;;0;2*4^[.R37]);0)" office:value-type="float" office:value="4253024255" calcext:value-type="float">
            <text:p>4253024255</text:p>
          </table:table-cell>
          <table:table-cell table:formula="of:=2^32-1-IF([.K37]=&quot;B&quot;;IF([.C37]=&quot;&quot;;0;2*4^[.L37]);0)-IF([.M37]=&quot;B&quot;;IF([.D37]=&quot;&quot;;0;2*4^[.N37]);0)-IF([.O37]=&quot;B&quot;;IF([.E37]=&quot;&quot;;0;2*4^[.P37]);0)-IF([.Q37]=&quot;B&quot;;IF([.F37]=&quot;&quot;;0;2*4^[.R37]);0)" office:value-type="float" office:value="4294967295" calcext:value-type="float">
            <text:p>4294967295</text:p>
          </table:table-cell>
          <table:table-cell table:formula="of:=COM.MICROSOFT.CONCAT(&quot;0x&quot;;DEC2HEX([.S37]))" office:value-type="string" office:string-value="0xFD7FFFFF" calcext:value-type="string">
            <text:p>0xFD7FFFFF</text:p>
          </table:table-cell>
          <table:table-cell table:formula="of:=COM.MICROSOFT.CONCAT(&quot;0x&quot;;DEC2HEX([.T37]))" office:value-type="string" office:string-value="0xFFFFFFFF" calcext:value-type="string">
            <text:p>0xFFFFFFFF</text:p>
          </table:table-cell>
          <table:table-cell table:formula="of:=0+IF([.K37]=&quot;A&quot;;[.C37]*2^[.L37])+IF([.M37]=&quot;A&quot;;[.D37]*2^[.N37])+IF([.O37]=&quot;A&quot;;[.E37]*2^[.P37])+IF([.Q37]=&quot;A&quot;;[.F37]*2^[.R37])" office:value-type="float" office:value="4096" calcext:value-type="float">
            <text:p>4096</text:p>
          </table:table-cell>
          <table:table-cell table:formula="of:=0+IF([.K37]=&quot;B&quot;;[.C37]*2^[.L37])+IF([.M37]=&quot;B&quot;;[.D37]*2^[.N37])+IF([.O37]=&quot;B&quot;;[.E37]*2^[.P37])+IF([.Q37]=&quot;B&quot;;[.F37]*2^[.R37])" office:value-type="float" office:value="0" calcext:value-type="float">
            <text:p>0</text:p>
          </table:table-cell>
          <table:table-cell table:formula="of:=COM.MICROSOFT.CONCAT(&quot;0x&quot;;DEC2HEX([.W37]))" office:value-type="string" office:string-value="0x1000" calcext:value-type="string">
            <text:p>0x1000</text:p>
          </table:table-cell>
          <table:table-cell table:formula="of:=COM.MICROSOFT.CONCAT(&quot;0x&quot;;DEC2HEX([.X37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38]/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8]=&quot;A&quot;;IF([.C38]=&quot;&quot;;0;2*4^[.L38]);0)-IF([.M38]=&quot;A&quot;;IF([.D38]=&quot;&quot;;0;2*4^[.N38]);0)-IF([.O38]=&quot;A&quot;;IF([.E38]=&quot;&quot;;0;2*4^[.P38]);0)-IF([.Q38]=&quot;A&quot;;IF([.F38]=&quot;&quot;;0;2*4^[.R38]);0)" office:value-type="float" office:value="2139095039" calcext:value-type="float">
            <text:p>2139095039</text:p>
          </table:table-cell>
          <table:table-cell table:formula="of:=2^32-1-IF([.K38]=&quot;B&quot;;IF([.C38]=&quot;&quot;;0;2*4^[.L38]);0)-IF([.M38]=&quot;B&quot;;IF([.D38]=&quot;&quot;;0;2*4^[.N38]);0)-IF([.O38]=&quot;B&quot;;IF([.E38]=&quot;&quot;;0;2*4^[.P38]);0)-IF([.Q38]=&quot;B&quot;;IF([.F38]=&quot;&quot;;0;2*4^[.R38]);0)" office:value-type="float" office:value="4294967295" calcext:value-type="float">
            <text:p>4294967295</text:p>
          </table:table-cell>
          <table:table-cell table:formula="of:=COM.MICROSOFT.CONCAT(&quot;0x&quot;;DEC2HEX([.S38]))" office:value-type="string" office:string-value="0x7F7FFFFF" calcext:value-type="string">
            <text:p>0x7F7FFFFF</text:p>
          </table:table-cell>
          <table:table-cell table:formula="of:=COM.MICROSOFT.CONCAT(&quot;0x&quot;;DEC2HEX([.T38]))" office:value-type="string" office:string-value="0xFFFFFFFF" calcext:value-type="string">
            <text:p>0xFFFFFFFF</text:p>
          </table:table-cell>
          <table:table-cell table:formula="of:=0+IF([.K38]=&quot;A&quot;;[.C38]*2^[.L38])+IF([.M38]=&quot;A&quot;;[.D38]*2^[.N38])+IF([.O38]=&quot;A&quot;;[.E38]*2^[.P38])+IF([.Q38]=&quot;A&quot;;[.F38]*2^[.R38])" office:value-type="float" office:value="32768" calcext:value-type="float">
            <text:p>32768</text:p>
          </table:table-cell>
          <table:table-cell table:formula="of:=0+IF([.K38]=&quot;B&quot;;[.C38]*2^[.L38])+IF([.M38]=&quot;B&quot;;[.D38]*2^[.N38])+IF([.O38]=&quot;B&quot;;[.E38]*2^[.P38])+IF([.Q38]=&quot;B&quot;;[.F38]*2^[.R38])" office:value-type="float" office:value="0" calcext:value-type="float">
            <text:p>0</text:p>
          </table:table-cell>
          <table:table-cell table:formula="of:=COM.MICROSOFT.CONCAT(&quot;0x&quot;;DEC2HEX([.W38]))" office:value-type="string" office:string-value="0x8000" calcext:value-type="string">
            <text:p>0x8000</text:p>
          </table:table-cell>
          <table:table-cell table:formula="of:=COM.MICROSOFT.CONCAT(&quot;0x&quot;;DEC2HEX([.X38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38];&quot;,&quot;)" office:value-type="string" office:string-value="0x7F7FFFFF," calcext:value-type="string">
            <text:p>0x7F7FFFFF,</text:p>
          </table:table-cell>
          <table:table-cell table:formula="of:=COM.MICROSOFT.CONCAT([.V38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38];&quot;,&quot;)" office:value-type="string" office:string-value="0x8000," calcext:value-type="string">
            <text:p>0x8000,</text:p>
          </table:table-cell>
          <table:table-cell table:formula="of:=COM.MICROSOFT.CONCAT([.Z38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39]/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39]=&quot;A&quot;;IF([.C39]=&quot;&quot;;0;2*4^[.L39]);0)-IF([.M39]=&quot;A&quot;;IF([.D39]=&quot;&quot;;0;2*4^[.N39]);0)-IF([.O39]=&quot;A&quot;;IF([.E39]=&quot;&quot;;0;2*4^[.P39]);0)-IF([.Q39]=&quot;A&quot;;IF([.F39]=&quot;&quot;;0;2*4^[.R39]);0)" office:value-type="float" office:value="2113929215" calcext:value-type="float">
            <text:p>2113929215</text:p>
          </table:table-cell>
          <table:table-cell table:formula="of:=2^32-1-IF([.K39]=&quot;B&quot;;IF([.C39]=&quot;&quot;;0;2*4^[.L39]);0)-IF([.M39]=&quot;B&quot;;IF([.D39]=&quot;&quot;;0;2*4^[.N39]);0)-IF([.O39]=&quot;B&quot;;IF([.E39]=&quot;&quot;;0;2*4^[.P39]);0)-IF([.Q39]=&quot;B&quot;;IF([.F39]=&quot;&quot;;0;2*4^[.R39]);0)" office:value-type="float" office:value="4294967295" calcext:value-type="float">
            <text:p>4294967295</text:p>
          </table:table-cell>
          <table:table-cell table:formula="of:=COM.MICROSOFT.CONCAT(&quot;0x&quot;;DEC2HEX([.S39]))" office:value-type="string" office:string-value="0x7DFFFFFF" calcext:value-type="string">
            <text:p>0x7DFFFFFF</text:p>
          </table:table-cell>
          <table:table-cell table:formula="of:=COM.MICROSOFT.CONCAT(&quot;0x&quot;;DEC2HEX([.T39]))" office:value-type="string" office:string-value="0xFFFFFFFF" calcext:value-type="string">
            <text:p>0xFFFFFFFF</text:p>
          </table:table-cell>
          <table:table-cell table:formula="of:=0+IF([.K39]=&quot;A&quot;;[.C39]*2^[.L39])+IF([.M39]=&quot;A&quot;;[.D39]*2^[.N39])+IF([.O39]=&quot;A&quot;;[.E39]*2^[.P39])+IF([.Q39]=&quot;A&quot;;[.F39]*2^[.R39])" office:value-type="float" office:value="4096" calcext:value-type="float">
            <text:p>4096</text:p>
          </table:table-cell>
          <table:table-cell table:formula="of:=0+IF([.K39]=&quot;B&quot;;[.C39]*2^[.L39])+IF([.M39]=&quot;B&quot;;[.D39]*2^[.N39])+IF([.O39]=&quot;B&quot;;[.E39]*2^[.P39])+IF([.Q39]=&quot;B&quot;;[.F39]*2^[.R39])" office:value-type="float" office:value="0" calcext:value-type="float">
            <text:p>0</text:p>
          </table:table-cell>
          <table:table-cell table:formula="of:=COM.MICROSOFT.CONCAT(&quot;0x&quot;;DEC2HEX([.W39]))" office:value-type="string" office:string-value="0x1000" calcext:value-type="string">
            <text:p>0x1000</text:p>
          </table:table-cell>
          <table:table-cell table:formula="of:=COM.MICROSOFT.CONCAT(&quot;0x&quot;;DEC2HEX([.X39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39];&quot;,&quot;)" office:value-type="string" office:string-value="0x7DFFFFFF," calcext:value-type="string">
            <text:p>0x7DFFFFFF,</text:p>
          </table:table-cell>
          <table:table-cell table:formula="of:=COM.MICROSOFT.CONCAT([.V39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39];&quot;,&quot;)" office:value-type="string" office:string-value="0x1000," calcext:value-type="string">
            <text:p>0x1000,</text:p>
          </table:table-cell>
          <table:table-cell table:formula="of:=COM.MICROSOFT.CONCAT([.Z39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40]/2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2^32-1-IF([.K40]=&quot;A&quot;;IF([.C40]=&quot;&quot;;0;2*4^[.L40]);0)-IF([.M40]=&quot;A&quot;;IF([.D40]=&quot;&quot;;0;2*4^[.N40]);0)-IF([.O40]=&quot;A&quot;;IF([.E40]=&quot;&quot;;0;2*4^[.P40]);0)-IF([.Q40]=&quot;A&quot;;IF([.F40]=&quot;&quot;;0;2*4^[.R40]);0)" office:value-type="float" office:value="4253024255" calcext:value-type="float">
            <text:p>4253024255</text:p>
          </table:table-cell>
          <table:table-cell table:formula="of:=2^32-1-IF([.K40]=&quot;B&quot;;IF([.C40]=&quot;&quot;;0;2*4^[.L40]);0)-IF([.M40]=&quot;B&quot;;IF([.D40]=&quot;&quot;;0;2*4^[.N40]);0)-IF([.O40]=&quot;B&quot;;IF([.E40]=&quot;&quot;;0;2*4^[.P40]);0)-IF([.Q40]=&quot;B&quot;;IF([.F40]=&quot;&quot;;0;2*4^[.R40]);0)" office:value-type="float" office:value="4294967295" calcext:value-type="float">
            <text:p>4294967295</text:p>
          </table:table-cell>
          <table:table-cell table:formula="of:=COM.MICROSOFT.CONCAT(&quot;0x&quot;;DEC2HEX([.S40]))" office:value-type="string" office:string-value="0xFD7FFFFF" calcext:value-type="string">
            <text:p>0xFD7FFFFF</text:p>
          </table:table-cell>
          <table:table-cell table:formula="of:=COM.MICROSOFT.CONCAT(&quot;0x&quot;;DEC2HEX([.T40]))" office:value-type="string" office:string-value="0xFFFFFFFF" calcext:value-type="string">
            <text:p>0xFFFFFFFF</text:p>
          </table:table-cell>
          <table:table-cell table:formula="of:=0+IF([.K40]=&quot;A&quot;;[.C40]*2^[.L40])+IF([.M40]=&quot;A&quot;;[.D40]*2^[.N40])+IF([.O40]=&quot;A&quot;;[.E40]*2^[.P40])+IF([.Q40]=&quot;A&quot;;[.F40]*2^[.R40])" office:value-type="float" office:value="2048" calcext:value-type="float">
            <text:p>2048</text:p>
          </table:table-cell>
          <table:table-cell table:formula="of:=0+IF([.K40]=&quot;B&quot;;[.C40]*2^[.L40])+IF([.M40]=&quot;B&quot;;[.D40]*2^[.N40])+IF([.O40]=&quot;B&quot;;[.E40]*2^[.P40])+IF([.Q40]=&quot;B&quot;;[.F40]*2^[.R40])" office:value-type="float" office:value="0" calcext:value-type="float">
            <text:p>0</text:p>
          </table:table-cell>
          <table:table-cell table:formula="of:=COM.MICROSOFT.CONCAT(&quot;0x&quot;;DEC2HEX([.W40]))" office:value-type="string" office:string-value="0x800" calcext:value-type="string">
            <text:p>0x800</text:p>
          </table:table-cell>
          <table:table-cell table:formula="of:=COM.MICROSOFT.CONCAT(&quot;0x&quot;;DEC2HEX([.X40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40];&quot;,&quot;)" office:value-type="string" office:string-value="0xFD7FFFFF," calcext:value-type="string">
            <text:p>0xFD7FFFFF,</text:p>
          </table:table-cell>
          <table:table-cell table:formula="of:=COM.MICROSOFT.CONCAT([.V40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0];&quot;,&quot;)" office:value-type="string" office:string-value="0x800," calcext:value-type="string">
            <text:p>0x800,</text:p>
          </table:table-cell>
          <table:table-cell table:formula="of:=COM.MICROSOFT.CONCAT([.Z40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6" table:number-columns-repeated="10"/>
          <table:table-cell table:number-columns-repeated="2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3" table:formula="of:=[.H42]/2"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2]=&quot;A&quot;;IF([.C42]=&quot;&quot;;0;2*4^[.L42]);0)-IF([.M42]=&quot;A&quot;;IF([.D42]=&quot;&quot;;0;2*4^[.N42]);0)-IF([.O42]=&quot;A&quot;;IF([.E42]=&quot;&quot;;0;2*4^[.P42]);0)-IF([.Q42]=&quot;A&quot;;IF([.F42]=&quot;&quot;;0;2*4^[.R42]);0)" office:value-type="float" office:value="4292739071" calcext:value-type="float">
            <text:p>4292739071</text:p>
          </table:table-cell>
          <table:table-cell table:formula="of:=2^32-1-IF([.K42]=&quot;B&quot;;IF([.C42]=&quot;&quot;;0;2*4^[.L42]);0)-IF([.M42]=&quot;B&quot;;IF([.D42]=&quot;&quot;;0;2*4^[.N42]);0)-IF([.O42]=&quot;B&quot;;IF([.E42]=&quot;&quot;;0;2*4^[.P42]);0)-IF([.Q42]=&quot;B&quot;;IF([.F42]=&quot;&quot;;0;2*4^[.R42]);0)" office:value-type="float" office:value="4294967295" calcext:value-type="float">
            <text:p>4294967295</text:p>
          </table:table-cell>
          <table:table-cell table:formula="of:=COM.MICROSOFT.CONCAT(&quot;0x&quot;;DEC2HEX([.S42]))" office:value-type="string" office:string-value="0xFFDDFFFF" calcext:value-type="string">
            <text:p>0xFFDDFFFF</text:p>
          </table:table-cell>
          <table:table-cell table:formula="of:=COM.MICROSOFT.CONCAT(&quot;0x&quot;;DEC2HEX([.T42]))" office:value-type="string" office:string-value="0xFFFFFFFF" calcext:value-type="string">
            <text:p>0xFFFFFFFF</text:p>
          </table:table-cell>
          <table:table-cell table:formula="of:=0+IF([.K42]=&quot;A&quot;;[.C42]*2^[.L42])+IF([.M42]=&quot;A&quot;;[.D42]*2^[.N42])+IF([.O42]=&quot;A&quot;;[.E42]*2^[.P42])+IF([.Q42]=&quot;A&quot;;[.F42]*2^[.R42])" office:value-type="float" office:value="1024" calcext:value-type="float">
            <text:p>1024</text:p>
          </table:table-cell>
          <table:table-cell table:formula="of:=0+IF([.K42]=&quot;B&quot;;[.C42]*2^[.L42])+IF([.M42]=&quot;B&quot;;[.D42]*2^[.N42])+IF([.O42]=&quot;B&quot;;[.E42]*2^[.P42])+IF([.Q42]=&quot;B&quot;;[.F42]*2^[.R42])" office:value-type="float" office:value="0" calcext:value-type="float">
            <text:p>0</text:p>
          </table:table-cell>
          <table:table-cell table:formula="of:=COM.MICROSOFT.CONCAT(&quot;0x&quot;;DEC2HEX([.W42]))" office:value-type="string" office:string-value="0x400" calcext:value-type="string">
            <text:p>0x400</text:p>
          </table:table-cell>
          <table:table-cell table:formula="of:=COM.MICROSOFT.CONCAT(&quot;0x&quot;;DEC2HEX([.X42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H43]/2" office:value-type="float" office:value="22" calcext:value-type="float">
            <text:p>2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3]=&quot;A&quot;;IF([.C43]=&quot;&quot;;0;2*4^[.L43]);0)-IF([.M43]=&quot;A&quot;;IF([.D43]=&quot;&quot;;0;2*4^[.N43]);0)-IF([.O43]=&quot;A&quot;;IF([.E43]=&quot;&quot;;0;2*4^[.P43]);0)-IF([.Q43]=&quot;A&quot;;IF([.F43]=&quot;&quot;;0;2*4^[.R43]);0)" office:value-type="float" office:value="4292739071" calcext:value-type="float">
            <text:p>4292739071</text:p>
          </table:table-cell>
          <table:table-cell table:formula="of:=2^32-1-IF([.K43]=&quot;B&quot;;IF([.C43]=&quot;&quot;;0;2*4^[.L43]);0)-IF([.M43]=&quot;B&quot;;IF([.D43]=&quot;&quot;;0;2*4^[.N43]);0)-IF([.O43]=&quot;B&quot;;IF([.E43]=&quot;&quot;;0;2*4^[.P43]);0)-IF([.Q43]=&quot;B&quot;;IF([.F43]=&quot;&quot;;0;2*4^[.R43]);0)" office:value-type="float" office:value="4294967295" calcext:value-type="float">
            <text:p>4294967295</text:p>
          </table:table-cell>
          <table:table-cell table:formula="of:=COM.MICROSOFT.CONCAT(&quot;0x&quot;;DEC2HEX([.S43]))" office:value-type="string" office:string-value="0xFFDDFFFF" calcext:value-type="string">
            <text:p>0xFFDDFFFF</text:p>
          </table:table-cell>
          <table:table-cell table:formula="of:=COM.MICROSOFT.CONCAT(&quot;0x&quot;;DEC2HEX([.T43]))" office:value-type="string" office:string-value="0xFFFFFFFF" calcext:value-type="string">
            <text:p>0xFFFFFFFF</text:p>
          </table:table-cell>
          <table:table-cell table:formula="of:=0+IF([.K43]=&quot;A&quot;;[.C43]*2^[.L43])+IF([.M43]=&quot;A&quot;;[.D43]*2^[.N43])+IF([.O43]=&quot;A&quot;;[.E43]*2^[.P43])+IF([.Q43]=&quot;A&quot;;[.F43]*2^[.R43])" office:value-type="float" office:value="256" calcext:value-type="float">
            <text:p>256</text:p>
          </table:table-cell>
          <table:table-cell table:formula="of:=0+IF([.K43]=&quot;B&quot;;[.C43]*2^[.L43])+IF([.M43]=&quot;B&quot;;[.D43]*2^[.N43])+IF([.O43]=&quot;B&quot;;[.E43]*2^[.P43])+IF([.Q43]=&quot;B&quot;;[.F43]*2^[.R43])" office:value-type="float" office:value="0" calcext:value-type="float">
            <text:p>0</text:p>
          </table:table-cell>
          <table:table-cell table:formula="of:=COM.MICROSOFT.CONCAT(&quot;0x&quot;;DEC2HEX([.W43]))" office:value-type="string" office:string-value="0x100" calcext:value-type="string">
            <text:p>0x100</text:p>
          </table:table-cell>
          <table:table-cell table:formula="of:=COM.MICROSOFT.CONCAT(&quot;0x&quot;;DEC2HEX([.X43]))" office:value-type="string" office:string-value="0x0" calcext:value-type="string">
            <text:p>0x0</text:p>
          </table:table-cell>
          <table:table-cell table:formula="of:=COM.MICROSOFT.CONCAT([.U43];&quot;,&quot;)" office:value-type="string" office:string-value="0xFFDDFFFF," calcext:value-type="string">
            <text:p>0xFFDDFFFF,</text:p>
          </table:table-cell>
          <table:table-cell table:formula="of:=COM.MICROSOFT.CONCAT([.V43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3];&quot;,&quot;)" office:value-type="string" office:string-value="0x100," calcext:value-type="string">
            <text:p>0x100,</text:p>
          </table:table-cell>
          <table:table-cell table:formula="of:=COM.MICROSOFT.CONCAT([.Z43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H44]/2" office:value-type="float" office:value="23" calcext:value-type="float">
            <text:p>2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4]=&quot;A&quot;;IF([.C44]=&quot;&quot;;0;2*4^[.L44]);0)-IF([.M44]=&quot;A&quot;;IF([.D44]=&quot;&quot;;0;2*4^[.N44]);0)-IF([.O44]=&quot;A&quot;;IF([.E44]=&quot;&quot;;0;2*4^[.P44]);0)-IF([.Q44]=&quot;A&quot;;IF([.F44]=&quot;&quot;;0;2*4^[.R44]);0)" office:value-type="float" office:value="4294311935" calcext:value-type="float">
            <text:p>4294311935</text:p>
          </table:table-cell>
          <table:table-cell table:formula="of:=2^32-1-IF([.K44]=&quot;B&quot;;IF([.C44]=&quot;&quot;;0;2*4^[.L44]);0)-IF([.M44]=&quot;B&quot;;IF([.D44]=&quot;&quot;;0;2*4^[.N44]);0)-IF([.O44]=&quot;B&quot;;IF([.E44]=&quot;&quot;;0;2*4^[.P44]);0)-IF([.Q44]=&quot;B&quot;;IF([.F44]=&quot;&quot;;0;2*4^[.R44]);0)" office:value-type="float" office:value="4294967295" calcext:value-type="float">
            <text:p>4294967295</text:p>
          </table:table-cell>
          <table:table-cell table:formula="of:=COM.MICROSOFT.CONCAT(&quot;0x&quot;;DEC2HEX([.S44]))" office:value-type="string" office:string-value="0xFFF5FFFF" calcext:value-type="string">
            <text:p>0xFFF5FFFF</text:p>
          </table:table-cell>
          <table:table-cell table:formula="of:=COM.MICROSOFT.CONCAT(&quot;0x&quot;;DEC2HEX([.T44]))" office:value-type="string" office:string-value="0xFFFFFFFF" calcext:value-type="string">
            <text:p>0xFFFFFFFF</text:p>
          </table:table-cell>
          <table:table-cell table:formula="of:=0+IF([.K44]=&quot;A&quot;;[.C44]*2^[.L44])+IF([.M44]=&quot;A&quot;;[.D44]*2^[.N44])+IF([.O44]=&quot;A&quot;;[.E44]*2^[.P44])+IF([.Q44]=&quot;A&quot;;[.F44]*2^[.R44])" office:value-type="float" office:value="256" calcext:value-type="float">
            <text:p>256</text:p>
          </table:table-cell>
          <table:table-cell table:formula="of:=0+IF([.K44]=&quot;B&quot;;[.C44]*2^[.L44])+IF([.M44]=&quot;B&quot;;[.D44]*2^[.N44])+IF([.O44]=&quot;B&quot;;[.E44]*2^[.P44])+IF([.Q44]=&quot;B&quot;;[.F44]*2^[.R44])" office:value-type="float" office:value="0" calcext:value-type="float">
            <text:p>0</text:p>
          </table:table-cell>
          <table:table-cell table:formula="of:=COM.MICROSOFT.CONCAT(&quot;0x&quot;;DEC2HEX([.W44]))" office:value-type="string" office:string-value="0x100" calcext:value-type="string">
            <text:p>0x100</text:p>
          </table:table-cell>
          <table:table-cell table:formula="of:=COM.MICROSOFT.CONCAT(&quot;0x&quot;;DEC2HEX([.X44]))" office:value-type="string" office:string-value="0x0" calcext:value-type="string">
            <text:p>0x0</text:p>
          </table:table-cell>
          <table:table-cell table:formula="of:=COM.MICROSOFT.CONCAT([.U44];&quot;,&quot;)" office:value-type="string" office:string-value="0xFFF5FFFF," calcext:value-type="string">
            <text:p>0xFFF5FFFF,</text:p>
          </table:table-cell>
          <table:table-cell table:formula="of:=COM.MICROSOFT.CONCAT([.V44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4];&quot;,&quot;)" office:value-type="string" office:string-value="0x100," calcext:value-type="string">
            <text:p>0x100,</text:p>
          </table:table-cell>
          <table:table-cell table:formula="of:=COM.MICROSOFT.CONCAT([.Z44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H45]/2" office:value-type="float" office:value="24" calcext:value-type="float">
            <text:p>2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5]=&quot;A&quot;;IF([.C45]=&quot;&quot;;0;2*4^[.L45]);0)-IF([.M45]=&quot;A&quot;;IF([.D45]=&quot;&quot;;0;2*4^[.N45]);0)-IF([.O45]=&quot;A&quot;;IF([.E45]=&quot;&quot;;0;2*4^[.P45]);0)-IF([.Q45]=&quot;A&quot;;IF([.F45]=&quot;&quot;;0;2*4^[.R45]);0)" office:value-type="float" office:value="4292345855" calcext:value-type="float">
            <text:p>4292345855</text:p>
          </table:table-cell>
          <table:table-cell table:formula="of:=2^32-1-IF([.K45]=&quot;B&quot;;IF([.C45]=&quot;&quot;;0;2*4^[.L45]);0)-IF([.M45]=&quot;B&quot;;IF([.D45]=&quot;&quot;;0;2*4^[.N45]);0)-IF([.O45]=&quot;B&quot;;IF([.E45]=&quot;&quot;;0;2*4^[.P45]);0)-IF([.Q45]=&quot;B&quot;;IF([.F45]=&quot;&quot;;0;2*4^[.R45]);0)" office:value-type="float" office:value="4294967295" calcext:value-type="float">
            <text:p>4294967295</text:p>
          </table:table-cell>
          <table:table-cell table:formula="of:=COM.MICROSOFT.CONCAT(&quot;0x&quot;;DEC2HEX([.S45]))" office:value-type="string" office:string-value="0xFFD7FFFF" calcext:value-type="string">
            <text:p>0xFFD7FFFF</text:p>
          </table:table-cell>
          <table:table-cell table:formula="of:=COM.MICROSOFT.CONCAT(&quot;0x&quot;;DEC2HEX([.T45]))" office:value-type="string" office:string-value="0xFFFFFFFF" calcext:value-type="string">
            <text:p>0xFFFFFFFF</text:p>
          </table:table-cell>
          <table:table-cell table:formula="of:=0+IF([.K45]=&quot;A&quot;;[.C45]*2^[.L45])+IF([.M45]=&quot;A&quot;;[.D45]*2^[.N45])+IF([.O45]=&quot;A&quot;;[.E45]*2^[.P45])+IF([.Q45]=&quot;A&quot;;[.F45]*2^[.R45])" office:value-type="float" office:value="1024" calcext:value-type="float">
            <text:p>1024</text:p>
          </table:table-cell>
          <table:table-cell table:formula="of:=0+IF([.K45]=&quot;B&quot;;[.C45]*2^[.L45])+IF([.M45]=&quot;B&quot;;[.D45]*2^[.N45])+IF([.O45]=&quot;B&quot;;[.E45]*2^[.P45])+IF([.Q45]=&quot;B&quot;;[.F45]*2^[.R45])" office:value-type="float" office:value="0" calcext:value-type="float">
            <text:p>0</text:p>
          </table:table-cell>
          <table:table-cell table:formula="of:=COM.MICROSOFT.CONCAT(&quot;0x&quot;;DEC2HEX([.W45]))" office:value-type="string" office:string-value="0x400" calcext:value-type="string">
            <text:p>0x400</text:p>
          </table:table-cell>
          <table:table-cell table:formula="of:=COM.MICROSOFT.CONCAT(&quot;0x&quot;;DEC2HEX([.X45]))" office:value-type="string" office:string-value="0x0" calcext:value-type="string">
            <text:p>0x0</text:p>
          </table:table-cell>
          <table:table-cell table:formula="of:=COM.MICROSOFT.CONCAT([.U45];&quot;,&quot;)" office:value-type="string" office:string-value="0xFFD7FFFF," calcext:value-type="string">
            <text:p>0xFFD7FFFF,</text:p>
          </table:table-cell>
          <table:table-cell table:formula="of:=COM.MICROSOFT.CONCAT([.V45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5];&quot;,&quot;)" office:value-type="string" office:string-value="0x400," calcext:value-type="string">
            <text:p>0x400,</text:p>
          </table:table-cell>
          <table:table-cell table:formula="of:=COM.MICROSOFT.CONCAT([.Z45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H46]/2" office:value-type="float" office:value="25" calcext:value-type="float">
            <text:p>2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6]=&quot;A&quot;;IF([.C46]=&quot;&quot;;0;2*4^[.L46]);0)-IF([.M46]=&quot;A&quot;;IF([.D46]=&quot;&quot;;0;2*4^[.N46]);0)-IF([.O46]=&quot;A&quot;;IF([.E46]=&quot;&quot;;0;2*4^[.P46]);0)-IF([.Q46]=&quot;A&quot;;IF([.F46]=&quot;&quot;;0;2*4^[.R46]);0)" office:value-type="float" office:value="4292345855" calcext:value-type="float">
            <text:p>4292345855</text:p>
          </table:table-cell>
          <table:table-cell table:formula="of:=2^32-1-IF([.K46]=&quot;B&quot;;IF([.C46]=&quot;&quot;;0;2*4^[.L46]);0)-IF([.M46]=&quot;B&quot;;IF([.D46]=&quot;&quot;;0;2*4^[.N46]);0)-IF([.O46]=&quot;B&quot;;IF([.E46]=&quot;&quot;;0;2*4^[.P46]);0)-IF([.Q46]=&quot;B&quot;;IF([.F46]=&quot;&quot;;0;2*4^[.R46]);0)" office:value-type="float" office:value="4294967295" calcext:value-type="float">
            <text:p>4294967295</text:p>
          </table:table-cell>
          <table:table-cell table:formula="of:=COM.MICROSOFT.CONCAT(&quot;0x&quot;;DEC2HEX([.S46]))" office:value-type="string" office:string-value="0xFFD7FFFF" calcext:value-type="string">
            <text:p>0xFFD7FFFF</text:p>
          </table:table-cell>
          <table:table-cell table:formula="of:=COM.MICROSOFT.CONCAT(&quot;0x&quot;;DEC2HEX([.T46]))" office:value-type="string" office:string-value="0xFFFFFFFF" calcext:value-type="string">
            <text:p>0xFFFFFFFF</text:p>
          </table:table-cell>
          <table:table-cell table:formula="of:=0+IF([.K46]=&quot;A&quot;;[.C46]*2^[.L46])+IF([.M46]=&quot;A&quot;;[.D46]*2^[.N46])+IF([.O46]=&quot;A&quot;;[.E46]*2^[.P46])+IF([.Q46]=&quot;A&quot;;[.F46]*2^[.R46])" office:value-type="float" office:value="512" calcext:value-type="float">
            <text:p>512</text:p>
          </table:table-cell>
          <table:table-cell table:formula="of:=0+IF([.K46]=&quot;B&quot;;[.C46]*2^[.L46])+IF([.M46]=&quot;B&quot;;[.D46]*2^[.N46])+IF([.O46]=&quot;B&quot;;[.E46]*2^[.P46])+IF([.Q46]=&quot;B&quot;;[.F46]*2^[.R46])" office:value-type="float" office:value="0" calcext:value-type="float">
            <text:p>0</text:p>
          </table:table-cell>
          <table:table-cell table:formula="of:=COM.MICROSOFT.CONCAT(&quot;0x&quot;;DEC2HEX([.W46]))" office:value-type="string" office:string-value="0x200" calcext:value-type="string">
            <text:p>0x200</text:p>
          </table:table-cell>
          <table:table-cell table:formula="of:=COM.MICROSOFT.CONCAT(&quot;0x&quot;;DEC2HEX([.X46]))" office:value-type="string" office:string-value="0x0" calcext:value-type="string">
            <text:p>0x0</text:p>
          </table:table-cell>
          <table:table-cell table:formula="of:=COM.MICROSOFT.CONCAT([.U46];&quot;,&quot;)" office:value-type="string" office:string-value="0xFFD7FFFF," calcext:value-type="string">
            <text:p>0xFFD7FFFF,</text:p>
          </table:table-cell>
          <table:table-cell table:formula="of:=COM.MICROSOFT.CONCAT([.V46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46];&quot;,&quot;)" office:value-type="string" office:string-value="0x200," calcext:value-type="string">
            <text:p>0x200,</text:p>
          </table:table-cell>
          <table:table-cell table:formula="of:=COM.MICROSOFT.CONCAT([.Z46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H47]/2" office:value-type="float" office:value="26" calcext:value-type="float">
            <text:p>2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7]=&quot;A&quot;;IF([.C47]=&quot;&quot;;0;2*4^[.L47]);0)-IF([.M47]=&quot;A&quot;;IF([.D47]=&quot;&quot;;0;2*4^[.N47]);0)-IF([.O47]=&quot;A&quot;;IF([.E47]=&quot;&quot;;0;2*4^[.P47]);0)-IF([.Q47]=&quot;A&quot;;IF([.F47]=&quot;&quot;;0;2*4^[.R47]);0)" office:value-type="float" office:value="4294443007" calcext:value-type="float">
            <text:p>4294443007</text:p>
          </table:table-cell>
          <table:table-cell table:formula="of:=2^32-1-IF([.K47]=&quot;B&quot;;IF([.C47]=&quot;&quot;;0;2*4^[.L47]);0)-IF([.M47]=&quot;B&quot;;IF([.D47]=&quot;&quot;;0;2*4^[.N47]);0)-IF([.O47]=&quot;B&quot;;IF([.E47]=&quot;&quot;;0;2*4^[.P47]);0)-IF([.Q47]=&quot;B&quot;;IF([.F47]=&quot;&quot;;0;2*4^[.R47]);0)" office:value-type="float" office:value="4294967287" calcext:value-type="float">
            <text:p>4294967287</text:p>
          </table:table-cell>
          <table:table-cell table:formula="of:=COM.MICROSOFT.CONCAT(&quot;0x&quot;;DEC2HEX([.S47]))" office:value-type="string" office:string-value="0xFFF7FFFF" calcext:value-type="string">
            <text:p>0xFFF7FFFF</text:p>
          </table:table-cell>
          <table:table-cell table:formula="of:=COM.MICROSOFT.CONCAT(&quot;0x&quot;;DEC2HEX([.T47]))" office:value-type="string" office:string-value="0xFFFFFFF7" calcext:value-type="string">
            <text:p>0xFFFFFFF7</text:p>
          </table:table-cell>
          <table:table-cell table:formula="of:=0+IF([.K47]=&quot;A&quot;;[.C47]*2^[.L47])+IF([.M47]=&quot;A&quot;;[.D47]*2^[.N47])+IF([.O47]=&quot;A&quot;;[.E47]*2^[.P47])+IF([.Q47]=&quot;A&quot;;[.F47]*2^[.R47])" office:value-type="float" office:value="512" calcext:value-type="float">
            <text:p>512</text:p>
          </table:table-cell>
          <table:table-cell table:formula="of:=0+IF([.K47]=&quot;B&quot;;[.C47]*2^[.L47])+IF([.M47]=&quot;B&quot;;[.D47]*2^[.N47])+IF([.O47]=&quot;B&quot;;[.E47]*2^[.P47])+IF([.Q47]=&quot;B&quot;;[.F47]*2^[.R47])" office:value-type="float" office:value="0" calcext:value-type="float">
            <text:p>0</text:p>
          </table:table-cell>
          <table:table-cell table:formula="of:=COM.MICROSOFT.CONCAT(&quot;0x&quot;;DEC2HEX([.W47]))" office:value-type="string" office:string-value="0x200" calcext:value-type="string">
            <text:p>0x200</text:p>
          </table:table-cell>
          <table:table-cell table:formula="of:=COM.MICROSOFT.CONCAT(&quot;0x&quot;;DEC2HEX([.X47]))" office:value-type="string" office:string-value="0x0" calcext:value-type="string">
            <text:p>0x0</text:p>
          </table:table-cell>
          <table:table-cell table:formula="of:=COM.MICROSOFT.CONCAT([.U47];&quot;,&quot;)" office:value-type="string" office:string-value="0xFFF7FFFF," calcext:value-type="string">
            <text:p>0xFFF7FFFF,</text:p>
          </table:table-cell>
          <table:table-cell table:formula="of:=COM.MICROSOFT.CONCAT([.V47];&quot;,&quot;)" office:value-type="string" office:string-value="0xFFFFFFF7," calcext:value-type="string">
            <text:p>0xFFFFFFF7,</text:p>
          </table:table-cell>
          <table:table-cell table:number-columns-repeated="2"/>
          <table:table-cell table:formula="of:=COM.MICROSOFT.CONCAT([.Y47];&quot;,&quot;)" office:value-type="string" office:string-value="0x200," calcext:value-type="string">
            <text:p>0x200,</text:p>
          </table:table-cell>
          <table:table-cell table:formula="of:=COM.MICROSOFT.CONCAT([.Z47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H48]/2" office:value-type="float" office:value="27" calcext:value-type="float">
            <text:p>2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8]=&quot;A&quot;;IF([.C48]=&quot;&quot;;0;2*4^[.L48]);0)-IF([.M48]=&quot;A&quot;;IF([.D48]=&quot;&quot;;0;2*4^[.N48]);0)-IF([.O48]=&quot;A&quot;;IF([.E48]=&quot;&quot;;0;2*4^[.P48]);0)-IF([.Q48]=&quot;A&quot;;IF([.F48]=&quot;&quot;;0;2*4^[.R48]);0)" office:value-type="float" office:value="4292870143" calcext:value-type="float">
            <text:p>4292870143</text:p>
          </table:table-cell>
          <table:table-cell table:formula="of:=2^32-1-IF([.K48]=&quot;B&quot;;IF([.C48]=&quot;&quot;;0;2*4^[.L48]);0)-IF([.M48]=&quot;B&quot;;IF([.D48]=&quot;&quot;;0;2*4^[.N48]);0)-IF([.O48]=&quot;B&quot;;IF([.E48]=&quot;&quot;;0;2*4^[.P48]);0)-IF([.Q48]=&quot;B&quot;;IF([.F48]=&quot;&quot;;0;2*4^[.R48]);0)" office:value-type="float" office:value="4294967287" calcext:value-type="float">
            <text:p>4294967287</text:p>
          </table:table-cell>
          <table:table-cell table:formula="of:=COM.MICROSOFT.CONCAT(&quot;0x&quot;;DEC2HEX([.S48]))" office:value-type="string" office:string-value="0xFFDFFFFF" calcext:value-type="string">
            <text:p>0xFFDFFFFF</text:p>
          </table:table-cell>
          <table:table-cell table:formula="of:=COM.MICROSOFT.CONCAT(&quot;0x&quot;;DEC2HEX([.T48]))" office:value-type="string" office:string-value="0xFFFFFFF7" calcext:value-type="string">
            <text:p>0xFFFFFFF7</text:p>
          </table:table-cell>
          <table:table-cell table:formula="of:=0+IF([.K48]=&quot;A&quot;;[.C48]*2^[.L48])+IF([.M48]=&quot;A&quot;;[.D48]*2^[.N48])+IF([.O48]=&quot;A&quot;;[.E48]*2^[.P48])+IF([.Q48]=&quot;A&quot;;[.F48]*2^[.R48])" office:value-type="float" office:value="0" calcext:value-type="float">
            <text:p>0</text:p>
          </table:table-cell>
          <table:table-cell table:formula="of:=0+IF([.K48]=&quot;B&quot;;[.C48]*2^[.L48])+IF([.M48]=&quot;B&quot;;[.D48]*2^[.N48])+IF([.O48]=&quot;B&quot;;[.E48]*2^[.P48])+IF([.Q48]=&quot;B&quot;;[.F48]*2^[.R48])" office:value-type="float" office:value="2" calcext:value-type="float">
            <text:p>2</text:p>
          </table:table-cell>
          <table:table-cell table:formula="of:=COM.MICROSOFT.CONCAT(&quot;0x&quot;;DEC2HEX([.W48]))" office:value-type="string" office:string-value="0x0" calcext:value-type="string">
            <text:p>0x0</text:p>
          </table:table-cell>
          <table:table-cell table:formula="of:=COM.MICROSOFT.CONCAT(&quot;0x&quot;;DEC2HEX([.X48]))" office:value-type="string" office:string-value="0x2" calcext:value-type="string">
            <text:p>0x2</text:p>
          </table:table-cell>
          <table:table-cell table:number-columns-repeated="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49]=&quot;A&quot;;IF([.C49]=&quot;&quot;;0;2*4^[.L49]);0)-IF([.M49]=&quot;A&quot;;IF([.D49]=&quot;&quot;;0;2*4^[.N49]);0)-IF([.O49]=&quot;A&quot;;IF([.E49]=&quot;&quot;;0;2*4^[.P49]);0)-IF([.Q49]=&quot;A&quot;;IF([.F49]=&quot;&quot;;0;2*4^[.R49]);0)" office:value-type="float" office:value="4292870143" calcext:value-type="float">
            <text:p>4292870143</text:p>
          </table:table-cell>
          <table:table-cell table:formula="of:=2^32-1-IF([.K49]=&quot;B&quot;;IF([.C49]=&quot;&quot;;0;2*4^[.L49]);0)-IF([.M49]=&quot;B&quot;;IF([.D49]=&quot;&quot;;0;2*4^[.N49]);0)-IF([.O49]=&quot;B&quot;;IF([.E49]=&quot;&quot;;0;2*4^[.P49]);0)-IF([.Q49]=&quot;B&quot;;IF([.F49]=&quot;&quot;;0;2*4^[.R49]);0)" office:value-type="float" office:value="4294967287" calcext:value-type="float">
            <text:p>4294967287</text:p>
          </table:table-cell>
          <table:table-cell table:formula="of:=COM.MICROSOFT.CONCAT(&quot;0x&quot;;DEC2HEX([.S49]))" office:value-type="string" office:string-value="0xFFDFFFFF" calcext:value-type="string">
            <text:p>0xFFDFFFFF</text:p>
          </table:table-cell>
          <table:table-cell table:formula="of:=COM.MICROSOFT.CONCAT(&quot;0x&quot;;DEC2HEX([.T49]))" office:value-type="string" office:string-value="0xFFFFFFF7" calcext:value-type="string">
            <text:p>0xFFFFFFF7</text:p>
          </table:table-cell>
          <table:table-cell table:formula="of:=0+IF([.K49]=&quot;A&quot;;[.C49]*2^[.L49])+IF([.M49]=&quot;A&quot;;[.D49]*2^[.N49])+IF([.O49]=&quot;A&quot;;[.E49]*2^[.P49])+IF([.Q49]=&quot;A&quot;;[.F49]*2^[.R49])" office:value-type="float" office:value="1024" calcext:value-type="float">
            <text:p>1024</text:p>
          </table:table-cell>
          <table:table-cell table:formula="of:=0+IF([.K49]=&quot;B&quot;;[.C49]*2^[.L49])+IF([.M49]=&quot;B&quot;;[.D49]*2^[.N49])+IF([.O49]=&quot;B&quot;;[.E49]*2^[.P49])+IF([.Q49]=&quot;B&quot;;[.F49]*2^[.R49])" office:value-type="float" office:value="0" calcext:value-type="float">
            <text:p>0</text:p>
          </table:table-cell>
          <table:table-cell table:formula="of:=COM.MICROSOFT.CONCAT(&quot;0x&quot;;DEC2HEX([.W49]))" office:value-type="string" office:string-value="0x400" calcext:value-type="string">
            <text:p>0x400</text:p>
          </table:table-cell>
          <table:table-cell table:formula="of:=COM.MICROSOFT.CONCAT(&quot;0x&quot;;DEC2HEX([.X49]))" office:value-type="string" office:string-value="0x0" calcext:value-type="string">
            <text:p>0x0</text:p>
          </table:table-cell>
          <table:table-cell table:number-columns-repeated="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50]=&quot;A&quot;;IF([.C50]=&quot;&quot;;0;2*4^[.L50]);0)-IF([.M50]=&quot;A&quot;;IF([.D50]=&quot;&quot;;0;2*4^[.N50]);0)-IF([.O50]=&quot;A&quot;;IF([.E50]=&quot;&quot;;0;2*4^[.P50]);0)-IF([.Q50]=&quot;A&quot;;IF([.F50]=&quot;&quot;;0;2*4^[.R50]);0)" office:value-type="float" office:value="4294836223" calcext:value-type="float">
            <text:p>4294836223</text:p>
          </table:table-cell>
          <table:table-cell table:formula="of:=2^32-1-IF([.K50]=&quot;B&quot;;IF([.C50]=&quot;&quot;;0;2*4^[.L50]);0)-IF([.M50]=&quot;B&quot;;IF([.D50]=&quot;&quot;;0;2*4^[.N50]);0)-IF([.O50]=&quot;B&quot;;IF([.E50]=&quot;&quot;;0;2*4^[.P50]);0)-IF([.Q50]=&quot;B&quot;;IF([.F50]=&quot;&quot;;0;2*4^[.R50]);0)" office:value-type="float" office:value="4294967287" calcext:value-type="float">
            <text:p>4294967287</text:p>
          </table:table-cell>
          <table:table-cell table:formula="of:=COM.MICROSOFT.CONCAT(&quot;0x&quot;;DEC2HEX([.S50]))" office:value-type="string" office:string-value="0xFFFDFFFF" calcext:value-type="string">
            <text:p>0xFFFDFFFF</text:p>
          </table:table-cell>
          <table:table-cell table:formula="of:=COM.MICROSOFT.CONCAT(&quot;0x&quot;;DEC2HEX([.T50]))" office:value-type="string" office:string-value="0xFFFFFFF7" calcext:value-type="string">
            <text:p>0xFFFFFFF7</text:p>
          </table:table-cell>
          <table:table-cell table:formula="of:=0+IF([.K50]=&quot;A&quot;;[.C50]*2^[.L50])+IF([.M50]=&quot;A&quot;;[.D50]*2^[.N50])+IF([.O50]=&quot;A&quot;;[.E50]*2^[.P50])+IF([.Q50]=&quot;A&quot;;[.F50]*2^[.R50])" office:value-type="float" office:value="0" calcext:value-type="float">
            <text:p>0</text:p>
          </table:table-cell>
          <table:table-cell table:formula="of:=0+IF([.K50]=&quot;B&quot;;[.C50]*2^[.L50])+IF([.M50]=&quot;B&quot;;[.D50]*2^[.N50])+IF([.O50]=&quot;B&quot;;[.E50]*2^[.P50])+IF([.Q50]=&quot;B&quot;;[.F50]*2^[.R50])" office:value-type="float" office:value="2" calcext:value-type="float">
            <text:p>2</text:p>
          </table:table-cell>
          <table:table-cell table:formula="of:=COM.MICROSOFT.CONCAT(&quot;0x&quot;;DEC2HEX([.W50]))" office:value-type="string" office:string-value="0x0" calcext:value-type="string">
            <text:p>0x0</text:p>
          </table:table-cell>
          <table:table-cell table:formula="of:=COM.MICROSOFT.CONCAT(&quot;0x&quot;;DEC2HEX([.X50]))" office:value-type="string" office:string-value="0x2" calcext:value-type="string">
            <text:p>0x2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H51]/2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51]=&quot;A&quot;;IF([.C51]=&quot;&quot;;0;2*4^[.L51]);0)-IF([.M51]=&quot;A&quot;;IF([.D51]=&quot;&quot;;0;2*4^[.N51]);0)-IF([.O51]=&quot;A&quot;;IF([.E51]=&quot;&quot;;0;2*4^[.P51]);0)-IF([.Q51]=&quot;A&quot;;IF([.F51]=&quot;&quot;;0;2*4^[.R51]);0)" office:value-type="float" office:value="4294311935" calcext:value-type="float">
            <text:p>4294311935</text:p>
          </table:table-cell>
          <table:table-cell table:formula="of:=2^32-1-IF([.K51]=&quot;B&quot;;IF([.C51]=&quot;&quot;;0;2*4^[.L51]);0)-IF([.M51]=&quot;B&quot;;IF([.D51]=&quot;&quot;;0;2*4^[.N51]);0)-IF([.O51]=&quot;B&quot;;IF([.E51]=&quot;&quot;;0;2*4^[.P51]);0)-IF([.Q51]=&quot;B&quot;;IF([.F51]=&quot;&quot;;0;2*4^[.R51]);0)" office:value-type="float" office:value="4294967295" calcext:value-type="float">
            <text:p>4294967295</text:p>
          </table:table-cell>
          <table:table-cell table:formula="of:=COM.MICROSOFT.CONCAT(&quot;0x&quot;;DEC2HEX([.S51]))" office:value-type="string" office:string-value="0xFFF5FFFF" calcext:value-type="string">
            <text:p>0xFFF5FFFF</text:p>
          </table:table-cell>
          <table:table-cell table:formula="of:=COM.MICROSOFT.CONCAT(&quot;0x&quot;;DEC2HEX([.T51]))" office:value-type="string" office:string-value="0xFFFFFFFF" calcext:value-type="string">
            <text:p>0xFFFFFFFF</text:p>
          </table:table-cell>
          <table:table-cell table:formula="of:=0+IF([.K51]=&quot;A&quot;;[.C51]*2^[.L51])+IF([.M51]=&quot;A&quot;;[.D51]*2^[.N51])+IF([.O51]=&quot;A&quot;;[.E51]*2^[.P51])+IF([.Q51]=&quot;A&quot;;[.F51]*2^[.R51])" office:value-type="float" office:value="512" calcext:value-type="float">
            <text:p>512</text:p>
          </table:table-cell>
          <table:table-cell table:formula="of:=0+IF([.K51]=&quot;B&quot;;[.C51]*2^[.L51])+IF([.M51]=&quot;B&quot;;[.D51]*2^[.N51])+IF([.O51]=&quot;B&quot;;[.E51]*2^[.P51])+IF([.Q51]=&quot;B&quot;;[.F51]*2^[.R51])" office:value-type="float" office:value="0" calcext:value-type="float">
            <text:p>0</text:p>
          </table:table-cell>
          <table:table-cell table:formula="of:=COM.MICROSOFT.CONCAT(&quot;0x&quot;;DEC2HEX([.W51]))" office:value-type="string" office:string-value="0x200" calcext:value-type="string">
            <text:p>0x200</text:p>
          </table:table-cell>
          <table:table-cell table:formula="of:=COM.MICROSOFT.CONCAT(&quot;0x&quot;;DEC2HEX([.X51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51];&quot;,&quot;)" office:value-type="string" office:string-value="0xFFF5FFFF," calcext:value-type="string">
            <text:p>0xFFF5FFFF,</text:p>
          </table:table-cell>
          <table:table-cell table:formula="of:=COM.MICROSOFT.CONCAT([.V51];&quot;,&quot;)" office:value-type="string" office:string-value="0xFFFFFFFF," calcext:value-type="string">
            <text:p>0xFFFFFFFF,</text:p>
          </table:table-cell>
          <table:table-cell table:number-columns-repeated="2"/>
          <table:table-cell table:formula="of:=COM.MICROSOFT.CONCAT([.Y51];&quot;,&quot;)" office:value-type="string" office:string-value="0x200," calcext:value-type="string">
            <text:p>0x200,</text:p>
          </table:table-cell>
          <table:table-cell table:formula="of:=COM.MICROSOFT.CONCAT([.Z51];&quot;,&quot;)" office:value-type="string" office:string-value="0x0," calcext:value-type="string">
            <text:p>0x0,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H52]/2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52]=&quot;A&quot;;IF([.C52]=&quot;&quot;;0;2*4^[.L52]);0)-IF([.M52]=&quot;A&quot;;IF([.D52]=&quot;&quot;;0;2*4^[.N52]);0)-IF([.O52]=&quot;A&quot;;IF([.E52]=&quot;&quot;;0;2*4^[.P52]);0)-IF([.Q52]=&quot;A&quot;;IF([.F52]=&quot;&quot;;0;2*4^[.R52]);0)" office:value-type="float" office:value="4294443007" calcext:value-type="float">
            <text:p>4294443007</text:p>
          </table:table-cell>
          <table:table-cell table:formula="of:=2^32-1-IF([.K52]=&quot;B&quot;;IF([.C52]=&quot;&quot;;0;2*4^[.L52]);0)-IF([.M52]=&quot;B&quot;;IF([.D52]=&quot;&quot;;0;2*4^[.N52]);0)-IF([.O52]=&quot;B&quot;;IF([.E52]=&quot;&quot;;0;2*4^[.P52]);0)-IF([.Q52]=&quot;B&quot;;IF([.F52]=&quot;&quot;;0;2*4^[.R52]);0)" office:value-type="float" office:value="4294967287" calcext:value-type="float">
            <text:p>4294967287</text:p>
          </table:table-cell>
          <table:table-cell table:formula="of:=COM.MICROSOFT.CONCAT(&quot;0x&quot;;DEC2HEX([.S52]))" office:value-type="string" office:string-value="0xFFF7FFFF" calcext:value-type="string">
            <text:p>0xFFF7FFFF</text:p>
          </table:table-cell>
          <table:table-cell table:formula="of:=COM.MICROSOFT.CONCAT(&quot;0x&quot;;DEC2HEX([.T52]))" office:value-type="string" office:string-value="0xFFFFFFF7" calcext:value-type="string">
            <text:p>0xFFFFFFF7</text:p>
          </table:table-cell>
          <table:table-cell table:formula="of:=0+IF([.K52]=&quot;A&quot;;[.C52]*2^[.L52])+IF([.M52]=&quot;A&quot;;[.D52]*2^[.N52])+IF([.O52]=&quot;A&quot;;[.E52]*2^[.P52])+IF([.Q52]=&quot;A&quot;;[.F52]*2^[.R52])" office:value-type="float" office:value="0" calcext:value-type="float">
            <text:p>0</text:p>
          </table:table-cell>
          <table:table-cell table:formula="of:=0+IF([.K52]=&quot;B&quot;;[.C52]*2^[.L52])+IF([.M52]=&quot;B&quot;;[.D52]*2^[.N52])+IF([.O52]=&quot;B&quot;;[.E52]*2^[.P52])+IF([.Q52]=&quot;B&quot;;[.F52]*2^[.R52])" office:value-type="float" office:value="2" calcext:value-type="float">
            <text:p>2</text:p>
          </table:table-cell>
          <table:table-cell table:formula="of:=COM.MICROSOFT.CONCAT(&quot;0x&quot;;DEC2HEX([.W52]))" office:value-type="string" office:string-value="0x0" calcext:value-type="string">
            <text:p>0x0</text:p>
          </table:table-cell>
          <table:table-cell table:formula="of:=COM.MICROSOFT.CONCAT(&quot;0x&quot;;DEC2HEX([.X52]))" office:value-type="string" office:string-value="0x2" calcext:value-type="string">
            <text:p>0x2</text:p>
          </table:table-cell>
          <table:table-cell table:number-columns-repeated="2"/>
          <table:table-cell table:formula="of:=COM.MICROSOFT.CONCAT([.U52];&quot;,&quot;)" office:value-type="string" office:string-value="0xFFF7FFFF," calcext:value-type="string">
            <text:p>0xFFF7FFFF,</text:p>
          </table:table-cell>
          <table:table-cell table:formula="of:=COM.MICROSOFT.CONCAT([.V52];&quot;,&quot;)" office:value-type="string" office:string-value="0xFFFFFFF7," calcext:value-type="string">
            <text:p>0xFFFFFFF7,</text:p>
          </table:table-cell>
          <table:table-cell table:number-columns-repeated="2"/>
          <table:table-cell table:formula="of:=COM.MICROSOFT.CONCAT([.Y52];&quot;,&quot;)" office:value-type="string" office:string-value="0x0," calcext:value-type="string">
            <text:p>0x0,</text:p>
          </table:table-cell>
          <table:table-cell table:formula="of:=COM.MICROSOFT.CONCAT([.Z52];&quot;,&quot;)" office:value-type="string" office:string-value="0x2," calcext:value-type="string">
            <text:p>0x2,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[.H53]/2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2^32-1-IF([.K53]=&quot;A&quot;;IF([.C53]=&quot;&quot;;0;2*4^[.L53]);0)-IF([.M53]=&quot;A&quot;;IF([.D53]=&quot;&quot;;0;2*4^[.N53]);0)-IF([.O53]=&quot;A&quot;;IF([.E53]=&quot;&quot;;0;2*4^[.P53]);0)-IF([.Q53]=&quot;A&quot;;IF([.F53]=&quot;&quot;;0;2*4^[.R53]);0)" office:value-type="float" office:value="4294836223" calcext:value-type="float">
            <text:p>4294836223</text:p>
          </table:table-cell>
          <table:table-cell table:formula="of:=2^32-1-IF([.K53]=&quot;B&quot;;IF([.C53]=&quot;&quot;;0;2*4^[.L53]);0)-IF([.M53]=&quot;B&quot;;IF([.D53]=&quot;&quot;;0;2*4^[.N53]);0)-IF([.O53]=&quot;B&quot;;IF([.E53]=&quot;&quot;;0;2*4^[.P53]);0)-IF([.Q53]=&quot;B&quot;;IF([.F53]=&quot;&quot;;0;2*4^[.R53]);0)" office:value-type="float" office:value="4294967287" calcext:value-type="float">
            <text:p>4294967287</text:p>
          </table:table-cell>
          <table:table-cell table:formula="of:=COM.MICROSOFT.CONCAT(&quot;0x&quot;;DEC2HEX([.S53]))" office:value-type="string" office:string-value="0xFFFDFFFF" calcext:value-type="string">
            <text:p>0xFFFDFFFF</text:p>
          </table:table-cell>
          <table:table-cell table:formula="of:=COM.MICROSOFT.CONCAT(&quot;0x&quot;;DEC2HEX([.T53]))" office:value-type="string" office:string-value="0xFFFFFFF7" calcext:value-type="string">
            <text:p>0xFFFFFFF7</text:p>
          </table:table-cell>
          <table:table-cell table:formula="of:=0+IF([.K53]=&quot;A&quot;;[.C53]*2^[.L53])+IF([.M53]=&quot;A&quot;;[.D53]*2^[.N53])+IF([.O53]=&quot;A&quot;;[.E53]*2^[.P53])+IF([.Q53]=&quot;A&quot;;[.F53]*2^[.R53])" office:value-type="float" office:value="256" calcext:value-type="float">
            <text:p>256</text:p>
          </table:table-cell>
          <table:table-cell table:formula="of:=0+IF([.K53]=&quot;B&quot;;[.C53]*2^[.L53])+IF([.M53]=&quot;B&quot;;[.D53]*2^[.N53])+IF([.O53]=&quot;B&quot;;[.E53]*2^[.P53])+IF([.Q53]=&quot;B&quot;;[.F53]*2^[.R53])" office:value-type="float" office:value="0" calcext:value-type="float">
            <text:p>0</text:p>
          </table:table-cell>
          <table:table-cell table:formula="of:=COM.MICROSOFT.CONCAT(&quot;0x&quot;;DEC2HEX([.W53]))" office:value-type="string" office:string-value="0x100" calcext:value-type="string">
            <text:p>0x100</text:p>
          </table:table-cell>
          <table:table-cell table:formula="of:=COM.MICROSOFT.CONCAT(&quot;0x&quot;;DEC2HEX([.X53]))" office:value-type="string" office:string-value="0x0" calcext:value-type="string">
            <text:p>0x0</text:p>
          </table:table-cell>
          <table:table-cell table:number-columns-repeated="2"/>
          <table:table-cell table:formula="of:=COM.MICROSOFT.CONCAT([.U53];&quot;,&quot;)" office:value-type="string" office:string-value="0xFFFDFFFF," calcext:value-type="string">
            <text:p>0xFFFDFFFF,</text:p>
          </table:table-cell>
          <table:table-cell table:formula="of:=COM.MICROSOFT.CONCAT([.V53];&quot;,&quot;)" office:value-type="string" office:string-value="0xFFFFFFF7," calcext:value-type="string">
            <text:p>0xFFFFFFF7,</text:p>
          </table:table-cell>
          <table:table-cell table:number-columns-repeated="2"/>
          <table:table-cell table:formula="of:=COM.MICROSOFT.CONCAT([.Y53];&quot;,&quot;)" office:value-type="string" office:string-value="0x100," calcext:value-type="string">
            <text:p>0x100,</text:p>
          </table:table-cell>
          <table:table-cell table:formula="of:=COM.MICROSOFT.CONCAT([.Z53];&quot;,&quot;)" office:value-type="string" office:string-value="0x0," calcext:value-type="string">
            <text:p>0x0,</text:p>
          </table:table-cell>
        </table:table-row>
        <table:table-row table:style-name="ro1">
          <table:table-cell table:number-columns-repeated="26"/>
          <table:table-cell table:formula="of:=COM.MICROSOFT.CONCAT([.U3];&quot;,&quot;)" office:value-type="string" office:string-value="0xFFFFDFFF," calcext:value-type="string">
            <text:p>0xFFFFDFFF,</text:p>
          </table:table-cell>
          <table:table-cell table:formula="of:=COM.MICROSOFT.CONCAT([.V3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3];&quot;,&quot;)" office:value-type="string" office:string-value="0x0," calcext:value-type="string">
            <text:p>0x0,</text:p>
          </table:table-cell>
          <table:table-cell table:formula="of:=COM.MICROSOFT.CONCAT([.Z3];&quot;,&quot;)" office:value-type="string" office:string-value="0x1," calcext:value-type="string">
            <text:p>0x1,</text:p>
          </table:table-cell>
          <table:table-cell table:number-columns-repeated="2"/>
        </table:table-row>
        <table:table-row table:style-name="ro1">
          <table:table-cell table:number-columns-repeated="26"/>
          <table:table-cell table:formula="of:=COM.MICROSOFT.CONCAT([.U4];&quot;,&quot;)" office:value-type="string" office:string-value="0xFFFFDFFF," calcext:value-type="string">
            <text:p>0xFFFFDFFF,</text:p>
          </table:table-cell>
          <table:table-cell table:formula="of:=COM.MICROSOFT.CONCAT([.V4];&quot;,&quot;)" office:value-type="string" office:string-value="0xFFFFFFFD," calcext:value-type="string">
            <text:p>0xFFFFFFFD,</text:p>
          </table:table-cell>
          <table:table-cell table:number-columns-repeated="2"/>
          <table:table-cell table:formula="of:=COM.MICROSOFT.CONCAT([.Y4];&quot;,&quot;)" office:value-type="string" office:string-value="0x40," calcext:value-type="string">
            <text:p>0x40,</text:p>
          </table:table-cell>
          <table:table-cell table:formula="of:=COM.MICROSOFT.CONCAT([.Z4];&quot;,&quot;)" office:value-type="string" office:string-value="0x0," calcext:value-type="string">
            <text:p>0x0,</text:p>
          </table:table-cell>
          <table:table-cell table:number-columns-repeated="2"/>
        </table:table-row>
        <table:table-row table:style-name="ro1">
          <table:table-cell table:number-columns-repeated="26"/>
          <table:table-cell table:number-columns-repeated="8" office:value-type="string" calcext:value-type="string">
            <text:p>};</text:p>
          </table:table-cell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6"/>
          <table:table-cell table:formula="of:=COM.MICROSOFT.CONCAT([.AA2:.AA56])" office:value-type="string" office:string-value="const uint32_t GPIOA_MODER_Minutes[]={0xFFFF5FFF,0xFFFF7FFF,0xFFFF7FFF,0xFFFF77FF,0xFFFFF7FF,0xFFFFF7FF,0xFFFFD7FF,0xFFFFFD7F,0xFFFFFF5F,0xFFFFFDDF,0xFFFFFDDF,0xFFFFFFD7,0xFFFFFDF7,0xFFFFFDF7,0xFFFFFF77,0xFF7FFFFF,0x7F7FFFFF,0x7FFFFFFF,0x7FFFFFFF,0x7DFFFFFF,0xFDFFFFFF,0xFDFFFFFF,0xFFDDFFFF,0xFFF5FFFF,0xFFD7FFFF,0xFFD7FFFF,0xFFF7FFFF,0xFFFFDFFF,0xFFFFDFFF,};" calcext:value-type="string">
            <text:p>const uint32_t GPIOA_MODER_Minutes[]={0xFFFF5FFF,0xFFFF7FFF,0xFFFF7FFF,0xFFFF77FF,0xFFFFF7FF,0xFFFFF7FF,0xFFFFD7FF,0xFFFFFD7F,0xFFFFFF5F,0xFFFFFDDF,0xFFFFFDDF,0xFFFFFFD7,0xFFFFFDF7,0xFFFFFDF7,0xFFFFFF77,0xFF7FFFFF,0x7F7FFFFF,0x7FFFFFFF,0x7FFFFFFF,0x7DFFFFFF,0xFDFFFFFF,0xFDFFFFFF,0xFFDDFFFF,0xFFF5FFFF,0xFFD7FFFF,0xFFD7FFFF,0xFFF7FFFF,0xFFFFDFFF,0xFFFFDFFF,};</text:p>
          </table:table-cell>
          <table:table-cell table:formula="of:=COM.MICROSOFT.CONCAT([.AB2:.AB56])" office:value-type="string" office:string-value="const uint32_t GPIOB_MODER_Minutes[]={0xFFFFFFFF,0xFFFFFFFD,0xFFFFFFFD,0xFFFFFFFF,0xFFFFFFFD,0xFFFFFFFD,0xFFFFFFFF,0xFFFFFFFF,0xFFFFFFFF,0xFFFFFFFF,0xFFFFFFFF,0xFFFFFFFF,0xFFFFFFFF,0xFFFFFFFF,0xFFFFFFFF,0xFFFF7FFF,0xFFFFFFFF,0xFFFF7FFF,0xFFFF7FFF,0xFFFFFFFF,0xFFFF7FFF,0xFFFF7FFF,0xFFFFFFFF,0xFFFFFFFF,0xFFFFFFFF,0xFFFFFFFF,0xFFFFFFF7,0xFFFFFFFD,0xFFFFFFFD,};" calcext:value-type="string">
            <text:p>const uint32_t GPIOB_MODER_Minutes[]={0xFFFFFFFF,0xFFFFFFFD,0xFFFFFFFD,0xFFFFFFFF,0xFFFFFFFD,0xFFFFFFFD,0xFFFFFFFF,0xFFFFFFFF,0xFFFFFFFF,0xFFFFFFFF,0xFFFFFFFF,0xFFFFFFFF,0xFFFFFFFF,0xFFFFFFFF,0xFFFFFFFF,0xFFFF7FFF,0xFFFFFFFF,0xFFFF7FFF,0xFFFF7FFF,0xFFFFFFFF,0xFFFF7FFF,0xFFFF7FFF,0xFFFFFFFF,0xFFFFFFFF,0xFFFFFFFF,0xFFFFFFFF,0xFFFFFFF7,0xFFFFFFFD,0xFFFFFFFD,};</text:p>
          </table:table-cell>
          <table:table-cell table:formula="of:=COM.MICROSOFT.CONCAT([.AC2:.AC56])" office:value-type="string" office:string-value="const uint32_t GPIOA_MODER_Hours[]={0xFFFF5FFF,0xFFFF77FF,0xFFFFD7FF,0xFFFFFF5F,0xFFFFFFD7,0xFFFFFF77,0x7F7FFFFF,0x7DFFFFFF,0xFD7FFFFF,0xFFF5FFFF,0xFFF7FFFF,0xFFFDFFFF,};" calcext:value-type="string">
            <text:p>const uint32_t GPIOA_MODER_Hours[]={0xFFFF5FFF,0xFFFF77FF,0xFFFFD7FF,0xFFFFFF5F,0xFFFFFFD7,0xFFFFFF77,0x7F7FFFFF,0x7DFFFFFF,0xFD7FFFFF,0xFFF5FFFF,0xFFF7FFFF,0xFFFDFFFF,};</text:p>
          </table:table-cell>
          <table:table-cell table:formula="of:=COM.MICROSOFT.CONCAT([.AD2:.AD56])" office:value-type="string" office:string-value="const uint32_t GPIOB_MODER_Hours[]={0xFFFFFFFF,0xFFFFFFFF,0xFFFFFFFF,0xFFFFFFFF,0xFFFFFFFF,0xFFFFFFFF,0xFFFFFFFF,0xFFFFFFFF,0xFFFFFFFF,0xFFFFFFFF,0xFFFFFFF7,0xFFFFFFF7,};" calcext:value-type="string">
            <text:p>const uint32_t GPIOB_MODER_Hours[]={0xFFFFFFFF,0xFFFFFFFF,0xFFFFFFFF,0xFFFFFFFF,0xFFFFFFFF,0xFFFFFFFF,0xFFFFFFFF,0xFFFFFFFF,0xFFFFFFFF,0xFFFFFFFF,0xFFFFFFF7,0xFFFFFFF7,};</text:p>
          </table:table-cell>
          <table:table-cell table:formula="of:=COM.MICROSOFT.CONCAT([.AE2:.AE56])" office:value-type="string" office:string-value="const uint16_t GPIOA_ODR_Minutes[]={0x40,0x0,0x80,0x80,0x20,0x0,0x20,0x8,0x8,0x10,0x4,0x4,0x2,0x10,0x2,0x800,0x800,0x0,0x8000,0x8000,0x1000,0x0,0x100,0x100,0x400,0x200,0x200,0x0,0x40,};" calcext:value-type="string">
            <text:p>const uint16_t GPIOA_ODR_Minutes[]={0x40,0x0,0x80,0x80,0x20,0x0,0x20,0x8,0x8,0x10,0x4,0x4,0x2,0x10,0x2,0x800,0x800,0x0,0x8000,0x8000,0x1000,0x0,0x100,0x100,0x400,0x200,0x200,0x0,0x40,};</text:p>
          </table:table-cell>
          <table:table-cell table:formula="of:=COM.MICROSOFT.CONCAT([.AF2:.AF56])" office:value-type="string" office:string-value="const uint16_t GPIOB_ODR_Minutes[]={0x0,0x1,0x0,0x0,0x0,0x1,0x0,0x0,0x0,0x0,0x0,0x0,0x0,0x0,0x0,0x0,0x0,0x80,0x0,0x0,0x0,0x80,0x0,0x0,0x0,0x0,0x0,0x1,0x0,};" calcext:value-type="string">
            <text:p>const uint16_t GPIOB_ODR_Minutes[]={0x0,0x1,0x0,0x0,0x0,0x1,0x0,0x0,0x0,0x0,0x0,0x0,0x0,0x0,0x0,0x0,0x0,0x80,0x0,0x0,0x0,0x80,0x0,0x0,0x0,0x0,0x0,0x1,0x0,};</text:p>
          </table:table-cell>
          <table:table-cell table:formula="of:=COM.MICROSOFT.CONCAT([.AG2:.AG56])" office:value-type="string" office:string-value="const uint16_t GPIOA_ODR_Hours[]={0x80,0x20,0x40,0x4,0x2,0x8,0x8000,0x1000,0x800,0x200,0x0,0x100,};" calcext:value-type="string">
            <text:p>const uint16_t GPIOA_ODR_Hours[]={0x80,0x20,0x40,0x4,0x2,0x8,0x8000,0x1000,0x800,0x200,0x0,0x100,};</text:p>
          </table:table-cell>
          <table:table-cell table:formula="of:=COM.MICROSOFT.CONCAT([.AH2:.AH56])" office:value-type="string" office:string-value="const uint16_t GPIOB_ODR_Hours[]={0x0,0x0,0x0,0x0,0x0,0x0,0x0,0x0,0x0,0x0,0x2,0x0,};" calcext:value-type="string">
            <text:p>const uint16_t GPIOB_ODR_Hours[]={0x0,0x0,0x0,0x0,0x0,0x0,0x0,0x0,0x0,0x0,0x2,0x0,};</text:p>
          </table:table-cell>
        </table:table-row>
        <table:table-row table:style-name="ro2">
          <table:table-cell table:style-name="ce12" table:formula="of:=COM.MICROSOFT.CONCAT([.AA62:.AH62])" office:value-type="string" office:string-value="const uint32_t GPIOA_MODER_Minutes[]={0xFFFF5FFF,0xFFFF7FFF,0xFFFF7FFF,0xFFFF77FF,0xFFFFF7FF,0xFFFFF7FF,0xFFFFD7FF,0xFFFFFD7F,0xFFFFFF5F,0xFFFFFDDF,0xFFFFFDDF,0xFFFFFFD7,0xFFFFFDF7,0xFFFFFDF7,0xFFFFFF77,0xFF7FFFFF,0x7F7FFFFF,0x7FFFFFFF,0x7FFFFFFF,0x7DFFFFFF,0xFDFFFFFF,0xFDFFFFFF,0xFFDDFFFF,0xFFF5FFFF,0xFFD7FFFF,0xFFD7FFFF,0xFFF7FFFF,0xFFFFDFFF,0xFFFFDFFF,};const uint32_t GPIOB_MODER_Minutes[]={0xFFFFFFFF,0xFFFFFFFD,0xFFFFFFFD,0xFFFFFFFF,0xFFFFFFFD,0xFFFFFFFD,0xFFFFFFFF,0xFFFFFFFF,0xFFFFFFFF,0xFFFFFFFF,0xFFFFFFFF,0xFFFFFFFF,0xFFFFFFFF,0xFFFFFFFF,0xFFFFFFFF,0xFFFF7FFF,0xFFFFFFFF,0xFFFF7FFF,0xFFFF7FFF,0xFFFFFFFF,0xFFFF7FFF,0xFFFF7FFF,0xFFFFFFFF,0xFFFFFFFF,0xFFFFFFFF,0xFFFFFFFF,0xFFFFFFF7,0xFFFFFFFD,0xFFFFFFFD,};const uint32_t GPIOA_MODER_Hours[]={0xFFFF5FFF,0xFFFF77FF,0xFFFFD7FF,0xFFFFFF5F,0xFFFFFFD7,0xFFFFFF77,0x7F7FFFFF,0x7DFFFFFF,0xFD7FFFFF,0xFFF5FFFF,0xFFF7FFFF,0xFFFDFFFF,};const uint32_t GPIOB_MODER_Hours[]={0xFFFFFFFF,0xFFFFFFFF,0xFFFFFFFF,0xFFFFFFFF,0xFFFFFFFF,0xFFFFFFFF,0xFFFFFFFF,0xFFFFFFFF,0xFFFFFFFF,0xFFFFFFFF,0xFFFFFFF7,0xFFFFFFF7,};const uint16_t GPIOA_ODR_Minutes[]={0x40,0x0,0x80,0x80,0x20,0x0,0x20,0x8,0x8,0x10,0x4,0x4,0x2,0x10,0x2,0x800,0x800,0x0,0x8000,0x8000,0x1000,0x0,0x100,0x100,0x400,0x200,0x200,0x0,0x40,};const uint16_t GPIOB_ODR_Minutes[]={0x0,0x1,0x0,0x0,0x0,0x1,0x0,0x0,0x0,0x0,0x0,0x0,0x0,0x0,0x0,0x0,0x0,0x80,0x0,0x0,0x0,0x80,0x0,0x0,0x0,0x0,0x0,0x1,0x0,};const uint16_t GPIOA_ODR_Hours[]={0x80,0x20,0x40,0x4,0x2,0x8,0x8000,0x1000,0x800,0x200,0x0,0x100,};const uint16_t GPIOB_ODR_Hours[]={0x0,0x0,0x0,0x0,0x0,0x0,0x0,0x0,0x0,0x0,0x2,0x0,};" calcext:value-type="string" table:number-columns-spanned="25" table:number-rows-spanned="1">
            <text:p>const uint32_t GPIOA_MODER_Minutes[]={0xFFFF5FFF,0xFFFF7FFF,0xFFFF7FFF,0xFFFF77FF,0xFFFFF7FF,0xFFFFF7FF,0xFFFFD7FF,0xFFFFFD7F,0xFFFFFF5F,0xFFFFFDDF,0xFFFFFDDF,0xFFFFFFD7,0xFFFFFDF7,0xFFFFFDF7,0xFFFFFF77,0xFF7FFFFF,0x7F7FFFFF,0x7FFFFFFF,0x7FFFFFFF,0x7DFFFFFF,0xFDFFFFFF,0xFDFFFFFF,0xFFDDFFFF,0xFFF5FFFF,0xFFD7FFFF,0xFFD7FFFF,0xFFF7FFFF,0xFFFFDFFF,0xFFFFDFFF,};const uint32_t GPIOB_MODER_Minutes[]={0xFFFFFFFF,0xFFFFFFFD,0xFFFFFFFD,0xFFFFFFFF,0xFFFFFFFD,0xFFFFFFFD,0xFFFFFFFF,0xFFFFFFFF,0xFFFFFFFF,0xFFFFFFFF,0xFFFFFFFF,0xFFFFFFFF,0xFFFFFFFF,0xFFFFFFFF,0xFFFFFFFF,0xFFFF7FFF,0xFFFFFFFF,0xFFFF7FFF,0xFFFF7FFF,0xFFFFFFFF,0xFFFF7FFF,0xFFFF7FFF,0xFFFFFFFF,0xFFFFFFFF,0xFFFFFFFF,0xFFFFFFFF,0xFFFFFFF7,0xFFFFFFFD,0xFFFFFFFD,};const uint32_t GPIOA_MODER_Hours[]={0xFFFF5FFF,0xFFFF77FF,0xFFFFD7FF,0xFFFFFF5F,0xFFFFFFD7,0xFFFFFF77,0x7F7FFFFF,0x7DFFFFFF,0xFD7FFFFF,0xFFF5FFFF,0xFFF7FFFF,0xFFFDFFFF,};const uint32_t GPIOB_MODER_Hours[]={0xFFFFFFFF,0xFFFFFFFF,0xFFFFFFFF,0xFFFFFFFF,0xFFFFFFFF,0xFFFFFFFF,0xFFFFFFFF,0xFFFFFFFF,0xFFFFFFFF,0xFFFFFFFF,0xFFFFFFF7,0xFFFFFFF7,};const uint16_t GPIOA_ODR_Minutes[]={0x40,0x0,0x80,0x80,0x20,0x0,0x20,0x8,0x8,0x10,0x4,0x4,0x2,0x10,0x2,0x800,0x800,0x0,0x8000,0x8000,0x1000,0x0,0x100,0x100,0x400,0x200,0x200,0x0,0x40,};const uint16_t GPIOB_ODR_Minutes[]={0x0,0x1,0x0,0x0,0x0,0x1,0x0,0x0,0x0,0x0,0x0,0x0,0x0,0x0,0x0,0x0,0x0,0x80,0x0,0x0,0x0,0x80,0x0,0x0,0x0,0x0,0x0,0x1,0x0,};const uint16_t GPIOA_ODR_Hours[]={0x80,0x20,0x40,0x4,0x2,0x8,0x8000,0x1000,0x800,0x200,0x0,0x100,};const uint16_t GPIOB_ODR_Hours[]={0x0,0x0,0x0,0x0,0x0,0x0,0x0,0x0,0x0,0x0,0x2,0x0,};</text:p>
          </table:table-cell>
          <table:covered-table-cell table:number-columns-repeated="24"/>
          <table:table-cell table:number-columns-repeated="9"/>
        </table:table-row>
        <table:table-row table:style-name="ro1" table:number-rows-repeated="1048512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0"/>
    </number:number-style>
    <number:number-style style:name="N108">
      <number:number number:decimal-places="0" number:min-decimal-places="0" number:min-integer-digits="1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.00.0000</text:date>, <text:time style:data-style-name="N2" text:time-value="13:53:41.683906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8T15:09:10.109985195</meta:creation-date>
    <dc:date>2020-09-02T15:18:34.079129073</dc:date>
    <meta:editing-duration>PT1H50M32S</meta:editing-duration>
    <meta:editing-cycles>23</meta:editing-cycles>
    <meta:generator>LibreOffice/7.0.0.3$Linux_X86_64 LibreOffice_project/00$Build-3</meta:generator>
    <meta:document-statistic meta:table-count="1" meta:cell-count="1263" meta:object-count="0"/>
  </office:meta>
</office:document-meta>
</file>